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erif" svg:font-family="'PT Serif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0.3799in"/>
    </style:style>
    <style:style style:name="co7" style:family="table-column">
      <style:table-column-properties fo:break-before="auto" style:column-width="0.7307in"/>
    </style:style>
    <style:style style:name="co8" style:family="table-column">
      <style:table-column-properties fo:break-before="auto" style:column-width="0.7402in"/>
    </style:style>
    <style:style style:name="co9" style:family="table-column">
      <style:table-column-properties fo:break-before="auto" style:column-width="0.3598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1.5165in"/>
    </style:style>
    <style:style style:name="co12" style:family="table-column">
      <style:table-column-properties fo:break-before="auto" style:column-width="0.4091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2.3547in"/>
    </style:style>
    <style:style style:name="co15" style:family="table-column">
      <style:table-column-properties fo:break-before="auto" style:column-width="0.3898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6626in"/>
    </style:style>
    <style:style style:name="co18" style:family="table-column">
      <style:table-column-properties fo:break-before="auto" style:column-width="0.2335in"/>
    </style:style>
    <style:style style:name="co19" style:family="table-column">
      <style:table-column-properties fo:break-before="auto" style:column-width="1.0008in"/>
    </style:style>
    <style:style style:name="co20" style:family="table-column">
      <style:table-column-properties fo:break-before="auto" style:column-width="0.4965in"/>
    </style:style>
    <style:style style:name="co21" style:family="table-column">
      <style:table-column-properties fo:break-before="auto" style:column-width="0.2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072in"/>
    </style:style>
    <style:style style:name="co24" style:family="table-column">
      <style:table-column-properties fo:break-before="auto" style:column-width="0.8866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0.8181in"/>
    </style:style>
    <style:style style:name="co27" style:family="table-column">
      <style:table-column-properties fo:break-before="auto" style:column-width="0.3508in"/>
    </style:style>
    <style:style style:name="co28" style:family="table-column">
      <style:table-column-properties fo:break-before="auto" style:column-width="0.5335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8917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17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Stations">
      <style:table-properties table:display="true" style:writing-mode="lr-tb"/>
    </style:style>
    <style:style style:name="ta2" style:family="table" style:master-page-name="PageStyle_5f_removed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font-name="Arial" fo:font-size="10pt" style:font-size-asian="10pt" style:font-size-complex="10pt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7" style:family="table-cell" style:parent-style-name="Default">
      <style:text-properties style:font-name="Arial" fo:font-size="10pt" style:font-size-asian="10pt" style:font-size-complex="10pt"/>
    </style:style>
    <style:style style:name="ce49" style:family="table-cell" style:parent-style-name="Excel_5f_BuiltIn_5f_Explanatory_20_Text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6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 style:data-style-name="N1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Excel_20_Built-in_20_Normal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padding="0.028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transparent"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padding="0.028in"/>
      <style:text-properties style:font-name="Arial" fo:font-size="10pt" style:font-size-asian="10pt" style:font-size-complex="10pt"/>
    </style:style>
    <style:style style:name="ce14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Arial" fo:font-size="10pt" style:font-size-asian="10pt" style:font-size-complex="10pt"/>
    </style:style>
    <style:style style:name="ce154" style:family="table-cell" style:parent-style-name="Excel_20_Built-in_20_Normal">
      <style:table-cell-properties style:glyph-orientation-vertical="0" fo:background-color="#ffffff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padding="0.028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9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49">
      <style:text-properties style:font-name="Arial" fo:font-size="10pt" style:font-size-asian="10pt" style:font-size-complex="10pt"/>
    </style:style>
    <style:style style:name="ce205" style:family="table-cell" style:parent-style-name="Default">
      <style:table-cell-properties fo:padding="0.028in"/>
    </style:style>
    <style:style style:name="ce206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Calibri1" style:letter-kerning="false" fo:language="en" fo:country="US" style:language-asian="en" style:country-asian="US" style:language-complex="ar" style:country-complex="SA" style:font-name-asian="Calibri1" style:font-name-complex="Calibri1"/>
    </style:style>
    <style:style style:name="T2" style:family="text">
      <style:text-properties style:use-window-font-color="true" style:letter-kerning="false" fo:language="en" fo:country="US" style:language-asian="en" style:country-asian="US" style:language-complex="ar" style:country-complex="SA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tions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lačítko 1" form:control-implementation="ooo:com.sun.star.form.component.CommandButton" xml:id="control1" form:id="control1" form:label="file:///C:/Program%20Files%20(x86)/WinZip/winzip64.exe" office:target-frame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1" table:default-cell-style-name="ce32"/>
        <table:table-column table:style-name="co2" table:default-cell-style-name="ce55"/>
        <table:table-column table:style-name="co3" table:default-cell-style-name="ce59"/>
        <table:table-column table:style-name="co4" table:default-cell-style-name="ce52"/>
        <table:table-column table:style-name="co5" table:default-cell-style-name="ce52"/>
        <table:table-column table:style-name="co6" table:default-cell-style-name="ce48"/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34"/>
        <table:table-column table:style-name="co13" table:default-cell-style-name="ce59"/>
        <table:table-column table:style-name="co14" table:default-cell-style-name="ce55"/>
        <table:table-column table:style-name="co15" table:default-cell-style-name="ce175"/>
        <table:table-column table:style-name="co16" table:default-cell-style-name="ce175"/>
        <table:table-column table:style-name="co17" table:default-cell-style-name="ce59"/>
        <table:table-column table:style-name="co18" table:default-cell-style-name="ce157"/>
        <table:table-column table:style-name="co18" table:default-cell-style-name="ce175"/>
        <table:table-column table:style-name="co19" table:default-cell-style-name="ce175"/>
        <table:table-column table:style-name="co20" table:default-cell-style-name="ce175"/>
        <table:table-column table:style-name="co21" table:number-columns-repeated="2" table:default-cell-style-name="ce175"/>
        <table:table-column table:style-name="co22" table:default-cell-style-name="ce59"/>
        <table:table-column table:style-name="co23" table:default-cell-style-name="ce95"/>
        <table:table-column table:style-name="co24" table:default-cell-style-name="ce168"/>
        <table:table-column table:style-name="co25" table:default-cell-style-name="ce197"/>
        <table:table-column table:style-name="co26" table:default-cell-style-name="ce175"/>
        <table:table-column table:style-name="co27" table:default-cell-style-name="ce175"/>
        <table:table-column table:style-name="co28" table:default-cell-style-name="ce175"/>
        <table:table-column table:style-name="co29" table:number-columns-repeated="227" table:default-cell-style-name="ce175"/>
        <table:table-column table:style-name="co29" table:number-columns-repeated="767" table:default-cell-style-name="ce47"/>
        <table:table-row table:style-name="ro1">
          <table:table-cell office:value-type="string" calcext:value-type="string">
            <text:p>no = 0</text:p>
          </table:table-cell>
          <table:table-cell table:number-columns-repeated="2"/>
          <table:table-cell table:style-name="ce34" table:number-columns-repeated="2"/>
          <table:table-cell/>
          <table:table-cell office:value-type="string" calcext:value-type="string">
            <text:p>village /</text:p>
          </table:table-cell>
          <table:table-cell office:value-type="string" calcext:value-type="string">
            <text:p>country of</text:p>
          </table:table-cell>
          <table:table-cell office:value-type="string" calcext:value-type="string">
            <text:p>see remark on</text:p>
          </table:table-cell>
          <table:table-cell office:value-type="string" calcext:value-type="string">
            <text:p>bedrock,concrete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sor low</text:p>
          </table:table-cell>
          <table:table-cell table:style-name="ce152"/>
          <table:table-cell office:value-type="string" calcext:value-type="string">
            <text:p>marketing</text:p>
          </table:table-cell>
          <table:table-cell table:style-name="ce55" office:value-type="string" calcext:value-type="string">
            <text:p>the highest</text:p>
          </table:table-cell>
          <table:table-cell table:style-name="ce55" office:value-type="string" calcext:value-type="string">
            <text:p>subjective 1=best</text:p>
          </table:table-cell>
          <table:table-cell table:style-name="ce156" office:value-type="string" calcext:value-type="string">
            <text:p>mobile</text:p>
          </table:table-cell>
          <table:table-cell office:value-type="string" calcext:value-type="string">
            <text:p>responsible for</text:p>
          </table:table-cell>
          <table:table-cell table:style-name="ce55" office:value-type="string" calcext:value-type="string">
            <text:p>yes=1</text:p>
            <draw:control draw:z-index="0" draw:name="Tlačítko 1" draw:style-name="gr1" draw:text-style-name="P1" svg:width="1.9185in" svg:height="0.1598in" svg:x="0.0283in" svg:y="0.137in" draw:control="control1">
              <svg:desc>file:///C:/Program%20Files%20(x86)/WinZip/winzip64.exe</svg:desc>
            </draw:control>
          </table:table-cell>
          <table:table-cell table:style-name="ce55" office:value-type="string" calcext:value-type="string">
            <text:p>in EIDA = 1</text:p>
          </table:table-cell>
          <table:table-cell table:style-name="ce55" office:value-type="string" calcext:value-type="string">
            <text:p>node / data</text:p>
          </table:table-cell>
          <table:table-cell table:style-name="ce55" office:value-type="string" calcext:value-type="string">
            <text:p>in StBook=1</text:p>
          </table:table-cell>
          <table:table-cell table:style-name="ce55" office:value-type="string" calcext:value-type="string">
            <text:p>in FDSN=1</text:p>
          </table:table-cell>
          <table:table-cell office:value-type="string" calcext:value-type="string">
            <text:p>any other comments on the station like plans for upgrade,</text:p>
          </table:table-cell>
          <table:table-cell table:style-name="ce55"/>
          <table:table-cell table:style-name="ce160"/>
          <table:table-cell table:number-columns-repeated="998"/>
        </table:table-row>
        <table:table-row table:style-name="ro1">
          <table:table-cell table:style-name="ce34" office:value-type="string" calcext:value-type="string">
            <text:p>yes = 1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ation</text:p>
          </table:table-cell>
          <table:table-cell table:number-columns-repeated="2" office:value-type="string" calcext:value-type="string">
            <text:p>WGS84</text:p>
          </table:table-cell>
          <table:table-cell office:value-type="string" calcext:value-type="string">
            <text:p>[m]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pervious sheet</text:p>
          </table:table-cell>
          <table:table-cell office:value-type="string" calcext:value-type="string">
            <text:p>tiles,ground,else,..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rner in [sec]</text:p>
          </table:table-cell>
          <table:table-cell table:style-name="ce152"/>
          <table:table-cell office:value-type="string" calcext:value-type="string">
            <text:p>name</text:p>
          </table:table-cell>
          <table:table-cell table:style-name="ce55" office:value-type="string" calcext:value-type="string">
            <text:p>available if more</text:p>
          </table:table-cell>
          <table:table-cell table:style-name="ce55" office:value-type="string" calcext:value-type="string">
            <text:p>5=worst</text:p>
          </table:table-cell>
          <table:table-cell table:style-name="ce156" office:value-type="string" calcext:value-type="string">
            <text:p>pool</text:p>
          </table:table-cell>
          <table:table-cell office:value-type="string" calcext:value-type="string">
            <text:p>the maintanance</text:p>
          </table:table-cell>
          <table:table-cell table:style-name="ce55" office:value-type="string" calcext:value-type="string">
            <text:p>no=0</text:p>
          </table:table-cell>
          <table:table-cell table:style-name="ce55" office:value-type="string" calcext:value-type="string">
            <text:p>not in EIDA = 0</text:p>
          </table:table-cell>
          <table:table-cell table:style-name="ce55" office:value-type="string" calcext:value-type="string">
            <text:p>center</text:p>
          </table:table-cell>
          <table:table-cell table:style-name="ce55" office:value-type="string" calcext:value-type="string">
            <text:p>not in StBook=0</text:p>
          </table:table-cell>
          <table:table-cell table:style-name="ce55" office:value-type="string" calcext:value-type="string">
            <text:p>not FDSN=0</text:p>
          </table:table-cell>
          <table:table-cell office:value-type="string" calcext:value-type="string">
            <text:p>difficulty it may have, danger for future deployment on the site, ...</text:p>
          </table:table-cell>
          <table:table-cell table:style-name="ce55"/>
          <table:table-cell table:style-name="ce160"/>
          <table:table-cell table:number-columns-repeated="998"/>
        </table:table-row>
        <table:table-row table:style-name="ro1">
          <table:table-cell table:style-name="ce5" office:value-type="string" calcext:value-type="string">
            <text:p>deployed</text:p>
          </table:table-cell>
          <table:table-cell table:style-name="ce14" office:value-type="string" calcext:value-type="string">
            <text:p>code</text:p>
          </table:table-cell>
          <table:table-cell table:style-name="ce21" office:value-type="string" calcext:value-type="string">
            <text:p>name</text:p>
          </table:table-cell>
          <table:table-cell table:style-name="ce60" office:value-type="string" calcext:value-type="string">
            <text:p>latitude</text:p>
          </table:table-cell>
          <table:table-cell table:style-name="ce60" office:value-type="string" calcext:value-type="string">
            <text:p>longitude</text:p>
          </table:table-cell>
          <table:table-cell table:style-name="ce109" office:value-type="string" calcext:value-type="string">
            <text:p>elevation</text:p>
          </table:table-cell>
          <table:table-cell table:style-name="ce14" office:value-type="string" calcext:value-type="string">
            <text:p>site name</text:p>
          </table:table-cell>
          <table:table-cell table:style-name="ce14" office:value-type="string" calcext:value-type="string">
            <text:p>country</text:p>
          </table:table-cell>
          <table:table-cell table:style-name="ce14" office:value-type="string" calcext:value-type="string">
            <text:p>housing*</text:p>
          </table:table-cell>
          <table:table-cell table:style-name="ce14" office:value-type="string" calcext:value-type="string">
            <text:p>sensor place</text:p>
          </table:table-cell>
          <table:table-cell table:style-name="ce14" office:value-type="string" calcext:value-type="string">
            <text:p>sensor type</text:p>
          </table:table-cell>
          <table:table-cell table:style-name="ce5" office:value-type="string" calcext:value-type="string">
            <text:p>corner period</text:p>
          </table:table-cell>
          <table:table-cell table:style-name="ce14" office:value-type="string" calcext:value-type="string">
            <text:p>type of spot</text:p>
          </table:table-cell>
          <table:table-cell table:style-name="ce14" office:value-type="string" calcext:value-type="string">
            <text:p>digitizer</text:p>
          </table:table-cell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data quality*</text:p>
          </table:table-cell>
          <table:table-cell table:style-name="ce21" office:value-type="string" calcext:value-type="string">
            <text:p>institution</text:p>
          </table:table-cell>
          <table:table-cell table:style-name="ce158" office:value-type="string" calcext:value-type="string">
            <text:p>contact person</text:p>
          </table:table-cell>
          <table:table-cell table:style-name="ce14" office:value-type="string" calcext:value-type="string">
            <text:p>online</text:p>
          </table:table-cell>
          <table:table-cell table:style-name="ce14" office:value-type="string" calcext:value-type="string">
            <text:p>EIDA 1/0</text:p>
          </table:table-cell>
          <table:table-cell table:style-name="ce14" office:value-type="string" calcext:value-type="string">
            <text:p>EIDA node</text:p>
          </table:table-cell>
          <table:table-cell table:style-name="ce14" office:value-type="string" calcext:value-type="string">
            <text:p>StationBook 1/0</text:p>
          </table:table-cell>
          <table:table-cell table:style-name="ce14" office:value-type="string" calcext:value-type="string">
            <text:p>FDSN 1/0</text:p>
          </table:table-cell>
          <table:table-cell table:style-name="ce21" office:value-type="string" calcext:value-type="string">
            <text:p>comments</text:p>
          </table:table-cell>
          <table:table-cell table:style-name="ce14" office:value-type="string" calcext:value-type="string">
            <text:p>subgroup</text:p>
          </table:table-cell>
          <table:table-cell table:style-name="ce162" office:value-type="string" calcext:value-type="string">
            <text:p>since day</text:p>
          </table:table-cell>
          <table:table-cell table:style-name="ce162" office:value-type="string" calcext:value-type="string">
            <text:p>since tim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xpat</text:p>
          </table:table-cell>
          <table:table-cell office:value-type="string" calcext:value-type="string">
            <text:p>nonEU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1</text:p>
          </table:table-cell>
          <table:table-cell table:style-name="ce92" office:value-type="float" office:value="41.285234" calcext:value-type="float">
            <text:p>41.285234</text:p>
          </table:table-cell>
          <table:table-cell table:style-name="ce92" office:value-type="float" office:value="23.290622" calcext:value-type="float">
            <text:p>23.290622</text:p>
          </table:table-cell>
          <table:table-cell table:style-name="ce51" office:value-type="float" office:value="219" calcext:value-type="float">
            <text:p>219</text:p>
          </table:table-cell>
          <table:table-cell table:style-name="ce58" office:value-type="string" calcext:value-type="string">
            <text:p>Neo Petritsi, Serre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2</text:p>
          </table:table-cell>
          <table:table-cell table:style-name="ce92" office:value-type="float" office:value="41.159824" calcext:value-type="float">
            <text:p>41.159824</text:p>
          </table:table-cell>
          <table:table-cell table:style-name="ce92" office:value-type="float" office:value="24.159552" calcext:value-type="float">
            <text:p>24.159552</text:p>
          </table:table-cell>
          <table:table-cell table:style-name="ce51" office:value-type="float" office:value="238" calcext:value-type="float">
            <text:p>238</text:p>
          </table:table-cell>
          <table:table-cell table:style-name="ce58" office:value-type="string" calcext:value-type="string">
            <text:p>Dram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3</text:p>
          </table:table-cell>
          <table:table-cell table:style-name="ce92" office:value-type="float" office:value="41.149776" calcext:value-type="float">
            <text:p>41.149776</text:p>
          </table:table-cell>
          <table:table-cell table:style-name="ce92" office:value-type="float" office:value="24.882464" calcext:value-type="float">
            <text:p>24.882464</text:p>
          </table:table-cell>
          <table:table-cell table:style-name="ce51" office:value-type="float" office:value="296" calcext:value-type="float">
            <text:p>296</text:p>
          </table:table-cell>
          <table:table-cell table:style-name="ce58" office:value-type="string" calcext:value-type="string">
            <text:p>Xanth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4</text:p>
          </table:table-cell>
          <table:table-cell table:style-name="ce92" office:value-type="float" office:value="40.980426" calcext:value-type="float">
            <text:p>40.980426</text:p>
          </table:table-cell>
          <table:table-cell table:style-name="ce92" office:value-type="float" office:value="24.96409" calcext:value-type="float">
            <text:p>24.96409</text:p>
          </table:table-cell>
          <table:table-cell table:style-name="ce51" office:value-type="float" office:value="143" calcext:value-type="float">
            <text:p>143</text:p>
          </table:table-cell>
          <table:table-cell table:style-name="ce58" office:value-type="string" calcext:value-type="string">
            <text:p>Abder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5</text:p>
          </table:table-cell>
          <table:table-cell table:style-name="ce92" office:value-type="float" office:value="40.868657" calcext:value-type="float">
            <text:p>40.868657</text:p>
          </table:table-cell>
          <table:table-cell table:style-name="ce92" office:value-type="float" office:value="25.598931" calcext:value-type="float">
            <text:p>25.598931</text:p>
          </table:table-cell>
          <table:table-cell table:style-name="ce51" office:value-type="float" office:value="69" calcext:value-type="float">
            <text:p>69</text:p>
          </table:table-cell>
          <table:table-cell table:style-name="ce58" office:value-type="string" calcext:value-type="string">
            <text:p>Maronia-Sapes, Petrot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6</text:p>
          </table:table-cell>
          <table:table-cell table:style-name="ce92" office:value-type="float" office:value="41.33885" calcext:value-type="float">
            <text:p>41.33885</text:p>
          </table:table-cell>
          <table:table-cell table:style-name="ce92" office:value-type="float" office:value="26.271823" calcext:value-type="float">
            <text:p>26.271823</text:p>
          </table:table-cell>
          <table:table-cell table:style-name="ce51" office:value-type="float" office:value="277" calcext:value-type="float">
            <text:p>277</text:p>
          </table:table-cell>
          <table:table-cell table:style-name="ce58" office:value-type="string" calcext:value-type="string">
            <text:p>Mavrokklis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7</text:p>
          </table:table-cell>
          <table:table-cell table:style-name="ce92" office:value-type="float" office:value="40.784455" calcext:value-type="float">
            <text:p>40.784455</text:p>
          </table:table-cell>
          <table:table-cell table:style-name="ce92" office:value-type="float" office:value="22.020757" calcext:value-type="float">
            <text:p>22.020757</text:p>
          </table:table-cell>
          <table:table-cell table:style-name="ce51" office:value-type="float" office:value="506" calcext:value-type="float">
            <text:p>506</text:p>
          </table:table-cell>
          <table:table-cell table:style-name="ce58" office:value-type="string" calcext:value-type="string">
            <text:p>Mesimer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09</text:p>
          </table:table-cell>
          <table:table-cell table:style-name="ce92" office:value-type="float" office:value="40.660191" calcext:value-type="float">
            <text:p>40.660191</text:p>
          </table:table-cell>
          <table:table-cell table:style-name="ce92" office:value-type="float" office:value="23.687219" calcext:value-type="float">
            <text:p>23.687219</text:p>
          </table:table-cell>
          <table:table-cell table:style-name="ce51" office:value-type="float" office:value="80" calcext:value-type="float">
            <text:p>80</text:p>
          </table:table-cell>
          <table:table-cell table:style-name="ce58" office:value-type="string" calcext:value-type="string">
            <text:p>Rentin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0</text:p>
          </table:table-cell>
          <table:table-cell table:style-name="ce92" office:value-type="float" office:value="40.48323" calcext:value-type="float">
            <text:p>40.48323</text:p>
          </table:table-cell>
          <table:table-cell table:style-name="ce92" office:value-type="float" office:value="21.594281" calcext:value-type="float">
            <text:p>21.594281</text:p>
          </table:table-cell>
          <table:table-cell table:style-name="ce51" office:value-type="float" office:value="781" calcext:value-type="float">
            <text:p>781</text:p>
          </table:table-cell>
          <table:table-cell table:style-name="ce58" office:value-type="string" calcext:value-type="string">
            <text:p>Kriovris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1</text:p>
          </table:table-cell>
          <table:table-cell table:style-name="ce92" office:value-type="float" office:value="40.522773" calcext:value-type="float">
            <text:p>40.522773</text:p>
          </table:table-cell>
          <table:table-cell table:style-name="ce92" office:value-type="float" office:value="22.189651" calcext:value-type="float">
            <text:p>22.189651</text:p>
          </table:table-cell>
          <table:table-cell table:style-name="ce51" office:value-type="float" office:value="300" calcext:value-type="float">
            <text:p>300</text:p>
          </table:table-cell>
          <table:table-cell table:style-name="ce58" office:value-type="string" calcext:value-type="string">
            <text:p>Veroi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64" office:value-type="string" calcext:value-type="string">
            <text:p>2022-10-13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2</text:p>
          </table:table-cell>
          <table:table-cell table:style-name="ce92" office:value-type="float" office:value="40.470873" calcext:value-type="float">
            <text:p>40.470873</text:p>
          </table:table-cell>
          <table:table-cell table:style-name="ce92" office:value-type="float" office:value="22.541959" calcext:value-type="float">
            <text:p>22.541959</text:p>
          </table:table-cell>
          <table:table-cell table:style-name="ce51" office:value-type="float" office:value="130" calcext:value-type="float">
            <text:p>130</text:p>
          </table:table-cell>
          <table:table-cell table:style-name="ce58" office:value-type="string" calcext:value-type="string">
            <text:p>Katacha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3</text:p>
          </table:table-cell>
          <table:table-cell table:style-name="ce92" office:value-type="float" office:value="40.351632" calcext:value-type="float">
            <text:p>40.351632</text:p>
          </table:table-cell>
          <table:table-cell table:style-name="ce92" office:value-type="float" office:value="23.185904" calcext:value-type="float">
            <text:p>23.185904</text:p>
          </table:table-cell>
          <table:table-cell table:style-name="ce51" office:value-type="float" office:value="300" calcext:value-type="float">
            <text:p>300</text:p>
          </table:table-cell>
          <table:table-cell table:style-name="ce58" office:value-type="string" calcext:value-type="string">
            <text:p>Katsika, Petralon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4</text:p>
          </table:table-cell>
          <table:table-cell table:style-name="ce92" office:value-type="float" office:value="39.900044" calcext:value-type="float">
            <text:p>39.900044</text:p>
          </table:table-cell>
          <table:table-cell table:style-name="ce92" office:value-type="float" office:value="20.578799" calcext:value-type="float">
            <text:p>20.578799</text:p>
          </table:table-cell>
          <table:table-cell table:style-name="ce51" office:value-type="float" office:value="570" calcext:value-type="float">
            <text:p>570</text:p>
          </table:table-cell>
          <table:table-cell table:style-name="ce58" office:value-type="string" calcext:value-type="string">
            <text:p>Dolian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5</text:p>
          </table:table-cell>
          <table:table-cell table:style-name="ce92" office:value-type="float" office:value="39.940931" calcext:value-type="float">
            <text:p>39.940931</text:p>
          </table:table-cell>
          <table:table-cell table:style-name="ce92" office:value-type="float" office:value="21.047022" calcext:value-type="float">
            <text:p>21.047022</text:p>
          </table:table-cell>
          <table:table-cell table:style-name="ce51" office:value-type="float" office:value="1016" calcext:value-type="float">
            <text:p>1016</text:p>
          </table:table-cell>
          <table:table-cell table:style-name="ce58" office:value-type="string" calcext:value-type="string">
            <text:p>Vouvous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6</text:p>
          </table:table-cell>
          <table:table-cell table:style-name="ce92" office:value-type="float" office:value="40.041597" calcext:value-type="float">
            <text:p>40.041597</text:p>
          </table:table-cell>
          <table:table-cell table:style-name="ce92" office:value-type="float" office:value="21.938318" calcext:value-type="float">
            <text:p>21.938318</text:p>
          </table:table-cell>
          <table:table-cell table:style-name="ce51" office:value-type="float" office:value="1101" calcext:value-type="float">
            <text:p>1101</text:p>
          </table:table-cell>
          <table:table-cell table:style-name="ce58" office:value-type="string" calcext:value-type="string">
            <text:p>Livadero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7</text:p>
          </table:table-cell>
          <table:table-cell table:style-name="ce92" office:value-type="float" office:value="39.733743" calcext:value-type="float">
            <text:p>39.733743</text:p>
          </table:table-cell>
          <table:table-cell table:style-name="ce92" office:value-type="float" office:value="21.630671" calcext:value-type="float">
            <text:p>21.630671</text:p>
          </table:table-cell>
          <table:table-cell table:style-name="ce51" office:value-type="float" office:value="493" calcext:value-type="float">
            <text:p>493</text:p>
          </table:table-cell>
          <table:table-cell table:style-name="ce58" office:value-type="string" calcext:value-type="string">
            <text:p>Meteora, Kalambak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18</text:p>
          </table:table-cell>
          <table:table-cell table:style-name="ce92" office:value-type="float" office:value="39.728109" calcext:value-type="float">
            <text:p>39.728109</text:p>
          </table:table-cell>
          <table:table-cell table:style-name="ce92" office:value-type="float" office:value="22.668355" calcext:value-type="float">
            <text:p>22.668355</text:p>
          </table:table-cell>
          <table:table-cell table:style-name="ce51" office:value-type="float" office:value="1031" calcext:value-type="float">
            <text:p>1031</text:p>
          </table:table-cell>
          <table:table-cell table:style-name="ce58" office:value-type="string" calcext:value-type="string">
            <text:p>Lakeri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/LFKM</text:p>
          </table:table-cell>
          <table:table-cell table:style-name="ce92" office:value-type="float" office:value="39.425709" calcext:value-type="float">
            <text:p>39.425709</text:p>
          </table:table-cell>
          <table:table-cell table:style-name="ce92" office:value-type="float" office:value="19.994596" calcext:value-type="float">
            <text:p>19.9945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arathias, Lefkimm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/>
          <table:table-cell table:style-name="ce171" office:value-type="date" office:date-value="2023-06-14" calcext:value-type="date">
            <text:p>2023-06-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office:value-type="string" calcext:value-type="string">
            <text:p>GR19B</text:p>
          </table:table-cell>
          <table:table-cell table:style-name="ce92" office:value-type="float" office:value="39.404692" calcext:value-type="float">
            <text:p>39.404692</text:p>
          </table:table-cell>
          <table:table-cell table:style-name="ce92" office:value-type="float" office:value="20.016319" calcext:value-type="float">
            <text:p>20.01631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0</text:p>
          </table:table-cell>
          <table:table-cell table:style-name="ce92" office:value-type="float" office:value="39.235059" calcext:value-type="float">
            <text:p>39.235059</text:p>
          </table:table-cell>
          <table:table-cell table:style-name="ce92" office:value-type="float" office:value="21.746351" calcext:value-type="float">
            <text:p>21.746351</text:p>
          </table:table-cell>
          <table:table-cell table:style-name="ce51" office:value-type="float" office:value="836" calcext:value-type="float">
            <text:p>836</text:p>
          </table:table-cell>
          <table:table-cell table:style-name="ce58" office:value-type="string" calcext:value-type="string">
            <text:p>Itamo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1</text:p>
          </table:table-cell>
          <table:table-cell table:style-name="ce92" office:value-type="float" office:value="39.372623" calcext:value-type="float">
            <text:p>39.372623</text:p>
          </table:table-cell>
          <table:table-cell table:style-name="ce92" office:value-type="float" office:value="22.513179" calcext:value-type="float">
            <text:p>22.513179</text:p>
          </table:table-cell>
          <table:table-cell table:style-name="ce51" office:value-type="float" office:value="366" calcext:value-type="float">
            <text:p>366</text:p>
          </table:table-cell>
          <table:table-cell table:style-name="ce58" office:value-type="string" calcext:value-type="string">
            <text:p>Thetidio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by Costas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2</text:p>
          </table:table-cell>
          <table:table-cell table:style-name="ce92" office:value-type="float" office:value="39.089484" calcext:value-type="float">
            <text:p>39.089484</text:p>
          </table:table-cell>
          <table:table-cell table:style-name="ce92" office:value-type="float" office:value="22.826363" calcext:value-type="float">
            <text:p>22.826363</text:p>
          </table:table-cell>
          <table:table-cell table:style-name="ce51" office:value-type="float" office:value="333" calcext:value-type="float">
            <text:p>333</text:p>
          </table:table-cell>
          <table:table-cell table:style-name="ce58" office:value-type="string" calcext:value-type="string">
            <text:p>Monastery Panagia Xenia, Sourp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3</text:p>
          </table:table-cell>
          <table:table-cell table:style-name="ce92" office:value-type="float" office:value="38.807616" calcext:value-type="float">
            <text:p>38.807616</text:p>
          </table:table-cell>
          <table:table-cell table:style-name="ce92" office:value-type="float" office:value="23.229" calcext:value-type="float">
            <text:p>23.229</text:p>
          </table:table-cell>
          <table:table-cell table:style-name="ce51" office:value-type="float" office:value="67" calcext:value-type="float">
            <text:p>67</text:p>
          </table:table-cell>
          <table:table-cell table:style-name="ce58" office:value-type="string" calcext:value-type="string">
            <text:p>Rovie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4</text:p>
          </table:table-cell>
          <table:table-cell table:style-name="ce92" office:value-type="float" office:value="38.688703" calcext:value-type="float">
            <text:p>38.688703</text:p>
          </table:table-cell>
          <table:table-cell table:style-name="ce92" office:value-type="float" office:value="22.194394" calcext:value-type="float">
            <text:p>22.194394</text:p>
          </table:table-cell>
          <table:table-cell table:style-name="ce51" office:value-type="float" office:value="893" calcext:value-type="float">
            <text:p>893</text:p>
          </table:table-cell>
          <table:table-cell table:style-name="ce58" office:value-type="string" calcext:value-type="string">
            <text:p>Mousounits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6</text:p>
          </table:table-cell>
          <table:table-cell table:style-name="ce92" office:value-type="float" office:value="38.399989" calcext:value-type="float">
            <text:p>38.399989</text:p>
          </table:table-cell>
          <table:table-cell table:style-name="ce92" office:value-type="float" office:value="23.410702" calcext:value-type="float">
            <text:p>23.410702</text:p>
          </table:table-cell>
          <table:table-cell table:style-name="ce51" office:value-type="float" office:value="782" calcext:value-type="float">
            <text:p>782</text:p>
          </table:table-cell>
          <table:table-cell table:style-name="ce58" office:value-type="string" calcext:value-type="string">
            <text:p>Sagmata Monastery, Thev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7</text:p>
          </table:table-cell>
          <table:table-cell table:style-name="ce92" office:value-type="float" office:value="38.182439" calcext:value-type="float">
            <text:p>38.182439</text:p>
          </table:table-cell>
          <table:table-cell table:style-name="ce92" office:value-type="float" office:value="24.233059" calcext:value-type="float">
            <text:p>24.233059</text:p>
          </table:table-cell>
          <table:table-cell table:style-name="ce51" office:value-type="float" office:value="105" calcext:value-type="float">
            <text:p>105</text:p>
          </table:table-cell>
          <table:table-cell table:style-name="ce58" office:value-type="string" calcext:value-type="string">
            <text:p>Kouvelles, Euboe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8</text:p>
          </table:table-cell>
          <table:table-cell table:style-name="ce92" office:value-type="float" office:value="37.889878" calcext:value-type="float">
            <text:p>37.889878</text:p>
          </table:table-cell>
          <table:table-cell table:style-name="ce92" office:value-type="float" office:value="21.14024" calcext:value-type="float">
            <text:p>21.14024</text:p>
          </table:table-cell>
          <table:table-cell table:style-name="ce51" office:value-type="float" office:value="236" calcext:value-type="float">
            <text:p>236</text:p>
          </table:table-cell>
          <table:table-cell table:style-name="ce58" office:value-type="string" calcext:value-type="string">
            <text:p>Kastro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7" office:value-type="string" calcext:value-type="string">
            <text:p>2022-12-2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29</text:p>
          </table:table-cell>
          <table:table-cell table:style-name="ce92" office:value-type="float" office:value="37.704209" calcext:value-type="float">
            <text:p>37.704209</text:p>
          </table:table-cell>
          <table:table-cell table:style-name="ce92" office:value-type="float" office:value="21.922542" calcext:value-type="float">
            <text:p>21.922542</text:p>
          </table:table-cell>
          <table:table-cell table:style-name="ce51" office:value-type="float" office:value="630" calcext:value-type="float">
            <text:p>630</text:p>
          </table:table-cell>
          <table:table-cell table:style-name="ce58" office:value-type="string" calcext:value-type="string">
            <text:p>Dox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0</text:p>
          </table:table-cell>
          <table:table-cell table:style-name="ce92" office:value-type="float" office:value="37.521743" calcext:value-type="float">
            <text:p>37.521743</text:p>
          </table:table-cell>
          <table:table-cell table:style-name="ce92" office:value-type="float" office:value="22.577381" calcext:value-type="float">
            <text:p>22.577381</text:p>
          </table:table-cell>
          <table:table-cell table:style-name="ce51" office:value-type="float" office:value="483" calcext:value-type="float">
            <text:p>483</text:p>
          </table:table-cell>
          <table:table-cell table:style-name="ce58" office:value-type="string" calcext:value-type="string">
            <text:p>Achladokambo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1</text:p>
          </table:table-cell>
          <table:table-cell table:style-name="ce92" office:value-type="float" office:value="37.033063" calcext:value-type="float">
            <text:p>37.033063</text:p>
          </table:table-cell>
          <table:table-cell table:style-name="ce92" office:value-type="float" office:value="22.521211" calcext:value-type="float">
            <text:p>22.521211</text:p>
          </table:table-cell>
          <table:table-cell table:style-name="ce51" office:value-type="float" office:value="379" calcext:value-type="float">
            <text:p>379</text:p>
          </table:table-cell>
          <table:table-cell table:style-name="ce58" office:value-type="string" calcext:value-type="string">
            <text:p>Kephala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2</text:p>
          </table:table-cell>
          <table:table-cell table:style-name="ce92" office:value-type="float" office:value="36.967115" calcext:value-type="float">
            <text:p>36.967115</text:p>
          </table:table-cell>
          <table:table-cell table:style-name="ce92" office:value-type="float" office:value="22.987585" calcext:value-type="float">
            <text:p>22.987585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string" calcext:value-type="string">
            <text:p>Zaraka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GR33</text:p>
          </table:table-cell>
          <table:table-cell table:style-name="ce92" office:value-type="float" office:value="36.762178" calcext:value-type="float">
            <text:p>36.762178</text:p>
          </table:table-cell>
          <table:table-cell table:style-name="ce92" office:value-type="float" office:value="22.333655" calcext:value-type="float">
            <text:p>22.333655</text:p>
          </table:table-cell>
          <table:table-cell table:style-name="ce51" office:value-type="float" office:value="424" calcext:value-type="float">
            <text:p>424</text:p>
          </table:table-cell>
          <table:table-cell table:style-name="ce58" office:value-type="string" calcext:value-type="string">
            <text:p>Lefktro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1A</text:p>
          </table:table-cell>
          <table:table-cell table:style-name="ce92" office:value-type="float" office:value="42.278931" calcext:value-type="float">
            <text:p>42.278931</text:p>
          </table:table-cell>
          <table:table-cell table:style-name="ce92" office:value-type="float" office:value="21.851105" calcext:value-type="float">
            <text:p>21.851105</text:p>
          </table:table-cell>
          <table:table-cell table:style-name="ce51" office:value-type="float" office:value="436" calcext:value-type="float">
            <text:p>436</text:p>
          </table:table-cell>
          <table:table-cell table:style-name="ce58" office:value-type="string" calcext:value-type="string">
            <text:p>Pelince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2A</text:p>
          </table:table-cell>
          <table:table-cell table:style-name="ce92" office:value-type="float" office:value="42.013111" calcext:value-type="float">
            <text:p>42.013111</text:p>
          </table:table-cell>
          <table:table-cell table:style-name="ce92" office:value-type="float" office:value="20.883877" calcext:value-type="float">
            <text:p>20.883877</text:p>
          </table:table-cell>
          <table:table-cell table:style-name="ce51" office:value-type="float" office:value="1742" calcext:value-type="float">
            <text:p>1742</text:p>
          </table:table-cell>
          <table:table-cell table:style-name="ce58" office:value-type="string" calcext:value-type="string">
            <text:p>Popova Sapka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3A</text:p>
          </table:table-cell>
          <table:table-cell table:style-name="ce92" office:value-type="float" office:value="41.196094" calcext:value-type="float">
            <text:p>41.196094</text:p>
          </table:table-cell>
          <table:table-cell table:style-name="ce92" office:value-type="float" office:value="21.989772" calcext:value-type="float">
            <text:p>21.989772</text:p>
          </table:table-cell>
          <table:table-cell table:style-name="ce51" office:value-type="float" office:value="744" calcext:value-type="float">
            <text:p>744</text:p>
          </table:table-cell>
          <table:table-cell table:style-name="ce58" office:value-type="string" calcext:value-type="string">
            <text:p>Mokliski Manastir, Opstina Kavadarci, Mrezhichko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1Y</text:p>
          </table:table-cell>
          <table:table-cell table:style-name="ce67" office:value-type="string" calcext:value-type="string">
            <text:p>MK04A</text:p>
          </table:table-cell>
          <table:table-cell table:style-name="ce92" office:value-type="float" office:value="41.419066" calcext:value-type="float">
            <text:p>41.419066</text:p>
          </table:table-cell>
          <table:table-cell table:style-name="ce92" office:value-type="float" office:value="22.88863" calcext:value-type="float">
            <text:p>22.88863</text:p>
          </table:table-cell>
          <table:table-cell table:style-name="ce51" office:value-type="float" office:value="316" calcext:value-type="float">
            <text:p>316</text:p>
          </table:table-cell>
          <table:table-cell table:style-name="ce58" office:value-type="string" calcext:value-type="string">
            <text:p>Novo Selo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0A</text:p>
          </table:table-cell>
          <table:table-cell table:style-name="ce61" office:value-type="float" office:value="46.5068" calcext:value-type="float">
            <text:p>46.5068</text:p>
          </table:table-cell>
          <table:table-cell table:style-name="ce61" office:value-type="float" office:value="10.928" calcext:value-type="float">
            <text:p>10.928</text:p>
          </table:table-cell>
          <table:table-cell table:style-name="ce110" office:value-type="float" office:value="1729" calcext:value-type="float">
            <text:p>1729</text:p>
          </table:table-cell>
          <table:table-cell table:style-name="ce128" office:value-type="string" calcext:value-type="string">
            <text:p>San Nicolo - Val d'Ultimo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/>
          <table:table-cell table:style-name="ce151"/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GS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291A</text:p>
          </table:table-cell>
          <table:table-cell table:style-name="ce61" office:value-type="float" office:value="46.6246" calcext:value-type="float">
            <text:p>46.6246</text:p>
          </table:table-cell>
          <table:table-cell table:style-name="ce61" office:value-type="float" office:value="11.8805" calcext:value-type="float">
            <text:p>11.8805</text:p>
          </table:table-cell>
          <table:table-cell table:style-name="ce110" office:value-type="float" office:value="1568" calcext:value-type="float">
            <text:p>1568</text:p>
          </table:table-cell>
          <table:table-cell table:style-name="ce128" office:value-type="string" calcext:value-type="string">
            <text:p>Pescol, Badia, Val Badia (BZ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37"/>
          <table:table-cell table:style-name="ce151"/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GS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0A</text:p>
          </table:table-cell>
          <table:table-cell table:style-name="ce92" office:value-type="float" office:value="45.8193" calcext:value-type="float">
            <text:p>45.8193</text:p>
          </table:table-cell>
          <table:table-cell table:style-name="ce92" office:value-type="float" office:value="13.128" calcext:value-type="float">
            <text:p>13.128</text:p>
          </table:table-cell>
          <table:table-cell table:style-name="ce110" office:value-type="float" office:value="6" calcext:value-type="float">
            <text:p>6</text:p>
          </table:table-cell>
          <table:table-cell table:style-name="ce128" office:value-type="string" calcext:value-type="string">
            <text:p>Muzzana del Turgnano (UD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G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7" office:value-type="string" calcext:value-type="string">
            <text:p>2023-03-23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1A</text:p>
          </table:table-cell>
          <table:table-cell table:style-name="ce92" office:value-type="float" office:value="45.6198" calcext:value-type="float">
            <text:p>45.6198</text:p>
          </table:table-cell>
          <table:table-cell table:style-name="ce92" office:value-type="float" office:value="12.621" calcext:value-type="float">
            <text:p>12.621</text:p>
          </table:table-cell>
          <table:table-cell table:style-name="ce110" office:value-type="float" office:value="2" calcext:value-type="float">
            <text:p>2</text:p>
          </table:table-cell>
          <table:table-cell table:style-name="ce128" office:value-type="string" calcext:value-type="string">
            <text:p>Isiata, s. Dona' di Piave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G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7" office:value-type="string" calcext:value-type="string">
            <text:p>2023-07-06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2A</text:p>
          </table:table-cell>
          <table:table-cell table:style-name="ce92" office:value-type="float" office:value="45.6335" calcext:value-type="float">
            <text:p>45.6335</text:p>
          </table:table-cell>
          <table:table-cell table:style-name="ce92" office:value-type="float" office:value="11.9713" calcext:value-type="float">
            <text:p>11.9713</text:p>
          </table:table-cell>
          <table:table-cell table:style-name="ce110" office:value-type="float" office:value="26" calcext:value-type="float">
            <text:p>26</text:p>
          </table:table-cell>
          <table:table-cell table:style-name="ce128" office:value-type="string" calcext:value-type="string">
            <text:p>Resana (TV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G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66"/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2Y</text:p>
          </table:table-cell>
          <table:table-cell table:style-name="ce25" office:value-type="string" calcext:value-type="string">
            <text:p>A303A</text:p>
          </table:table-cell>
          <table:table-cell table:style-name="ce92" office:value-type="float" office:value="45.3443" calcext:value-type="float">
            <text:p>45.3443</text:p>
          </table:table-cell>
          <table:table-cell table:style-name="ce92" office:value-type="float" office:value="12.3182" calcext:value-type="float">
            <text:p>12.3182</text:p>
          </table:table-cell>
          <table:table-cell table:style-name="ce110" office:value-type="float" office:value="11" calcext:value-type="float">
            <text:p>11</text:p>
          </table:table-cell>
          <table:table-cell table:style-name="ce128" office:value-type="string" calcext:value-type="string">
            <text:p>Lido di Pellestrina (VE)</text:p>
          </table:table-cell>
          <table:table-cell table:style-name="ce143" office:value-type="string" calcext:value-type="string">
            <text:p>Italy</text:p>
          </table:table-cell>
          <table:table-cell table:style-name="ce144"/>
          <table:table-cell table:style-name="ce148"/>
          <table:table-cell table:style-name="ce129" office:value-type="string" calcext:value-type="string">
            <text:p>Nanometrics Trillium Compact 120S 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G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7" office:value-type="string" calcext:value-type="string">
            <text:p>2023-07-28</text:p>
          </table:table-cell>
          <table:table-cell table:style-name="ce147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5" office:value-type="string" calcext:value-type="string">
            <text:p>IT01A</text:p>
          </table:table-cell>
          <table:table-cell table:style-name="ce92" office:value-type="float" office:value="45.379418" calcext:value-type="float">
            <text:p>45.379418</text:p>
          </table:table-cell>
          <table:table-cell table:style-name="ce92" office:value-type="float" office:value="8.768451" calcext:value-type="float">
            <text:p>8.768451</text:p>
          </table:table-cell>
          <table:table-cell table:style-name="ce111" office:value-type="float" office:value="174" calcext:value-type="float">
            <text:p>174</text:p>
          </table:table-cell>
          <table:table-cell table:style-name="ce129" office:value-type="string" calcext:value-type="string">
            <text:p>Cassolnovo (PV)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The sensor is directly buried in the soil at a depth of ~0.5m. The hole was done with a driller and filled with quarzite sand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6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26/11/2022 16.10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2A/A287A</text:p>
          </table:table-cell>
          <table:table-cell table:style-name="ce92" office:value-type="float" office:value="45.622598" calcext:value-type="float">
            <text:p>45.622598</text:p>
          </table:table-cell>
          <table:table-cell table:style-name="ce92" office:value-type="float" office:value="8.361122" calcext:value-type="float">
            <text:p>8.361122</text:p>
          </table:table-cell>
          <table:table-cell table:style-name="ce112" office:value-type="float" office:value="413" calcext:value-type="float">
            <text:p>413</text:p>
          </table:table-cell>
          <table:table-cell table:style-name="ce131" office:value-type="string" calcext:value-type="string">
            <text:p>La Torre, Gattinara (VC)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149"/>
          <table:table-cell table:style-name="ce129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7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28/11/2022 10.15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3A/A283B</text:p>
          </table:table-cell>
          <table:table-cell table:style-name="ce92" office:value-type="float" office:value="45.237928" calcext:value-type="float">
            <text:p>45.237928</text:p>
          </table:table-cell>
          <table:table-cell table:style-name="ce92" office:value-type="float" office:value="8.288635" calcext:value-type="float">
            <text:p>8.288635</text:p>
          </table:table-cell>
          <table:table-cell table:style-name="ce111" office:value-type="float" office:value="190" calcext:value-type="float">
            <text:p>190</text:p>
          </table:table-cell>
          <table:table-cell table:style-name="ce129" office:value-type="string" calcext:value-type="string">
            <text:p>Tricerro, VC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/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3B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28/11/2022 10.38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7" office:value-type="string" calcext:value-type="string">
            <text:p>IT04A/A284A</text:p>
          </table:table-cell>
          <table:table-cell table:style-name="ce92" office:value-type="float" office:value="45.137131" calcext:value-type="float">
            <text:p>45.137131</text:p>
          </table:table-cell>
          <table:table-cell table:style-name="ce92" office:value-type="float" office:value="9.383602" calcext:value-type="float">
            <text:p>9.383602</text:p>
          </table:table-cell>
          <table:table-cell table:style-name="ce111" office:value-type="float" office:value="103" calcext:value-type="float">
            <text:p>103</text:p>
          </table:table-cell>
          <table:table-cell table:style-name="ce129" office:value-type="string" calcext:value-type="string">
            <text:p>Padulino, Costa De Nobili, PV </text:p>
          </table:table-cell>
          <table:table-cell table:style-name="ce137" office:value-type="string" calcext:value-type="string">
            <text:p>Italy</text:p>
          </table:table-cell>
          <table:table-cell table:style-name="ce145" office:value-type="string" calcext:value-type="string">
            <text:p>Urban free field</text:p>
          </table:table-cell>
          <table:table-cell table:style-name="ce145" office:value-type="string" calcext:value-type="string">
            <text:p>Sensor directly buried in the soil with a plastic tube around. 3 m from a 1 story building. Building usage: deposit. There is a house is 20m from the sensor.</text:p>
          </table:table-cell>
          <table:table-cell table:style-name="ce129" office:value-type="string" calcext:value-type="string">
            <text:p>Trillium Posthole 120</text:p>
          </table:table-cell>
          <table:table-cell table:style-name="ce151" office:value-type="float" office:value="120" calcext:value-type="float">
            <text:p>120</text:p>
          </table:table-cell>
          <table:table-cell table:style-name="ce43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, Piccinini, Damiano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4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12/12/2022 11.11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4P</text:p>
          </table:table-cell>
          <table:table-cell table:style-name="ce28" office:value-type="string" calcext:value-type="string">
            <text:p>IT05A/A289A</text:p>
          </table:table-cell>
          <table:table-cell table:style-name="ce92" office:value-type="float" office:value="46.047153" calcext:value-type="float">
            <text:p>46.047153</text:p>
          </table:table-cell>
          <table:table-cell table:style-name="ce92" office:value-type="float" office:value="9.761312" calcext:value-type="float">
            <text:p>9.761312</text:p>
          </table:table-cell>
          <table:table-cell table:style-name="ce112" office:value-type="float" office:value="1784" calcext:value-type="float">
            <text:p>1784</text:p>
          </table:table-cell>
          <table:table-cell table:style-name="ce131" office:value-type="string" calcext:value-type="string">
            <text:p>Foppolo, BG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Building</text:p>
          </table:table-cell>
          <table:table-cell table:style-name="ce99" office:value-type="string" calcext:value-type="string">
            <text:p>Sensor in ground floor in centre of 1 story building with building footprint 13m x 5m. Building type: wood and concrete. Building density: isolated building in mountains. Building usage: inhabited. Sensor coupling information: Sensor placed directly on concrete floor</text:p>
          </table:table-cell>
          <table:table-cell table:style-name="ce132" office:value-type="string" calcext:value-type="string">
            <text:p>Trillium Horizon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Salimbeni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9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27/01/2023 9.24.48</text:p>
          </table:table-cell>
          <table:table-cell table:style-name="ce174" office:value-type="date" office:date-value="2023-04-29" calcext:value-type="date">
            <text:p>2023-04-29</text:p>
          </table:table-cell>
          <table:table-cell office:value-type="string" calcext:value-type="string">
            <text:p>stolen 29. April 202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6A</text:p>
          </table:table-cell>
          <table:table-cell table:style-name="ce92" office:value-type="float" office:value="44.535805" calcext:value-type="float">
            <text:p>44.535805</text:p>
          </table:table-cell>
          <table:table-cell table:style-name="ce92" office:value-type="float" office:value="7.880076" calcext:value-type="float">
            <text:p>7.880076</text:p>
          </table:table-cell>
          <table:table-cell table:style-name="ce112" office:value-type="float" office:value="399" calcext:value-type="float">
            <text:p>399</text:p>
          </table:table-cell>
          <table:table-cell table:style-name="ce131" office:value-type="string" calcext:value-type="string">
            <text:p>Costamagna, CN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buried in the cemetery garden directly on the soil. Cemetery is quite remote. A small road is 20 meters from the sensor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0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02/03/2023 8.39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7A</text:p>
          </table:table-cell>
          <table:table-cell table:style-name="ce92" office:value-type="float" office:value="44.873936" calcext:value-type="float">
            <text:p>44.873936</text:p>
          </table:table-cell>
          <table:table-cell table:style-name="ce92" office:value-type="float" office:value="9.836959" calcext:value-type="float">
            <text:p>9.836959</text:p>
          </table:table-cell>
          <table:table-cell table:style-name="ce112" office:value-type="float" office:value="182" calcext:value-type="float">
            <text:p>182</text:p>
          </table:table-cell>
          <table:table-cell table:style-name="ce131" office:value-type="string" calcext:value-type="string">
            <text:p>Vigolo Marchese, PC </text:p>
          </table:table-cell>
          <table:table-cell office:value-type="string" calcext:value-type="string">
            <text:p>Italy</text:p>
          </table:table-cell>
          <table:table-cell table:style-name="ce62" office:value-type="string" calcext:value-type="string">
            <text:p>Urban free field</text:p>
          </table:table-cell>
          <table:table-cell table:style-name="ce99" office:value-type="string" calcext:value-type="string">
            <text:p>Sensor placed in the garden of the cemetery, directly buried 1.2m in the soil. The cemetery is quiet, not much frequented. 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Cavaliere, Kamata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285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03/03/2023 10.28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8A</text:p>
          </table:table-cell>
          <table:table-cell table:style-name="ce92" office:value-type="float" office:value="44.983948" calcext:value-type="float">
            <text:p>44.983948</text:p>
          </table:table-cell>
          <table:table-cell table:style-name="ce92" office:value-type="float" office:value="12.069651" calcext:value-type="float">
            <text:p>12.069651</text:p>
          </table:table-cell>
          <table:table-cell table:style-name="ce112" office:value-type="float" office:value="60" calcext:value-type="float">
            <text:p>60</text:p>
          </table:table-cell>
          <table:table-cell table:style-name="ce131" office:value-type="string" calcext:value-type="string">
            <text:p>Panarella, R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is directly buried in the old house garden, 8 m from the house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304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03/03/2023 10.46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26" office:value-type="string" calcext:value-type="string">
            <text:p>IT09A/A307A</text:p>
          </table:table-cell>
          <table:table-cell table:style-name="ce92" office:value-type="float" office:value="44.660509" calcext:value-type="float">
            <text:p>44.660509</text:p>
          </table:table-cell>
          <table:table-cell table:style-name="ce92" office:value-type="float" office:value="11.435935" calcext:value-type="float">
            <text:p>11.435935</text:p>
          </table:table-cell>
          <table:table-cell table:style-name="ce112" office:value-type="float" office:value="45" calcext:value-type="float">
            <text:p>45</text:p>
          </table:table-cell>
          <table:table-cell table:style-name="ce131" office:value-type="string" calcext:value-type="string">
            <text:p>Oasi La Rizza, Bentivoglio, BO </text:p>
          </table:table-cell>
          <table:table-cell table:style-name="ce58" office:value-type="string" calcext:value-type="string">
            <text:p>Italy</text:p>
          </table:table-cell>
          <table:table-cell table:style-name="ce62" office:value-type="string" calcext:value-type="string">
            <text:p>Free-field</text:p>
          </table:table-cell>
          <table:table-cell table:style-name="ce99" office:value-type="string" calcext:value-type="string">
            <text:p>Sensor buried in the ground in free-filed near a small solar panel field.</text:p>
          </table:table-cell>
          <table:table-cell table:style-name="ce132" office:value-type="string" calcext:value-type="string">
            <text:p>Trillium Posthole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62" office:value-type="string" calcext:value-type="string">
            <text:p>Centaur</text:p>
          </table:table-cell>
          <table:table-cell table:style-name="ce62" office:value-type="float" office:value="100" calcext:value-type="float">
            <text:p>100</text:p>
          </table:table-cell>
          <table:table-cell table:style-name="ce95"/>
          <table:table-cell table:style-name="ce67" office:value-type="string" calcext:value-type="string">
            <text:p>Twente</text:p>
          </table:table-cell>
          <table:table-cell table:style-name="ce62" office:value-type="string" calcext:value-type="string">
            <text:p>Molinari, Salimbeni, Kamata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former A307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style-name="ce164" office:value-type="string" calcext:value-type="string">
            <text:p>03/03/2023 10.56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0A</text:p>
          </table:table-cell>
          <table:table-cell table:style-name="ce92" office:value-type="float" office:value="40.94291" calcext:value-type="float">
            <text:p>40.94291</text:p>
          </table:table-cell>
          <table:table-cell table:style-name="ce92" office:value-type="float" office:value="8.204208" calcext:value-type="float">
            <text:p>8.204208</text:p>
          </table:table-cell>
          <table:table-cell office:value-type="float" office:value="123" calcext:value-type="float">
            <text:p>123</text:p>
          </table:table-cell>
          <table:table-cell table:style-name="ce132" office:value-type="string" calcext:value-type="string">
            <text:p>Agriturismo De Palmas, Stintino OR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table:style-name="ce175"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1A</text:p>
          </table:table-cell>
          <table:table-cell table:style-name="ce65" office:value-type="float" office:value="39.7019" calcext:value-type="float">
            <text:p>39.7019</text:p>
          </table:table-cell>
          <table:table-cell table:style-name="ce65" office:value-type="float" office:value="8.7798" calcext:value-type="float">
            <text:p>8.7798</text:p>
          </table:table-cell>
          <table:table-cell office:value-type="float" office:value="139" calcext:value-type="float">
            <text:p>139</text:p>
          </table:table-cell>
          <table:table-cell table:style-name="ce132" office:value-type="string" calcext:value-type="string">
            <text:p>Geomuseo Masullas OR 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2A</text:p>
          </table:table-cell>
          <table:table-cell table:style-name="ce92" office:value-type="float" office:value="38.98942" calcext:value-type="float">
            <text:p>38.98942</text:p>
          </table:table-cell>
          <table:table-cell table:style-name="ce92" office:value-type="float" office:value="8.9235" calcext:value-type="float">
            <text:p>8.92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ula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 office:value-type="string" calcext:value-type="string">
            <text:p>NANOMETRICS TRILLIUM-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table:number-columns-repeated="3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3A</text:p>
          </table:table-cell>
          <table:table-cell table:style-name="ce92" office:value-type="float" office:value="40.23697" calcext:value-type="float">
            <text:p>40.23697</text:p>
          </table:table-cell>
          <table:table-cell table:style-name="ce92" office:value-type="float" office:value="8.71566" calcext:value-type="float">
            <text:p>8.71566</text:p>
          </table:table-cell>
          <table:table-cell office:value-type="float" office:value="578" calcext:value-type="float">
            <text:p>578</text:p>
          </table:table-cell>
          <table:table-cell table:style-name="ce132" office:value-type="string" calcext:value-type="string">
            <text:p>Macomer 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4A</text:p>
          </table:table-cell>
          <table:table-cell table:style-name="ce92" office:value-type="float" office:value="40.50692" calcext:value-type="float">
            <text:p>40.50692</text:p>
          </table:table-cell>
          <table:table-cell table:style-name="ce92" office:value-type="float" office:value="8.34878" calcext:value-type="float">
            <text:p>8.34878</text:p>
          </table:table-cell>
          <table:table-cell office:value-type="float" office:value="97" calcext:value-type="float">
            <text:p>97</text:p>
          </table:table-cell>
          <table:table-cell table:style-name="ce132" office:value-type="string" calcext:value-type="string">
            <text:p>Torre Poglina SS 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6A</text:p>
          </table:table-cell>
          <table:table-cell table:style-name="ce92" office:value-type="float" office:value="40.814805" calcext:value-type="float">
            <text:p>40.814805</text:p>
          </table:table-cell>
          <table:table-cell table:style-name="ce92" office:value-type="float" office:value="9.462162" calcext:value-type="float">
            <text:p>9.462162</text:p>
          </table:table-cell>
          <table:table-cell table:style-name="ce51" office:value-type="float" office:value="278" calcext:value-type="float">
            <text:p>278</text:p>
          </table:table-cell>
          <table:table-cell table:style-name="ce132" office:value-type="string" calcext:value-type="string">
            <text:p>La Tanca Berchideddu 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office:value-type="string" calcext:value-type="string">
            <text:p>IT27A</text:p>
          </table:table-cell>
          <table:table-cell table:style-name="ce92" office:value-type="float" office:value="39.934003" calcext:value-type="float">
            <text:p>39.934003</text:p>
          </table:table-cell>
          <table:table-cell table:style-name="ce92" office:value-type="float" office:value="9.515837" calcext:value-type="float">
            <text:p>9.515837</text:p>
          </table:table-cell>
          <table:table-cell office:value-type="float" office:value="1158" calcext:value-type="float">
            <text:p>1158</text:p>
          </table:table-cell>
          <table:table-cell table:style-name="ce132" office:value-type="string" calcext:value-type="string">
            <text:p>Parco Santa Barbara NU 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IT28A</text:p>
          </table:table-cell>
          <table:table-cell table:style-name="ce92" office:value-type="float" office:value="40.789552" calcext:value-type="float">
            <text:p>40.789552</text:p>
          </table:table-cell>
          <table:table-cell table:style-name="ce92" office:value-type="float" office:value="8.79956" calcext:value-type="float">
            <text:p>8.79956</text:p>
          </table:table-cell>
          <table:table-cell table:style-name="ce51" office:value-type="float" office:value="249" calcext:value-type="float">
            <text:p>249</text:p>
          </table:table-cell>
          <table:table-cell table:style-name="ce132" office:value-type="string" calcext:value-type="string">
            <text:p>Su Cuile Martis </text:p>
          </table:table-cell>
          <table:table-cell table:style-name="ce58" office:value-type="string" calcext:value-type="string">
            <text:p>Sardinia</text:p>
          </table:table-cell>
          <table:table-cell table:style-name="ce95" table:number-columns-repeated="2"/>
          <table:table-cell table:style-name="ce58" office:value-type="string" calcext:value-type="string">
            <text:p>NANOMETRICS TRILLIUM-120C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WE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1</text:p>
          </table:table-cell>
          <table:table-cell table:style-name="ce66" office:value-type="float" office:value="37.860873" calcext:value-type="float">
            <text:p>37.860873</text:p>
          </table:table-cell>
          <table:table-cell table:style-name="ce66" office:value-type="float" office:value="21.80827" calcext:value-type="float">
            <text:p>21.80827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2</text:p>
          </table:table-cell>
          <table:table-cell table:style-name="ce66" office:value-type="float" office:value="37.637888" calcext:value-type="float">
            <text:p>37.637888</text:p>
          </table:table-cell>
          <table:table-cell table:style-name="ce66" office:value-type="float" office:value="21.313964" calcext:value-type="float">
            <text:p>21.3139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3</text:p>
          </table:table-cell>
          <table:table-cell table:style-name="ce66" office:value-type="float" office:value="37.245095" calcext:value-type="float">
            <text:p>37.245095</text:p>
          </table:table-cell>
          <table:table-cell table:style-name="ce66" office:value-type="float" office:value="21.732012" calcext:value-type="float">
            <text:p>21.7320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4</text:p>
          </table:table-cell>
          <table:table-cell table:style-name="ce66" office:value-type="float" office:value="37.938861" calcext:value-type="float">
            <text:p>37.938861</text:p>
          </table:table-cell>
          <table:table-cell table:style-name="ce66" office:value-type="float" office:value="21.575412" calcext:value-type="float">
            <text:p>21.575412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5</text:p>
          </table:table-cell>
          <table:table-cell table:style-name="ce66" office:value-type="float" office:value="37.592453" calcext:value-type="float">
            <text:p>37.592453</text:p>
          </table:table-cell>
          <table:table-cell table:style-name="ce66" office:value-type="float" office:value="21.612064" calcext:value-type="float">
            <text:p>21.612064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20</text:p>
          </table:table-cell>
          <table:table-cell table:style-name="ce32" office:value-type="float" office:value="20" calcext:value-type="float">
            <text:p>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6</text:p>
          </table:table-cell>
          <table:table-cell table:style-name="ce66" office:value-type="float" office:value="37.790728" calcext:value-type="float">
            <text:p>37.790728</text:p>
          </table:table-cell>
          <table:table-cell table:style-name="ce66" office:value-type="float" office:value="21.526988" calcext:value-type="float">
            <text:p>21.52698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7</text:p>
          </table:table-cell>
          <table:table-cell table:style-name="ce66" office:value-type="float" office:value="37.410679" calcext:value-type="float">
            <text:p>37.410679</text:p>
          </table:table-cell>
          <table:table-cell table:style-name="ce66" office:value-type="float" office:value="21.689469" calcext:value-type="float">
            <text:p>21.689469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8" office:value-type="string" calcext:value-type="string">
            <text:p>5B</text:p>
          </table:table-cell>
          <table:table-cell table:style-name="ce33" office:value-type="string" calcext:value-type="string">
            <text:p>RP08</text:p>
          </table:table-cell>
          <table:table-cell table:style-name="ce66" office:value-type="float" office:value="37.566438" calcext:value-type="float">
            <text:p>37.566438</text:p>
          </table:table-cell>
          <table:table-cell table:style-name="ce66" office:value-type="float" office:value="21.949298" calcext:value-type="float">
            <text:p>21.949298</text:p>
          </table:table-cell>
          <table:table-cell table:style-name="ce112"/>
          <table:table-cell table:style-name="ce58"/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Compact PH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RP0X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OTH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22" calcext:value-type="float">
            <text:p>7422</text:p>
          </table:table-cell>
          <table:table-cell table:style-name="ce86" office:value-type="float" office:value="45.360854" calcext:value-type="float">
            <text:p>45.360854</text:p>
          </table:table-cell>
          <table:table-cell table:style-name="ce86" office:value-type="float" office:value="16.287281" calcext:value-type="float">
            <text:p>16.287281</text:p>
          </table:table-cell>
          <table:table-cell table:style-name="ce114" office:value-type="float" office:value="226" calcext:value-type="float">
            <text:p>226</text:p>
          </table:table-cell>
          <table:table-cell table:style-name="ce133" office:value-type="string" calcext:value-type="string">
            <text:p>Hrvatski Cuntic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33" calcext:value-type="float">
            <text:p>7433</text:p>
          </table:table-cell>
          <table:table-cell table:style-name="ce86" office:value-type="float" office:value="45.417427" calcext:value-type="float">
            <text:p>45.417427</text:p>
          </table:table-cell>
          <table:table-cell table:style-name="ce86" office:value-type="float" office:value="17.248394" calcext:value-type="float">
            <text:p>17.248394</text:p>
          </table:table-cell>
          <table:table-cell table:style-name="ce114" office:value-type="float" office:value="654" calcext:value-type="float">
            <text:p>654</text:p>
          </table:table-cell>
          <table:table-cell table:style-name="ce133" office:value-type="string" calcext:value-type="string">
            <text:p>Omanovac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0" calcext:value-type="float">
            <text:p>7440</text:p>
          </table:table-cell>
          <table:table-cell table:style-name="ce86" office:value-type="float" office:value="46.003868" calcext:value-type="float">
            <text:p>46.003868</text:p>
          </table:table-cell>
          <table:table-cell table:style-name="ce86" office:value-type="float" office:value="16.119632" calcext:value-type="float">
            <text:p>16.119632</text:p>
          </table:table-cell>
          <table:table-cell table:style-name="ce114" office:value-type="float" office:value="183" calcext:value-type="float">
            <text:p>183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1" calcext:value-type="float">
            <text:p>7441</text:p>
          </table:table-cell>
          <table:table-cell table:style-name="ce69" office:value-type="string" calcext:value-type="string">
            <text:p><text:span text:style-name="T1"><text:a xlink:href="https://www.google.com/maps/place/45.843687,16.019522%22%20%5Ct%20%22_blank" xlink:type="simple">45.843687</text:a></text:span></text:p>
          </table:table-cell>
          <table:table-cell table:style-name="ce92" office:value-type="string" calcext:value-type="string">
            <text:p><text:span text:style-name="T2"><text:a xlink:href="https://www.google.com/maps/place/45.843687,16.019522%22%20%5Ct%20%22_blank" xlink:type="simple">16.019522</text:a></text:span></text:p>
          </table:table-cell>
          <table:table-cell table:style-name="ce114" office:value-type="float" office:value="180" calcext:value-type="float">
            <text:p>180</text:p>
          </table:table-cell>
          <table:table-cell table:style-name="ce133" office:value-type="string" calcext:value-type="string">
            <text:p>Zagreb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2" calcext:value-type="float">
            <text:p>7442</text:p>
          </table:table-cell>
          <table:table-cell table:style-name="ce86" office:value-type="float" office:value="45.8698396" calcext:value-type="float">
            <text:p>45.8698396</text:p>
          </table:table-cell>
          <table:table-cell table:style-name="ce86" office:value-type="float" office:value="15.78778" calcext:value-type="float">
            <text:p>15.78778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Zapresic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3" calcext:value-type="float">
            <text:p>7443</text:p>
          </table:table-cell>
          <table:table-cell table:style-name="ce86" office:value-type="float" office:value="46.16748" calcext:value-type="float">
            <text:p>46.16748</text:p>
          </table:table-cell>
          <table:table-cell table:style-name="ce86" office:value-type="float" office:value="16.24402" calcext:value-type="float">
            <text:p>16.24402</text:p>
          </table:table-cell>
          <table:table-cell table:style-name="ce114" office:value-type="float" office:value="333" calcext:value-type="float">
            <text:p>333</text:p>
          </table:table-cell>
          <table:table-cell table:style-name="ce133" office:value-type="string" calcext:value-type="string">
            <text:p>Podrute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4" calcext:value-type="float">
            <text:p>7444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46.003868</text:a></text:span></text:p>
          </table:table-cell>
          <table:table-cell table:style-name="ce92" office:value-type="string" calcext:value-type="string">
            <text:p><text:span text:style-name="T1"><text:a xlink:href="https://www.google.com/maps/place/46.003868,16.119632%22%20%5Ct%20%22_blank" xlink:type="simple">16.119632</text:a></text:span></text:p>
          </table:table-cell>
          <table:table-cell table:style-name="ce114" office:value-type="float" office:value="0" calcext:value-type="float">
            <text:p>0</text:p>
          </table:table-cell>
          <table:table-cell table:style-name="ce133" office:value-type="string" calcext:value-type="string">
            <text:p>Marija Bistrica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45" calcext:value-type="float">
            <text:p>7445</text:p>
          </table:table-cell>
          <table:table-cell table:style-name="ce86" office:value-type="float" office:value="45.728763" calcext:value-type="float">
            <text:p>45.728763</text:p>
          </table:table-cell>
          <table:table-cell table:style-name="ce86" office:value-type="float" office:value="15.4719" calcext:value-type="float">
            <text:p>15.4719</text:p>
          </table:table-cell>
          <table:table-cell table:style-name="ce114" office:value-type="float" office:value="408" calcext:value-type="float">
            <text:p>408</text:p>
          </table:table-cell>
          <table:table-cell table:style-name="ce133" office:value-type="string" calcext:value-type="string">
            <text:p>Zelezno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0" calcext:value-type="float">
            <text:p>7490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43.17475</text:a></text:span></text:p>
          </table:table-cell>
          <table:table-cell table:style-name="ce92" office:value-type="string" calcext:value-type="string">
            <text:p><text:span text:style-name="T1"><text:a xlink:href="https://www.google.com/maps/place/43.174741528749415,%2016.44209580391188%22%20%5Ct%20%22_blank" xlink:type="simple">16.44209</text:a></text:span></text:p>
          </table:table-cell>
          <table:table-cell table:style-name="ce114" office:value-type="float" office:value="288" calcext:value-type="float">
            <text:p>288</text:p>
          </table:table-cell>
          <table:table-cell table:style-name="ce133" office:value-type="string" calcext:value-type="string">
            <text:p>Hvar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1" calcext:value-type="float">
            <text:p>7491</text:p>
          </table:table-cell>
          <table:table-cell table:style-name="ce86" office:value-type="float" office:value="45.506551" calcext:value-type="float">
            <text:p>45.506551</text:p>
          </table:table-cell>
          <table:table-cell table:style-name="ce86" office:value-type="float" office:value="15.84483" calcext:value-type="float">
            <text:p>15.84483</text:p>
          </table:table-cell>
          <table:table-cell table:style-name="ce114" office:value-type="float" office:value="139" calcext:value-type="float">
            <text:p>139</text:p>
          </table:table-cell>
          <table:table-cell table:style-name="ce133" office:value-type="string" calcext:value-type="string">
            <text:p>Lasinja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3" calcext:value-type="float">
            <text:p>7493</text:p>
          </table:table-cell>
          <table:table-cell table:style-name="ce86" office:value-type="float" office:value="45.4075" calcext:value-type="float">
            <text:p>45.4075</text:p>
          </table:table-cell>
          <table:table-cell table:style-name="ce86" office:value-type="float" office:value="15.57944" calcext:value-type="float">
            <text:p>15.57944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Ladvenjak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6" calcext:value-type="float">
            <text:p>7496</text:p>
          </table:table-cell>
          <table:table-cell table:style-name="ce86" office:value-type="float" office:value="45.26954" calcext:value-type="float">
            <text:p>45.26954</text:p>
          </table:table-cell>
          <table:table-cell table:style-name="ce86" office:value-type="float" office:value="16.90884" calcext:value-type="float">
            <text:p>16.90884</text:p>
          </table:table-cell>
          <table:table-cell table:style-name="ce114" office:value-type="float" office:value="92" calcext:value-type="float">
            <text:p>92</text:p>
          </table:table-cell>
          <table:table-cell table:style-name="ce133" office:value-type="string" calcext:value-type="string">
            <text:p>Jasenovac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8" calcext:value-type="float">
            <text:p>7498</text:p>
          </table:table-cell>
          <table:table-cell table:style-name="ce86" office:value-type="float" office:value="45.74821" calcext:value-type="float">
            <text:p>45.74821</text:p>
          </table:table-cell>
          <table:table-cell table:style-name="ce86" office:value-type="float" office:value="16.612595" calcext:value-type="float">
            <text:p>16.612595</text:p>
          </table:table-cell>
          <table:table-cell table:style-name="ce114" office:value-type="float" office:value="131" calcext:value-type="float">
            <text:p>131</text:p>
          </table:table-cell>
          <table:table-cell table:style-name="ce133" office:value-type="string" calcext:value-type="string">
            <text:p>Cazma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499" calcext:value-type="float">
            <text:p>7499</text:p>
          </table:table-cell>
          <table:table-cell table:style-name="ce86" office:value-type="float" office:value="45.818786" calcext:value-type="float">
            <text:p>45.818786</text:p>
          </table:table-cell>
          <table:table-cell table:style-name="ce86" office:value-type="float" office:value="15.697693" calcext:value-type="float">
            <text:p>15.697693</text:p>
          </table:table-cell>
          <table:table-cell table:style-name="ce114" office:value-type="float" office:value="277" calcext:value-type="float">
            <text:p>277</text:p>
          </table:table-cell>
          <table:table-cell table:style-name="ce133" office:value-type="string" calcext:value-type="string">
            <text:p>Samobor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0" calcext:value-type="float">
            <text:p>7500</text:p>
          </table:table-cell>
          <table:table-cell table:style-name="ce86" office:value-type="float" office:value="45.424458" calcext:value-type="float">
            <text:p>45.424458</text:p>
          </table:table-cell>
          <table:table-cell table:style-name="ce86" office:value-type="float" office:value="16.188016" calcext:value-type="float">
            <text:p>16.188016</text:p>
          </table:table-cell>
          <table:table-cell table:style-name="ce114" office:value-type="float" office:value="156" calcext:value-type="float">
            <text:p>156</text:p>
          </table:table-cell>
          <table:table-cell table:style-name="ce133" office:value-type="string" calcext:value-type="string">
            <text:p>Gora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1" calcext:value-type="float">
            <text:p>7501</text:p>
          </table:table-cell>
          <table:table-cell table:style-name="ce86" office:value-type="float" office:value="45.42706" calcext:value-type="float">
            <text:p>45.42706</text:p>
          </table:table-cell>
          <table:table-cell table:style-name="ce86" office:value-type="float" office:value="16.27109" calcext:value-type="float">
            <text:p>16.27109</text:p>
          </table:table-cell>
          <table:table-cell table:style-name="ce114" office:value-type="float" office:value="153" calcext:value-type="float">
            <text:p>153</text:p>
          </table:table-cell>
          <table:table-cell table:style-name="ce133" office:value-type="string" calcext:value-type="string">
            <text:p>GrobljePetrinja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6" office:value-type="float" office:value="7502" calcext:value-type="float">
            <text:p>7502</text:p>
          </table:table-cell>
          <table:table-cell table:style-name="ce86" office:value-type="float" office:value="45.314612" calcext:value-type="float">
            <text:p>45.314612</text:p>
          </table:table-cell>
          <table:table-cell table:style-name="ce86" office:value-type="float" office:value="16.59289" calcext:value-type="float">
            <text:p>16.59289</text:p>
          </table:table-cell>
          <table:table-cell table:style-name="ce114" office:value-type="float" office:value="132" calcext:value-type="float">
            <text:p>132</text:p>
          </table:table-cell>
          <table:table-cell table:style-name="ce133" office:value-type="string" calcext:value-type="string">
            <text:p>Pobrdani</text:p>
          </table:table-cell>
          <table:table-cell table:style-name="ce133" office:value-type="string" calcext:value-type="string">
            <text:p>Croatia</text:p>
          </table:table-cell>
          <table:table-cell table:style-name="ce95" table:number-columns-repeated="2"/>
          <table:table-cell table:style-name="ce133" office:value-type="string" calcext:value-type="string">
            <text:p>MBB-2, Q330S+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50" office:value-type="string" calcext:value-type="string">
            <text:p>CSS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159" office:value-type="string" calcext:value-type="string">
            <text:p>120s-100Hz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1A</text:p>
          </table:table-cell>
          <table:table-cell table:style-name="ce92" office:value-type="float" office:value="48.728694" calcext:value-type="float">
            <text:p>48.728694</text:p>
          </table:table-cell>
          <table:table-cell table:style-name="ce92" office:value-type="float" office:value="16.590442" calcext:value-type="float">
            <text:p>16.590442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2B</text:p>
          </table:table-cell>
          <table:table-cell table:style-name="ce92" office:value-type="float" office:value="48.362882" calcext:value-type="float">
            <text:p>48.362882</text:p>
          </table:table-cell>
          <table:table-cell table:style-name="ce92" office:value-type="float" office:value="16.594215" calcext:value-type="float">
            <text:p>16.594215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3A</text:p>
          </table:table-cell>
          <table:table-cell table:style-name="ce92" office:value-type="float" office:value="47.758925" calcext:value-type="float">
            <text:p>47.758925</text:p>
          </table:table-cell>
          <table:table-cell table:style-name="ce92" office:value-type="float" office:value="17.053046" calcext:value-type="float">
            <text:p>17.053046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4A</text:p>
          </table:table-cell>
          <table:table-cell table:style-name="ce92" office:value-type="float" office:value="47.962876" calcext:value-type="float">
            <text:p>47.962876</text:p>
          </table:table-cell>
          <table:table-cell table:style-name="ce92" office:value-type="float" office:value="16.397063" calcext:value-type="float">
            <text:p>16.397063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5B</text:p>
          </table:table-cell>
          <table:table-cell table:style-name="ce92" office:value-type="float" office:value="48.371921" calcext:value-type="float">
            <text:p>48.371921</text:p>
          </table:table-cell>
          <table:table-cell table:style-name="ce92" office:value-type="float" office:value="16.205439" calcext:value-type="float">
            <text:p>16.205439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 office:value-type="string" calcext:value-type="string">
            <text:p>close to VIE, WINA, UNNA, not necessarilly needed</text:p>
          </table:table-cell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08A</text:p>
          </table:table-cell>
          <table:table-cell table:style-name="ce92" office:value-type="float" office:value="48.368663" calcext:value-type="float">
            <text:p>48.368663</text:p>
          </table:table-cell>
          <table:table-cell table:style-name="ce92" office:value-type="float" office:value="15.652187" calcext:value-type="float">
            <text:p>15.652187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1B</text:p>
          </table:table-cell>
          <table:table-cell table:style-name="ce92" office:value-type="float" office:value="47.40859" calcext:value-type="float">
            <text:p>47.40859</text:p>
          </table:table-cell>
          <table:table-cell table:style-name="ce92" office:value-type="float" office:value="15.958719" calcext:value-type="float">
            <text:p>15.958719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2A</text:p>
          </table:table-cell>
          <table:table-cell table:style-name="ce89" office:value-type="float" office:value="47.603986" calcext:value-type="float">
            <text:p>47.603986</text:p>
          </table:table-cell>
          <table:table-cell table:style-name="ce89" office:value-type="float" office:value="15.585996" calcext:value-type="float">
            <text:p>15.585996</text:p>
          </table:table-cell>
          <table:table-cell table:style-name="ce51"/>
          <table:table-cell table:style-name="ce58" office:value-type="string" calcext:value-type="string">
            <text:p>Langenwang</text:p>
          </table:table-cell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 office:value-type="string" calcext:value-type="string">
            <text:p>installed November 2024</text:p>
          </table:table-cell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3A</text:p>
          </table:table-cell>
          <table:table-cell table:style-name="ce92" office:value-type="float" office:value="48.063503" calcext:value-type="float">
            <text:p>48.063503</text:p>
          </table:table-cell>
          <table:table-cell table:style-name="ce92" office:value-type="float" office:value="15.406258" calcext:value-type="float">
            <text:p>15.406258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4A</text:p>
          </table:table-cell>
          <table:table-cell table:style-name="ce92" office:value-type="float" office:value="48.348264" calcext:value-type="float">
            <text:p>48.348264</text:p>
          </table:table-cell>
          <table:table-cell table:style-name="ce92" office:value-type="float" office:value="15.161949" calcext:value-type="float">
            <text:p>15.161949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 office:value-type="string" calcext:value-type="string">
            <text:p>currently no sensor, a new one will be installed in the future</text:p>
          </table:table-cell>
          <table:table-cell office:value-type="string" calcext:value-type="string">
            <text:p>NORTH</text:p>
          </table:table-cell>
          <table:table-cell table:style-name="ce194" table:number-columns-repeated="2"/>
          <table:table-cell office:value-type="string" calcext:value-type="string">
            <text:p>closed in 202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6A</text:p>
          </table:table-cell>
          <table:table-cell table:style-name="ce92" office:value-type="float" office:value="48.301372" calcext:value-type="float">
            <text:p>48.301372</text:p>
          </table:table-cell>
          <table:table-cell table:style-name="ce92" office:value-type="float" office:value="14.649613" calcext:value-type="float">
            <text:p>14.649613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7A</text:p>
          </table:table-cell>
          <table:table-cell table:style-name="ce92" office:value-type="float" office:value="47.947999" calcext:value-type="float">
            <text:p>47.947999</text:p>
          </table:table-cell>
          <table:table-cell table:style-name="ce92" office:value-type="float" office:value="14.758903" calcext:value-type="float">
            <text:p>14.758903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8A</text:p>
          </table:table-cell>
          <table:table-cell table:style-name="ce92" office:value-type="float" office:value="47.743667" calcext:value-type="float">
            <text:p>47.743667</text:p>
          </table:table-cell>
          <table:table-cell table:style-name="ce92" office:value-type="float" office:value="15.077621" calcext:value-type="float">
            <text:p>15.077621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19A</text:p>
          </table:table-cell>
          <table:table-cell table:style-name="ce92" office:value-type="float" office:value="47.445667" calcext:value-type="float">
            <text:p>47.445667</text:p>
          </table:table-cell>
          <table:table-cell table:style-name="ce92" office:value-type="float" office:value="15.085607" calcext:value-type="float">
            <text:p>15.085607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0B</text:p>
          </table:table-cell>
          <table:table-cell table:style-name="ce92" office:value-type="float" office:value="46.94884" calcext:value-type="float">
            <text:p>46.94884</text:p>
          </table:table-cell>
          <table:table-cell table:style-name="ce92" office:value-type="float" office:value="15.298745" calcext:value-type="float">
            <text:p>15.298745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A021A</text:p>
          </table:table-cell>
          <table:table-cell table:style-name="ce92" office:value-type="float" office:value="46.756569" calcext:value-type="float">
            <text:p>46.756569</text:p>
          </table:table-cell>
          <table:table-cell table:style-name="ce92" office:value-type="float" office:value="15.825348" calcext:value-type="float">
            <text:p>15.825348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024B</text:p>
          </table:table-cell>
          <table:table-cell table:style-name="ce92" office:value-type="float" office:value="48.100199" calcext:value-type="float">
            <text:p>48.100199</text:p>
          </table:table-cell>
          <table:table-cell table:style-name="ce92" office:value-type="float" office:value="14.139852" calcext:value-type="float">
            <text:p>14.139852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 office:value-type="string" calcext:value-type="string">
            <text:p>close to KMR, not needed</text:p>
          </table:table-cell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1A</text:p>
          </table:table-cell>
          <table:table-cell table:style-name="ce92" office:value-type="float" office:value="49.150114" calcext:value-type="float">
            <text:p>49.150114</text:p>
          </table:table-cell>
          <table:table-cell table:style-name="ce92" office:value-type="float" office:value="18.220939" calcext:value-type="float">
            <text:p>18.220939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2A</text:p>
          </table:table-cell>
          <table:table-cell table:style-name="ce92" office:value-type="float" office:value="48.804489" calcext:value-type="float">
            <text:p>48.804489</text:p>
          </table:table-cell>
          <table:table-cell table:style-name="ce92" office:value-type="float" office:value="18.464488" calcext:value-type="float">
            <text:p>18.464488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3A</text:p>
          </table:table-cell>
          <table:table-cell table:style-name="ce92" office:value-type="float" office:value="48.715571" calcext:value-type="float">
            <text:p>48.715571</text:p>
          </table:table-cell>
          <table:table-cell table:style-name="ce92" office:value-type="float" office:value="17.104104" calcext:value-type="float">
            <text:p>17.104104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4A</text:p>
          </table:table-cell>
          <table:table-cell table:style-name="ce92" office:value-type="float" office:value="48.604392" calcext:value-type="float">
            <text:p>48.604392</text:p>
          </table:table-cell>
          <table:table-cell table:style-name="ce92" office:value-type="float" office:value="17.674728" calcext:value-type="float">
            <text:p>17.674728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5A</text:p>
          </table:table-cell>
          <table:table-cell table:style-name="ce92" office:value-type="float" office:value="48.446947" calcext:value-type="float">
            <text:p>48.446947</text:p>
          </table:table-cell>
          <table:table-cell table:style-name="ce92" office:value-type="float" office:value="18.335925" calcext:value-type="float">
            <text:p>18.335925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6A</text:p>
          </table:table-cell>
          <table:table-cell table:style-name="ce92" office:value-type="float" office:value="48.233339" calcext:value-type="float">
            <text:p>48.233339</text:p>
          </table:table-cell>
          <table:table-cell table:style-name="ce92" office:value-type="float" office:value="18.999038" calcext:value-type="float">
            <text:p>18.999038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7A</text:p>
          </table:table-cell>
          <table:table-cell table:style-name="ce92" office:value-type="float" office:value="48.244305" calcext:value-type="float">
            <text:p>48.244305</text:p>
          </table:table-cell>
          <table:table-cell table:style-name="ce92" office:value-type="float" office:value="17.789761" calcext:value-type="float">
            <text:p>17.789761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8A</text:p>
          </table:table-cell>
          <table:table-cell table:style-name="ce92" office:value-type="float" office:value="48.015155" calcext:value-type="float">
            <text:p>48.015155</text:p>
          </table:table-cell>
          <table:table-cell table:style-name="ce92" office:value-type="float" office:value="18.352506" calcext:value-type="float">
            <text:p>18.352506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7B</text:p>
          </table:table-cell>
          <table:table-cell table:style-name="ce37" office:value-type="string" calcext:value-type="string">
            <text:p>A339A</text:p>
          </table:table-cell>
          <table:table-cell table:style-name="ce92" office:value-type="float" office:value="47.829403" calcext:value-type="float">
            <text:p>47.829403</text:p>
          </table:table-cell>
          <table:table-cell table:style-name="ce92" office:value-type="float" office:value="17.655876" calcext:value-type="float">
            <text:p>17.655876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/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ODC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6A</text:p>
          </table:table-cell>
          <table:table-cell table:style-name="ce32" office:value-type="float" office:value="45.196685" calcext:value-type="float">
            <text:p>45.196685</text:p>
          </table:table-cell>
          <table:table-cell table:style-name="ce32" office:value-type="float" office:value="18.404567" calcext:value-type="float">
            <text:p>18.404567</text:p>
          </table:table-cell>
          <table:table-cell table:style-name="ce51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CSS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67" office:value-type="string" calcext:value-type="string">
            <text:p>HR17A</text:p>
          </table:table-cell>
          <table:table-cell table:style-name="ce32" office:value-type="float" office:value="45.325987" calcext:value-type="float">
            <text:p>45.325987</text:p>
          </table:table-cell>
          <table:table-cell table:style-name="ce32" office:value-type="float" office:value="19.044115" calcext:value-type="float">
            <text:p>19.044115</text:p>
          </table:table-cell>
          <table:table-cell table:style-name="ce51"/>
          <table:table-cell table:style-name="ce58"/>
          <table:table-cell table:style-name="ce58" office:value-type="string" calcext:value-type="string">
            <text:p>Croat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CSS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39" office:value-type="string" calcext:value-type="string">
            <text:p>HR01A</text:p>
          </table:table-cell>
          <table:table-cell table:style-name="ce92" office:value-type="float" office:value="44.08133" calcext:value-type="float">
            <text:p>44.08133</text:p>
          </table:table-cell>
          <table:table-cell table:style-name="ce92" office:value-type="float" office:value="15.556" calcext:value-type="float">
            <text:p>15.556</text:p>
          </table:table-cell>
          <table:table-cell table:style-name="ce115" office:value-type="float" office:value="214" calcext:value-type="float">
            <text:p>214</text:p>
          </table:table-cell>
          <table:table-cell table:style-name="ce134" office:value-type="string" calcext:value-type="string">
            <text:p>Korlat</text:p>
          </table:table-cell>
          <table:table-cell table:style-name="ce58" office:value-type="string" calcext:value-type="string">
            <text:p>Croatia</text:p>
          </table:table-cell>
          <table:table-cell table:style-name="ce95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2A</text:p>
          </table:table-cell>
          <table:table-cell table:style-name="ce92" office:value-type="float" office:value="44.10783" calcext:value-type="float">
            <text:p>44.10783</text:p>
          </table:table-cell>
          <table:table-cell table:style-name="ce92" office:value-type="float" office:value="15.94117" calcext:value-type="float">
            <text:p>15.94117</text:p>
          </table:table-cell>
          <table:table-cell table:style-name="ce116" office:value-type="float" office:value="126" calcext:value-type="float">
            <text:p>126</text:p>
          </table:table-cell>
          <table:table-cell table:style-name="ce135" office:value-type="string" calcext:value-type="string">
            <text:p>Ervenik</text:p>
          </table:table-cell>
          <table:table-cell table:style-name="ce58" office:value-type="string" calcext:value-type="string">
            <text:p>Croatia</text:p>
          </table:table-cell>
          <table:table-cell table:style-name="ce95" table:number-columns-repeated="2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3A</text:p>
          </table:table-cell>
          <table:table-cell table:style-name="ce92" office:value-type="float" office:value="43.86133" calcext:value-type="float">
            <text:p>43.86133</text:p>
          </table:table-cell>
          <table:table-cell table:style-name="ce92" office:value-type="float" office:value="15.97333" calcext:value-type="float">
            <text:p>15.97333</text:p>
          </table:table-cell>
          <table:table-cell table:style-name="ce116" office:value-type="float" office:value="41" calcext:value-type="float">
            <text:p>41</text:p>
          </table:table-cell>
          <table:table-cell table:style-name="ce135" office:value-type="string" calcext:value-type="string">
            <text:p>Visovac</text:p>
          </table:table-cell>
          <table:table-cell table:style-name="ce58" office:value-type="string" calcext:value-type="string">
            <text:p>Croatia</text:p>
          </table:table-cell>
          <table:table-cell table:style-name="ce95" table:number-columns-repeated="2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4A</text:p>
          </table:table-cell>
          <table:table-cell table:style-name="ce92" office:value-type="float" office:value="43.82183" calcext:value-type="float">
            <text:p>43.82183</text:p>
          </table:table-cell>
          <table:table-cell table:style-name="ce92" office:value-type="float" office:value="16.28067" calcext:value-type="float">
            <text:p>16.28067</text:p>
          </table:table-cell>
          <table:table-cell table:style-name="ce116" office:value-type="float" office:value="314" calcext:value-type="float">
            <text:p>314</text:p>
          </table:table-cell>
          <table:table-cell table:style-name="ce135" office:value-type="string" calcext:value-type="string">
            <text:p>Gradac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5A</text:p>
          </table:table-cell>
          <table:table-cell table:style-name="ce92" office:value-type="float" office:value="43.59033" calcext:value-type="float">
            <text:p>43.59033</text:p>
          </table:table-cell>
          <table:table-cell table:style-name="ce92" office:value-type="float" office:value="16.05783" calcext:value-type="float">
            <text:p>16.05783</text:p>
          </table:table-cell>
          <table:table-cell table:style-name="ce116" office:value-type="float" office:value="189" calcext:value-type="float">
            <text:p>189</text:p>
          </table:table-cell>
          <table:table-cell table:style-name="ce135" office:value-type="string" calcext:value-type="string">
            <text:p>Vinovac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6A</text:p>
          </table:table-cell>
          <table:table-cell table:style-name="ce92" office:value-type="float" office:value="43.66433" calcext:value-type="float">
            <text:p>43.66433</text:p>
          </table:table-cell>
          <table:table-cell table:style-name="ce92" office:value-type="float" office:value="16.373" calcext:value-type="float">
            <text:p>16.373</text:p>
          </table:table-cell>
          <table:table-cell table:style-name="ce116" office:value-type="float" office:value="342" calcext:value-type="float">
            <text:p>342</text:p>
          </table:table-cell>
          <table:table-cell table:style-name="ce135" office:value-type="string" calcext:value-type="string">
            <text:p>Nisko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7A</text:p>
          </table:table-cell>
          <table:table-cell table:style-name="ce92" office:value-type="float" office:value="43.8255" calcext:value-type="float">
            <text:p>43.8255</text:p>
          </table:table-cell>
          <table:table-cell table:style-name="ce92" office:value-type="float" office:value="16.582" calcext:value-type="float">
            <text:p>16.582</text:p>
          </table:table-cell>
          <table:table-cell table:style-name="ce116" office:value-type="float" office:value="419" calcext:value-type="float">
            <text:p>419</text:p>
          </table:table-cell>
          <table:table-cell table:style-name="ce135" office:value-type="string" calcext:value-type="string">
            <text:p>Vučipolje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5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8A</text:p>
          </table:table-cell>
          <table:table-cell table:style-name="ce92" office:value-type="float" office:value="43.517" calcext:value-type="float">
            <text:p>43.517</text:p>
          </table:table-cell>
          <table:table-cell table:style-name="ce92" office:value-type="float" office:value="16.61083" calcext:value-type="float">
            <text:p>16.61083</text:p>
          </table:table-cell>
          <table:table-cell table:style-name="ce116" office:value-type="float" office:value="576" calcext:value-type="float">
            <text:p>576</text:p>
          </table:table-cell>
          <table:table-cell table:style-name="ce135" office:value-type="string" calcext:value-type="string">
            <text:p>Gornje Sitno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09A</text:p>
          </table:table-cell>
          <table:table-cell table:style-name="ce92" office:value-type="float" office:value="43.48583" calcext:value-type="float">
            <text:p>43.48583</text:p>
          </table:table-cell>
          <table:table-cell table:style-name="ce92" office:value-type="float" office:value="16.90317" calcext:value-type="float">
            <text:p>16.90317</text:p>
          </table:table-cell>
          <table:table-cell table:style-name="ce116" office:value-type="float" office:value="403" calcext:value-type="float">
            <text:p>403</text:p>
          </table:table-cell>
          <table:table-cell table:style-name="ce135" office:value-type="string" calcext:value-type="string">
            <text:p>Balići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0A</text:p>
          </table:table-cell>
          <table:table-cell table:style-name="ce92" office:value-type="float" office:value="43.34217" calcext:value-type="float">
            <text:p>43.34217</text:p>
          </table:table-cell>
          <table:table-cell table:style-name="ce92" office:value-type="float" office:value="17.21867" calcext:value-type="float">
            <text:p>17.21867</text:p>
          </table:table-cell>
          <table:table-cell table:style-name="ce116" office:value-type="float" office:value="354" calcext:value-type="float">
            <text:p>354</text:p>
          </table:table-cell>
          <table:table-cell table:style-name="ce135" office:value-type="string" calcext:value-type="string">
            <text:p>Slivno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0" office:value-type="string" calcext:value-type="string">
            <text:p>HR11A</text:p>
          </table:table-cell>
          <table:table-cell table:style-name="ce92" office:value-type="float" office:value="43.20667" calcext:value-type="float">
            <text:p>43.20667</text:p>
          </table:table-cell>
          <table:table-cell table:style-name="ce92" office:value-type="float" office:value="17.37367" calcext:value-type="float">
            <text:p>17.37367</text:p>
          </table:table-cell>
          <table:table-cell table:style-name="ce116" office:value-type="float" office:value="200" calcext:value-type="float">
            <text:p>200</text:p>
          </table:table-cell>
          <table:table-cell table:style-name="ce135" office:value-type="string" calcext:value-type="string">
            <text:p>Vrgorac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5" office:value-type="string" calcext:value-type="string">
            <text:p>Guralp 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9H</text:p>
          </table:table-cell>
          <table:table-cell table:style-name="ce43" office:value-type="string" calcext:value-type="string">
            <text:p>HR12A</text:p>
          </table:table-cell>
          <table:table-cell table:style-name="ce92" office:value-type="float" office:value="42.98683" calcext:value-type="float">
            <text:p>42.98683</text:p>
          </table:table-cell>
          <table:table-cell table:style-name="ce92" office:value-type="float" office:value="17.61" calcext:value-type="float">
            <text:p>17.61</text:p>
          </table:table-cell>
          <table:table-cell table:style-name="ce117" office:value-type="float" office:value="23" calcext:value-type="float">
            <text:p>23</text:p>
          </table:table-cell>
          <table:table-cell table:style-name="ce137" office:value-type="string" calcext:value-type="string">
            <text:p>Mlinište</text:p>
          </table:table-cell>
          <table:table-cell table:style-name="ce58" office:value-type="string" calcext:value-type="string">
            <text:p>Croatia</text:p>
          </table:table-cell>
          <table:table-cell table:style-name="ce175"/>
          <table:table-cell table:style-name="ce95"/>
          <table:table-cell table:style-name="ce134" office:value-type="string" calcext:value-type="string">
            <text:p>STS2.5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54" office:value-type="string" calcext:value-type="string">
            <text:p>EDR-210</text:p>
          </table:table-cell>
          <table:table-cell table:style-name="ce95" table:number-columns-repeated="2"/>
          <table:table-cell table:style-name="ce67" office:value-type="string" calcext:value-type="string">
            <text:p>BerZag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UIB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BERA</text:p>
          </table:table-cell>
          <table:table-cell table:style-name="ce92" office:value-type="float" office:value="40.708125" calcext:value-type="float">
            <text:p>40.708125</text:p>
          </table:table-cell>
          <table:table-cell table:style-name="ce92" office:value-type="float" office:value="19.945503" calcext:value-type="float">
            <text:p>19.945503</text:p>
          </table:table-cell>
          <table:table-cell table:style-name="ce114" office:value-type="float" office:value="265" calcext:value-type="float">
            <text:p>265</text:p>
          </table:table-cell>
          <table:table-cell table:style-name="ce155" office:value-type="string" calcext:value-type="string">
            <text:p>Berati</text:p>
          </table:table-cell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BERA - malfunction BB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LACI</text:p>
          </table:table-cell>
          <table:table-cell table:style-name="ce92" office:value-type="float" office:value="41.636682" calcext:value-type="float">
            <text:p>41.636682</text:p>
          </table:table-cell>
          <table:table-cell table:style-name="ce92" office:value-type="float" office:value="19.717809" calcext:value-type="float">
            <text:p>19.717809</text:p>
          </table:table-cell>
          <table:table-cell table:style-name="ce114" office:value-type="float" office:value="55" calcext:value-type="float">
            <text:p>55</text:p>
          </table:table-cell>
          <table:table-cell table:style-name="ce155" office:value-type="string" calcext:value-type="string">
            <text:p>Laci</text:p>
          </table:table-cell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LACI - SP/SM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2-07-19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67" office:value-type="string" calcext:value-type="string">
            <text:p>LSK</text:p>
          </table:table-cell>
          <table:table-cell table:style-name="ce92" office:value-type="float" office:value="40.149899" calcext:value-type="float">
            <text:p>40.149899</text:p>
          </table:table-cell>
          <table:table-cell table:style-name="ce92" office:value-type="float" office:value="20.5987" calcext:value-type="float">
            <text:p>20.5987</text:p>
          </table:table-cell>
          <table:table-cell table:style-name="ce51"/>
          <table:table-cell table:style-name="ce58" office:value-type="string" calcext:value-type="string">
            <text:p>Leskoviku</text:p>
          </table:table-cell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BB - malfunction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LSK - malfunction BB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PHP</text:p>
          </table:table-cell>
          <table:table-cell table:style-name="ce92" office:value-type="float" office:value="41.6847" calcext:value-type="float">
            <text:p>41.6847</text:p>
          </table:table-cell>
          <table:table-cell table:style-name="ce92" office:value-type="float" office:value="20.4408" calcext:value-type="float">
            <text:p>20.4408</text:p>
          </table:table-cell>
          <table:table-cell table:style-name="ce114" office:value-type="float" office:value="670" calcext:value-type="float">
            <text:p>670</text:p>
          </table:table-cell>
          <table:table-cell table:style-name="ce155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originally Trillium 40s, but faulty component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AC</text:p>
          </table:table-cell>
          <table:table-cell table:style-name="ce44" office:value-type="string" calcext:value-type="string">
            <text:p>TPE</text:p>
          </table:table-cell>
          <table:table-cell table:style-name="ce86" office:value-type="float" office:value="40.2948" calcext:value-type="float">
            <text:p>40.2948</text:p>
          </table:table-cell>
          <table:table-cell table:style-name="ce86" office:value-type="float" office:value="20.0155" calcext:value-type="float">
            <text:p>20.0155</text:p>
          </table:table-cell>
          <table:table-cell table:style-name="ce114" office:value-type="float" office:value="273" calcext:value-type="float">
            <text:p>273</text:p>
          </table:table-cell>
          <table:table-cell table:style-name="ce155" office:value-type="string" calcext:value-type="string">
            <text:p>Tepelena</text:p>
          </table:table-cell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T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INGV</text:p>
          </table:table-cell>
          <table:table-cell table:style-name="ce95" table:number-columns-repeated="2"/>
          <table:table-cell table:style-name="ce67" office:value-type="string" calcext:value-type="string">
            <text:p>TPE - SP/SM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COR</text:p>
          </table:table-cell>
          <table:table-cell table:style-name="ce34" office:value-type="float" office:value="37.8902" calcext:value-type="float">
            <text:p>37.8902</text:p>
          </table:table-cell>
          <table:table-cell table:style-name="ce34" office:value-type="float" office:value="22.8692" calcext:value-type="float">
            <text:p>22.8692</text:p>
          </table:table-cell>
          <table:table-cell table:style-name="ce51" office:value-type="float" office:value="437" calcext:value-type="float">
            <text:p>437</text:p>
          </table:table-cell>
          <table:table-cell office:value-type="string" calcext:value-type="string">
            <text:p>Acrocorintho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AXAR</text:p>
          </table:table-cell>
          <table:table-cell table:style-name="ce34" office:value-type="float" office:value="38.7664" calcext:value-type="float">
            <text:p>38.7664</text:p>
          </table:table-cell>
          <table:table-cell table:style-name="ce34" office:value-type="float" office:value="22.659" calcext:value-type="float">
            <text:p>22.659</text:p>
          </table:table-cell>
          <table:table-cell table:style-name="ce51"/>
          <table:table-cell office:value-type="string" calcext:value-type="string">
            <text:p>AgiosHaralambo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ERTR/EREA</text:p>
          </table:table-cell>
          <table:table-cell table:style-name="ce92" office:value-type="float" office:value="38.406639" calcext:value-type="float">
            <text:p>38.406639</text:p>
          </table:table-cell>
          <table:table-cell table:style-name="ce92" office:value-type="float" office:value="23.786496" calcext:value-type="float">
            <text:p>23.786496</text:p>
          </table:table-cell>
          <table:table-cell table:style-name="ce51" office:value-type="float" office:value="121" calcext:value-type="float">
            <text:p>121</text:p>
          </table:table-cell>
          <table:table-cell office:value-type="string" calcext:value-type="string">
            <text:p>Eretri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 office:value-type="string" calcext:value-type="string">
            <text:p>HA.ERTR=mobile, HA.EREA closed permanent</text:p>
          </table:table-cell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MRKA</text:p>
          </table:table-cell>
          <table:table-cell table:style-name="ce92" office:value-type="float" office:value="38.7047" calcext:value-type="float">
            <text:p>38.7047</text:p>
          </table:table-cell>
          <table:table-cell table:style-name="ce92" office:value-type="float" office:value="23.5847" calcext:value-type="float">
            <text:p>23.5847</text:p>
          </table:table-cell>
          <table:table-cell table:style-name="ce51" office:value-type="float" office:value="424" calcext:value-type="float">
            <text:p>424</text:p>
          </table:table-cell>
          <table:table-cell office:value-type="string" calcext:value-type="string">
            <text:p>Markates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A</text:p>
          </table:table-cell>
          <table:table-cell office:value-type="string" calcext:value-type="string">
            <text:p>VILL</text:p>
          </table:table-cell>
          <table:table-cell table:style-name="ce34" office:value-type="float" office:value="38.1642" calcext:value-type="float">
            <text:p>38.1642</text:p>
          </table:table-cell>
          <table:table-cell table:style-name="ce34" office:value-type="float" office:value="23.3122" calcext:value-type="float">
            <text:p>23.3122</text:p>
          </table:table-cell>
          <table:table-cell table:style-name="ce51"/>
          <table:table-cell office:value-type="string" calcext:value-type="string">
            <text:p>Villia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HL</text:p>
          </table:table-cell>
          <table:table-cell table:style-name="ce45" office:value-type="string" calcext:value-type="string">
            <text:p>PENT</text:p>
          </table:table-cell>
          <table:table-cell table:style-name="ce92" office:value-type="float" office:value="40.196088" calcext:value-type="float">
            <text:p>40.196088</text:p>
          </table:table-cell>
          <table:table-cell table:style-name="ce92" office:value-type="float" office:value="21.138042" calcext:value-type="float">
            <text:p>21.138042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Pentalofos,Kozani</text:p>
          </table:table-cell>
          <table:table-cell table:style-name="ce58" office:value-type="string" calcext:value-type="string">
            <text:p>Greece</text:p>
          </table:table-cell>
          <table:table-cell table:style-name="ce95" table:number-columns-repeated="2"/>
          <table:table-cell table:style-name="ce58" office:value-type="string" calcext:value-type="string">
            <text:p>Horizon,120s,12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30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BIA</text:p>
          </table:table-cell>
          <table:table-cell table:style-name="ce92" office:value-type="float" office:value="41.031993" calcext:value-type="float">
            <text:p>41.031993</text:p>
          </table:table-cell>
          <table:table-cell table:style-name="ce92" office:value-type="float" office:value="21.330448" calcext:value-type="float">
            <text:p>21.330448</text:p>
          </table:table-cell>
          <table:table-cell table:style-name="ce51" office:value-type="float" office:value="668" calcext:value-type="float">
            <text:p>668</text:p>
          </table:table-cell>
          <table:table-cell office:value-type="string" calcext:value-type="string">
            <text:p>Bitola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NEZ</text:p>
          </table:table-cell>
          <table:table-cell table:style-name="ce92" office:value-type="float" office:value="42.109081" calcext:value-type="float">
            <text:p>42.109081</text:p>
          </table:table-cell>
          <table:table-cell table:style-name="ce92" office:value-type="float" office:value="22.306849" calcext:value-type="float">
            <text:p>22.306849</text:p>
          </table:table-cell>
          <table:table-cell table:style-name="ce51" office:value-type="float" office:value="1123" calcext:value-type="float">
            <text:p>1123</text:p>
          </table:table-cell>
          <table:table-cell office:value-type="string" calcext:value-type="string">
            <text:p>Knezevo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KRUS</text:p>
          </table:table-cell>
          <table:table-cell table:style-name="ce92" office:value-type="float" office:value="41.369637" calcext:value-type="float">
            <text:p>41.369637</text:p>
          </table:table-cell>
          <table:table-cell table:style-name="ce92" office:value-type="float" office:value="21.246682" calcext:value-type="float">
            <text:p>21.246682</text:p>
          </table:table-cell>
          <table:table-cell table:style-name="ce51" office:value-type="float" office:value="1300" calcext:value-type="float">
            <text:p>1300</text:p>
          </table:table-cell>
          <table:table-cell office:value-type="string" calcext:value-type="string">
            <text:p>Krusevo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HR</text:p>
          </table:table-cell>
          <table:table-cell table:style-name="ce92" office:value-type="float" office:value="41.111682" calcext:value-type="float">
            <text:p>41.111682</text:p>
          </table:table-cell>
          <table:table-cell table:style-name="ce92" office:value-type="float" office:value="20.792405" calcext:value-type="float">
            <text:p>20.792405</text:p>
          </table:table-cell>
          <table:table-cell table:style-name="ce51" office:value-type="float" office:value="784" calcext:value-type="float">
            <text:p>784</text:p>
          </table:table-cell>
          <table:table-cell office:value-type="string" calcext:value-type="string">
            <text:p>Ohrid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STS-2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OTOV</text:p>
          </table:table-cell>
          <table:table-cell table:style-name="ce92" office:value-type="float" office:value="41.778615" calcext:value-type="float">
            <text:p>41.778615</text:p>
          </table:table-cell>
          <table:table-cell table:style-name="ce92" office:value-type="float" office:value="21.755845" calcext:value-type="float">
            <text:p>21.755845</text:p>
          </table:table-cell>
          <table:table-cell table:style-name="ce51" office:value-type="float" office:value="299" calcext:value-type="float">
            <text:p>299</text:p>
          </table:table-cell>
          <table:table-cell office:value-type="string" calcext:value-type="string">
            <text:p>Otovica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STS-2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KO</text:p>
          </table:table-cell>
          <table:table-cell table:style-name="ce92" office:value-type="float" office:value="41.971467" calcext:value-type="float">
            <text:p>41.971467</text:p>
          </table:table-cell>
          <table:table-cell table:style-name="ce92" office:value-type="float" office:value="21.434422" calcext:value-type="float">
            <text:p>21.434422</text:p>
          </table:table-cell>
          <table:table-cell table:style-name="ce51" office:value-type="float" office:value="409" calcext:value-type="float">
            <text:p>409</text:p>
          </table:table-cell>
          <table:table-cell office:value-type="string" calcext:value-type="string">
            <text:p>Seismological Observatory Skopje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+Frankfur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5" table:number-columns-repeated="76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STIP</text:p>
          </table:table-cell>
          <table:table-cell table:style-name="ce92" office:value-type="float" office:value="41.77559" calcext:value-type="float">
            <text:p>41.77559</text:p>
          </table:table-cell>
          <table:table-cell table:style-name="ce92" office:value-type="float" office:value="22.43792" calcext:value-type="float">
            <text:p>22.43792</text:p>
          </table:table-cell>
          <table:table-cell table:style-name="ce51" office:value-type="float" office:value="1388" calcext:value-type="float">
            <text:p>1388</text:p>
          </table:table-cell>
          <table:table-cell office:value-type="string" calcext:value-type="string">
            <text:p>Stip, Vrteshka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CMG-3ESP, 120 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+Frankfur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VAY</text:p>
          </table:table-cell>
          <table:table-cell table:style-name="ce92" office:value-type="float" office:value="41.321616" calcext:value-type="float">
            <text:p>41.321616</text:p>
          </table:table-cell>
          <table:table-cell table:style-name="ce92" office:value-type="float" office:value="22.564576" calcext:value-type="float">
            <text:p>22.564576</text:p>
          </table:table-cell>
          <table:table-cell table:style-name="ce51" office:value-type="float" office:value="209" calcext:value-type="float">
            <text:p>209</text:p>
          </table:table-cell>
          <table:table-cell office:value-type="string" calcext:value-type="string">
            <text:p>Valanovo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+Frankfur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MK</text:p>
          </table:table-cell>
          <table:table-cell table:style-name="ce47" office:value-type="string" calcext:value-type="string">
            <text:p>ZUPA</text:p>
          </table:table-cell>
          <table:table-cell table:style-name="ce92" office:value-type="float" office:value="41.479627" calcext:value-type="float">
            <text:p>41.479627</text:p>
          </table:table-cell>
          <table:table-cell table:style-name="ce92" office:value-type="float" office:value="20.558015" calcext:value-type="float">
            <text:p>20.558015</text:p>
          </table:table-cell>
          <table:table-cell table:style-name="ce51" office:value-type="float" office:value="790" calcext:value-type="float">
            <text:p>790</text:p>
          </table:table-cell>
          <table:table-cell office:value-type="string" calcext:value-type="string">
            <text:p>Centar_Zupa</text:p>
          </table:table-cell>
          <table:table-cell table:style-name="ce58" office:value-type="string" calcext:value-type="string">
            <text:p>N.Macedonia</text:p>
          </table:table-cell>
          <table:table-cell table:style-name="ce95" table:number-columns-repeated="2"/>
          <table:table-cell table:style-name="ce58" office:value-type="string" calcext:value-type="string">
            <text:p>CMG-3ESP, 12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+Frankfurt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OA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AVAS</text:p>
          </table:table-cell>
          <table:table-cell table:style-name="ce34" office:value-type="float" office:value="44.69595" calcext:value-type="float">
            <text:p>44.69595</text:p>
          </table:table-cell>
          <table:table-cell table:style-name="ce34" office:value-type="float" office:value="20.51315" calcext:value-type="float">
            <text:p>20.51315</text:p>
          </table:table-cell>
          <table:table-cell table:style-name="ce34" office:value-type="float" office:value="444" calcext:value-type="float">
            <text:p>444</text:p>
          </table:table-cell>
          <table:table-cell office:value-type="string" calcext:value-type="string">
            <text:p>Avala</text:p>
          </table:table-cell>
          <table:table-cell table:style-name="ce58"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2"/>
          <table:table-cell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SRB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IVAS</text:p>
          </table:table-cell>
          <table:table-cell table:style-name="ce34" office:value-type="float" office:value="43.576676" calcext:value-type="float">
            <text:p>43.576676</text:p>
          </table:table-cell>
          <table:table-cell table:style-name="ce34" office:value-type="float" office:value="20.152395" calcext:value-type="float">
            <text:p>20.152395</text:p>
          </table:table-cell>
          <table:table-cell table:style-name="ce34" office:value-type="float" office:value="791" calcext:value-type="float">
            <text:p>791</text:p>
          </table:table-cell>
          <table:table-cell office:value-type="string" calcext:value-type="string">
            <text:p>Ivanjica</text:p>
          </table:table-cell>
          <table:table-cell office:value-type="string" calcext:value-type="string">
            <text:p>SRB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5" table:number-columns-repeated="76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RS01A</text:p>
          </table:table-cell>
          <table:table-cell table:style-name="ce65" office:value-type="float" office:value="45.75" calcext:value-type="float">
            <text:p>45.75</text:p>
          </table:table-cell>
          <table:table-cell table:style-name="ce73" office:value-type="float" office:value="19.8" calcext:value-type="float">
            <text:p>19.8</text:p>
          </table:table-cell>
          <table:table-cell table:style-name="ce112"/>
          <table:table-cell table:style-name="ce58"/>
          <table:table-cell office:value-type="string" calcext:value-type="string">
            <text:p>SRB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26"/>
          <table:table-cell table:style-name="ce175" table:number-columns-repeated="767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AMOS</text:p>
          </table:table-cell>
          <table:table-cell table:style-name="ce65" office:value-type="float" office:value="45.188620289546" calcext:value-type="float">
            <text:p>45.188620289546</text:p>
          </table:table-cell>
          <table:table-cell table:style-name="ce65" office:value-type="float" office:value="20.7703554348915" calcext:value-type="float">
            <text:p>20.7703554348915</text:p>
          </table:table-cell>
          <table:table-cell table:style-name="ce34" office:value-type="float" office:value="73" calcext:value-type="float">
            <text:p>73</text:p>
          </table:table-cell>
          <table:table-cell office:value-type="string" calcext:value-type="string">
            <text:p>Banatski Dvor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/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 table:number-columns-repeated="7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SELS</text:p>
          </table:table-cell>
          <table:table-cell table:style-name="ce34" office:value-type="float" office:value="43.214253" calcext:value-type="float">
            <text:p>43.214253</text:p>
          </table:table-cell>
          <table:table-cell table:style-name="ce34" office:value-type="float" office:value="21.120913" calcext:value-type="float">
            <text:p>21.120913</text:p>
          </table:table-cell>
          <table:table-cell table:style-name="ce34" office:value-type="float" office:value="524" calcext:value-type="float">
            <text:p>524</text:p>
          </table:table-cell>
          <table:table-cell office:value-type="string" calcext:value-type="string">
            <text:p>Selova-Kuršumlija</text:p>
          </table:table-cell>
          <table:table-cell office:value-type="string" calcext:value-type="string">
            <text:p>SRB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47" office:value-type="string" calcext:value-type="string">
            <text:p>SVIS</text:p>
          </table:table-cell>
          <table:table-cell table:style-name="ce92" office:value-type="float" office:value="44.265486" calcext:value-type="float">
            <text:p>44.265486</text:p>
          </table:table-cell>
          <table:table-cell table:style-name="ce92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Svilajn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office:value-type="string" calcext:value-type="string">
            <text:p>TEKS</text:p>
          </table:table-cell>
          <table:table-cell table:style-name="ce34" office:value-type="float" office:value="44.549344" calcext:value-type="float">
            <text:p>44.549344</text:p>
          </table:table-cell>
          <table:table-cell table:style-name="ce34" office:value-type="float" office:value="19.528069" calcext:value-type="float">
            <text:p>19.528069</text:p>
          </table:table-cell>
          <table:table-cell table:style-name="ce34" office:value-type="float" office:value="249" calcext:value-type="float">
            <text:p>249</text:p>
          </table:table-cell>
          <table:table-cell office:value-type="string" calcext:value-type="string">
            <text:p>Tekeriš-Šabac</text:p>
          </table:table-cell>
          <table:table-cell office:value-type="string" calcext:value-type="string">
            <text:p>SRB</text:p>
          </table:table-cell>
          <table:table-cell table:style-name="ce147" table:number-columns-repeated="2"/>
          <table:table-cell table:style-name="ce58"/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47" table:number-columns-repeated="3"/>
          <table:table-cell table:style-name="ce67" office:value-type="string" calcext:value-type="string">
            <text:p>GIPP</text:p>
          </table:table-cell>
          <table:table-cell table:style-name="ce147"/>
          <table:table-cell table:number-columns-repeated="2" table:style-name="ce147" office:value-type="float" office:value="1" calcext:value-type="float">
            <text:p>1</text:p>
          </table:table-cell>
          <table:table-cell table:style-name="ce147" table:number-columns-repeated="4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33" office:value-type="string" calcext:value-type="string">
            <text:p>VLAS</text:p>
          </table:table-cell>
          <table:table-cell table:style-name="ce65" office:value-type="float" office:value="42.96621" calcext:value-type="float">
            <text:p>42.96621</text:p>
          </table:table-cell>
          <table:table-cell table:style-name="ce73" office:value-type="float" office:value="22.125741" calcext:value-type="float">
            <text:p>22.125741</text:p>
          </table:table-cell>
          <table:table-cell table:style-name="ce112" office:value-type="float" office:value="315" calcext:value-type="float">
            <text:p>315</text:p>
          </table:table-cell>
          <table:table-cell table:style-name="ce58" office:value-type="string" calcext:value-type="string">
            <text:p>Vlasotince</text:p>
          </table:table-cell>
          <table:table-cell office:value-type="string" calcext:value-type="string">
            <text:p>SRB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table:number-columns-repeated="3"/>
          <table:table-cell table:style-name="ce67"/>
          <table:table-cell table:style-name="ce147" office:value-type="string" calcext:value-type="string">
            <text:p>NORTH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TV</text:p>
          </table:table-cell>
          <table:table-cell table:style-name="ce67" office:value-type="string" calcext:value-type="string">
            <text:p>DIV02</text:p>
          </table:table-cell>
          <table:table-cell table:style-name="ce71" office:value-type="float" office:value="46.010724" calcext:value-type="float">
            <text:p>46.010724</text:p>
          </table:table-cell>
          <table:table-cell table:style-name="ce71" office:value-type="float" office:value="8.327315" calcext:value-type="float">
            <text:p>8.327315</text:p>
          </table:table-cell>
          <table:table-cell table:style-name="ce118" office:value-type="float" office:value="1.306" calcext:value-type="float">
            <text:p>1</text:p>
          </table:table-cell>
          <table:table-cell table:style-name="ce140" office:value-type="string" calcext:value-type="string">
            <text:p>Verbania - Casa dell'Alpino - Cicogna - <text:s/>Italy</text:p>
          </table:table-cell>
          <table:table-cell table:style-name="ce58" office:value-type="string" calcext:value-type="string">
            <text:p>Italy</text:p>
          </table:table-cell>
          <table:table-cell table:style-name="ce95" table:number-columns-repeated="2"/>
          <table:table-cell table:style-name="ce132" office:value-type="string" calcext:value-type="string">
            <text:p>Trillium Horizon 120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Centaur </text:p>
          </table:table-cell>
          <table:table-cell table:style-name="ce95" table:number-columns-repeated="2"/>
          <table:table-cell table:style-name="ce67" office:value-type="string" calcext:value-type="string">
            <text:p>Bologna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67" office:value-type="string" calcext:value-type="string">
            <text:p>former A288A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99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11</text:p>
          </table:table-cell>
          <table:table-cell table:style-name="ce65" office:value-type="float" office:value="46.13512" calcext:value-type="float">
            <text:p>46.13512</text:p>
          </table:table-cell>
          <table:table-cell table:style-name="ce65" office:value-type="float" office:value="8.4388" calcext:value-type="float">
            <text:p>8.4388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75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IV60</text:p>
          </table:table-cell>
          <table:table-cell table:style-name="ce65" office:value-type="float" office:value="45.9358" calcext:value-type="float">
            <text:p>45.9358</text:p>
          </table:table-cell>
          <table:table-cell table:style-name="ce65" office:value-type="float" office:value="8.288" calcext:value-type="float">
            <text:p>8.288</text:p>
          </table:table-cell>
          <table:table-cell table:style-name="ce112" office:value-type="float" office:value="948" calcext:value-type="float">
            <text:p>948</text:p>
          </table:table-cell>
          <table:table-cell/>
          <table:table-cell office:value-type="string" calcext:value-type="string">
            <text:p>Ital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existing</text:p>
          </table:table-cell>
          <table:table-cell table:style-name="ce175"/>
          <table:table-cell table:number-columns-repeated="2"/>
          <table:table-cell office:value-type="string" calcext:value-type="string">
            <text:p>Bolog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CENTER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KSV</text:p>
          </table:table-cell>
          <table:table-cell table:style-name="ce72" office:value-type="float" office:value="48.31369" calcext:value-type="float">
            <text:p>48.31369</text:p>
          </table:table-cell>
          <table:table-cell table:style-name="ce72" office:value-type="float" office:value="25.06453" calcext:value-type="float">
            <text:p>25.06453</text:p>
          </table:table-cell>
          <table:table-cell table:style-name="ce112" office:value-type="float" office:value="449" calcext:value-type="float">
            <text:p>449</text:p>
          </table:table-cell>
          <table:table-cell table:style-name="ce58" office:value-type="string" calcext:value-type="string">
            <text:p>Kosiv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 office:value-type="string" calcext:value-type="string">
            <text:p>CMG-3ESP(120s;2x1000V/m/s)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95" table:number-columns-repeated="2"/>
          <table:table-cell table:style-name="ce67" office:value-type="string" calcext:value-type="string">
            <text:p>GIPP+GeoA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MEZ</text:p>
          </table:table-cell>
          <table:table-cell table:style-name="ce34" office:value-type="float" office:value="48.512074" calcext:value-type="float">
            <text:p>48.512074</text:p>
          </table:table-cell>
          <table:table-cell table:style-name="ce34" office:value-type="float" office:value="23.512356" calcext:value-type="float">
            <text:p>23.512356</text:p>
          </table:table-cell>
          <table:table-cell office:value-type="float" office:value="471" calcext:value-type="float">
            <text:p>471</text:p>
          </table:table-cell>
          <table:table-cell table:style-name="ce123" office:value-type="string" calcext:value-type="string">
            <text:p>Mizhgirya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95" table:number-columns-repeated="2"/>
          <table:table-cell table:style-name="ce67" office:value-type="string" calcext:value-type="string">
            <text:p>GIPP+GeoA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UT</text:p>
          </table:table-cell>
          <table:table-cell table:style-name="ce33" office:value-type="string" calcext:value-type="string">
            <text:p>BRIU</text:p>
          </table:table-cell>
          <table:table-cell table:style-name="ce65" office:value-type="float" office:value="48.33798" calcext:value-type="float">
            <text:p>48.33798</text:p>
          </table:table-cell>
          <table:table-cell table:style-name="ce73" office:value-type="float" office:value="23.02031" calcext:value-type="float">
            <text:p>23.02031</text:p>
          </table:table-cell>
          <table:table-cell table:style-name="ce112" office:value-type="float" office:value="167" calcext:value-type="float">
            <text:p>167</text:p>
          </table:table-cell>
          <table:table-cell table:style-name="ce58" office:value-type="string" calcext:value-type="string">
            <text:p>Brid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 office:value-type="string" calcext:value-type="string">
            <text:p>Guralp CMG-3ESP (120 s)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D2400-270_ps6-3channel</text:p>
          </table:table-cell>
          <table:table-cell table:style-name="ce95" table:number-columns-repeated="2"/>
          <table:table-cell table:style-name="ce67" office:value-type="string" calcext:value-type="string">
            <text:p>GIPP+GeoAz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RAKU</text:p>
          </table:table-cell>
          <table:table-cell table:style-name="ce34" office:value-type="float" office:value="48.02602" calcext:value-type="float">
            <text:p>48.02602</text:p>
          </table:table-cell>
          <table:table-cell table:style-name="ce34" office:value-type="float" office:value="24.16632" calcext:value-type="float">
            <text:p>24.16632</text:p>
          </table:table-cell>
          <table:table-cell office:value-type="float" office:value="448" calcext:value-type="float">
            <text:p>448</text:p>
          </table:table-cell>
          <table:table-cell table:style-name="ce123" office:value-type="string" calcext:value-type="string">
            <text:p>Rahiv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 office:value-type="string" calcext:value-type="string">
            <text:p>Theta-TT30-VEL (2x1000V/m/s) 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104" office:value-type="string" calcext:value-type="string">
            <text:p>ED2400-270_ps6-3channel</text:p>
          </table:table-cell>
          <table:table-cell table:style-name="ce95" table:number-columns-repeated="2"/>
          <table:table-cell table:style-name="ce67" office:value-type="string" calcext:value-type="string">
            <text:p>GIPP+GeoA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58" office:value-type="string" calcext:value-type="string">
            <text:p>UT</text:p>
          </table:table-cell>
          <table:table-cell office:value-type="string" calcext:value-type="string">
            <text:p>STAU</text:p>
          </table:table-cell>
          <table:table-cell table:style-name="ce34" office:value-type="float" office:value="48.71" calcext:value-type="float">
            <text:p>48.71</text:p>
          </table:table-cell>
          <table:table-cell table:style-name="ce34" office:value-type="float" office:value="24.5" calcext:value-type="float">
            <text:p>24.5</text:p>
          </table:table-cell>
          <table:table-cell table:style-name="ce34" office:value-type="float" office:value="300" calcext:value-type="float">
            <text:p>300</text:p>
          </table:table-cell>
          <table:table-cell table:style-name="ce123" office:value-type="string" calcext:value-type="string">
            <text:p>Starunia</text:p>
          </table:table-cell>
          <table:table-cell office:value-type="string" calcext:value-type="string">
            <text:p>UkraineCarp</text:p>
          </table:table-cell>
          <table:table-cell table:number-columns-repeated="2"/>
          <table:table-cell office:value-type="string" calcext:value-type="string">
            <text:p>CMG-3ESP(120s;2x1000V/m/s)</text:p>
          </table:table-cell>
          <table:table-cell office:value-type="float" office:value="120" calcext:value-type="float">
            <text:p>120</text:p>
          </table:table-cell>
          <table:table-cell table:style-name="ce126" office:value-type="string" calcext:value-type="string">
            <text:p>SP</text:p>
          </table:table-cell>
          <table:table-cell table:style-name="ce147" office:value-type="string" calcext:value-type="string">
            <text:p>ED2400-270</text:p>
          </table:table-cell>
          <table:table-cell table:style-name="ce147" table:number-columns-repeated="2"/>
          <table:table-cell table:style-name="ce67" office:value-type="string" calcext:value-type="string">
            <text:p>GIPP+GeoAz</text:p>
          </table:table-cell>
          <table:table-cell table:style-name="ce147" table:number-columns-repeated="7"/>
          <table:table-cell office:value-type="string" calcext:value-type="string">
            <text:p>EAST</text:p>
          </table:table-cell>
          <table:table-cell table:style-name="ce147" table:number-columns-repeated="3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9" office:value-type="string" calcext:value-type="string">
            <text:p>FR01A</text:p>
          </table:table-cell>
          <table:table-cell table:style-name="ce92" office:value-type="float" office:value="46.9556" calcext:value-type="float">
            <text:p>46.9556</text:p>
          </table:table-cell>
          <table:table-cell table:style-name="ce92" office:value-type="float" office:value="4.072" calcext:value-type="float">
            <text:p>4.072</text:p>
          </table:table-cell>
          <table:table-cell office:value-type="float" office:value="457" calcext:value-type="float">
            <text:p>457</text:p>
          </table:table-cell>
          <table:table-cell table:style-name="ce132" office:value-type="string" calcext:value-type="string">
            <text:p>Saint-Prix, 71472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126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close to former A166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2A/A165A</text:p>
          </table:table-cell>
          <table:table-cell table:style-name="ce92" office:value-type="float" office:value="46.9102" calcext:value-type="float">
            <text:p>46.9102</text:p>
          </table:table-cell>
          <table:table-cell table:style-name="ce92" office:value-type="float" office:value="3.4984" calcext:value-type="float">
            <text:p>3.4984</text:p>
          </table:table-cell>
          <table:table-cell office:value-type="float" office:value="271" calcext:value-type="float">
            <text:p>271</text:p>
          </table:table-cell>
          <table:table-cell table:style-name="ce132" office:value-type="string" calcext:value-type="string">
            <text:p>Le Bourg, 58291, Thianges, Niev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65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3A</text:p>
          </table:table-cell>
          <table:table-cell table:style-name="ce92" office:value-type="float" office:value="46.6118" calcext:value-type="float">
            <text:p>46.6118</text:p>
          </table:table-cell>
          <table:table-cell table:style-name="ce92" office:value-type="float" office:value="3.2459" calcext:value-type="float">
            <text:p>3.2459</text:p>
          </table:table-cell>
          <table:table-cell office:value-type="float" office:value="239" calcext:value-type="float">
            <text:p>239</text:p>
          </table:table-cell>
          <table:table-cell table:style-name="ce132" office:value-type="string" calcext:value-type="string">
            <text:p>Montilly, 0318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0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4A/A169A</text:p>
          </table:table-cell>
          <table:table-cell table:style-name="ce92" office:value-type="float" office:value="46.5963" calcext:value-type="float">
            <text:p>46.5963</text:p>
          </table:table-cell>
          <table:table-cell table:style-name="ce92" office:value-type="float" office:value="4.5818" calcext:value-type="float">
            <text:p>4.5818</text:p>
          </table:table-cell>
          <table:table-cell office:value-type="float" office:value="300" calcext:value-type="float">
            <text:p>300</text:p>
          </table:table-cell>
          <table:table-cell table:style-name="ce58" office:value-type="string" calcext:value-type="string">
            <text:p>Burzy, 71068, Saone-et-Loire, Bourgogne-Franche-Comte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69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2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5A</text:p>
          </table:table-cell>
          <table:table-cell table:style-name="ce92" office:value-type="float" office:value="46.5436" calcext:value-type="float">
            <text:p>46.5436</text:p>
          </table:table-cell>
          <table:table-cell table:style-name="ce92" office:value-type="float" office:value="2.09028" calcext:value-type="float">
            <text:p>2.09028</text:p>
          </table:table-cell>
          <table:table-cell office:value-type="float" office:value="252" calcext:value-type="float">
            <text:p>252</text:p>
          </table:table-cell>
          <table:table-cell table:style-name="ce132" office:value-type="string" calcext:value-type="string">
            <text:p>La Motte-Feuilly ,36132, Indre, Centre-Val de Loir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 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1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6A/A170A</text:p>
          </table:table-cell>
          <table:table-cell table:style-name="ce92" office:value-type="float" office:value="46.3781" calcext:value-type="float">
            <text:p>46.3781</text:p>
          </table:table-cell>
          <table:table-cell table:style-name="ce92" office:value-type="float" office:value="3.4474" calcext:value-type="float">
            <text:p>3.4474</text:p>
          </table:table-cell>
          <table:table-cell office:value-type="float" office:value="140" calcext:value-type="float">
            <text:p>140</text:p>
          </table:table-cell>
          <table:table-cell table:style-name="ce132" office:value-type="string" calcext:value-type="string">
            <text:p>Saint-Gerand-de-Vaux, 03234, Allier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70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0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7A</text:p>
          </table:table-cell>
          <table:table-cell table:style-name="ce92" office:value-type="float" office:value="46.1964" calcext:value-type="float">
            <text:p>46.1964</text:p>
          </table:table-cell>
          <table:table-cell table:style-name="ce92" office:value-type="float" office:value="1.29683" calcext:value-type="float">
            <text:p>1.29683</text:p>
          </table:table-cell>
          <table:table-cell office:value-type="float" office:value="841" calcext:value-type="float">
            <text:p>841</text:p>
          </table:table-cell>
          <table:table-cell table:style-name="ce62" office:value-type="string" calcext:value-type="string">
            <text:p>Saint-Sornin-Leulac, 87180, Haute-Vien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10-0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8A/A171A</text:p>
          </table:table-cell>
          <table:table-cell table:style-name="ce92" office:value-type="float" office:value="46.2034" calcext:value-type="float">
            <text:p>46.2034</text:p>
          </table:table-cell>
          <table:table-cell table:style-name="ce92" office:value-type="float" office:value="4.1241" calcext:value-type="float">
            <text:p>4.1241</text:p>
          </table:table-cell>
          <table:table-cell office:value-type="float" office:value="410" calcext:value-type="float">
            <text:p>410</text:p>
          </table:table-cell>
          <table:table-cell table:style-name="ce132" office:value-type="string" calcext:value-type="string">
            <text:p>Fleury-la-Montagne, 71200, Saone-et-Loire, Bourgogne-Franche-Comt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71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07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09A</text:p>
          </table:table-cell>
          <table:table-cell table:style-name="ce92" office:value-type="float" office:value="46.1382" calcext:value-type="float">
            <text:p>46.1382</text:p>
          </table:table-cell>
          <table:table-cell table:style-name="ce92" office:value-type="float" office:value="2.62999" calcext:value-type="float">
            <text:p>2.62999</text:p>
          </table:table-cell>
          <table:table-cell office:value-type="float" office:value="550" calcext:value-type="float">
            <text:p>550</text:p>
          </table:table-cell>
          <table:table-cell table:style-name="ce58" office:value-type="string" calcext:value-type="string">
            <text:p>Saint-Fargeol ,03231, Allier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0A</text:p>
          </table:table-cell>
          <table:table-cell table:style-name="ce92" office:value-type="float" office:value="45.9823" calcext:value-type="float">
            <text:p>45.9823</text:p>
          </table:table-cell>
          <table:table-cell table:style-name="ce92" office:value-type="float" office:value="0.895067" calcext:value-type="float">
            <text:p>0.895067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Montrollet ,16231, Charent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1A</text:p>
          </table:table-cell>
          <table:table-cell table:style-name="ce92" office:value-type="float" office:value="45.829" calcext:value-type="float">
            <text:p>45.829</text:p>
          </table:table-cell>
          <table:table-cell table:style-name="ce92" office:value-type="float" office:value="4.06484" calcext:value-type="float">
            <text:p>4.06484</text:p>
          </table:table-cell>
          <table:table-cell office:value-type="float" office:value="351" calcext:value-type="float">
            <text:p>351</text:p>
          </table:table-cell>
          <table:table-cell table:style-name="ce58" office:value-type="string" calcext:value-type="string">
            <text:p>Pommiers-en-Forez, 42173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2A</text:p>
          </table:table-cell>
          <table:table-cell table:style-name="ce92" office:value-type="float" office:value="45.7452" calcext:value-type="float">
            <text:p>45.7452</text:p>
          </table:table-cell>
          <table:table-cell table:style-name="ce92" office:value-type="float" office:value="1.24299" calcext:value-type="float">
            <text:p>1.24299</text:p>
          </table:table-cell>
          <table:table-cell office:value-type="float" office:value="289" calcext:value-type="float">
            <text:p>289</text:p>
          </table:table-cell>
          <table:table-cell table:style-name="ce58" office:value-type="string" calcext:value-type="string">
            <text:p>Solignac ,87192, Haute-Vienne, Nouvelle-Aquitaine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20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3A</text:p>
          </table:table-cell>
          <table:table-cell table:style-name="ce92" office:value-type="float" office:value="45.5812" calcext:value-type="float">
            <text:p>45.5812</text:p>
          </table:table-cell>
          <table:table-cell table:style-name="ce92" office:value-type="float" office:value="1.96176" calcext:value-type="float">
            <text:p>1.96176</text:p>
          </table:table-cell>
          <table:table-cell office:value-type="float" office:value="780" calcext:value-type="float">
            <text:p>780</text:p>
          </table:table-cell>
          <table:table-cell table:style-name="ce62" office:value-type="string" calcext:value-type="string">
            <text:p>Prols-sur-Vzre, 19160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10-0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XP</text:p>
          </table:table-cell>
          <table:table-cell table:style-name="ce47" office:value-type="string" calcext:value-type="string">
            <text:p>FR14A</text:p>
          </table:table-cell>
          <table:table-cell table:style-name="ce92" office:value-type="float" office:value="45.5103" calcext:value-type="float">
            <text:p>45.5103</text:p>
          </table:table-cell>
          <table:table-cell table:style-name="ce92" office:value-type="float" office:value="4.03865" calcext:value-type="float">
            <text:p>4.03865</text:p>
          </table:table-cell>
          <table:table-cell office:value-type="float" office:value="740" calcext:value-type="float">
            <text:p>740</text:p>
          </table:table-cell>
          <table:table-cell table:style-name="ce62" office:value-type="string" calcext:value-type="string">
            <text:p>Soleymieux, 42301, 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12-06</text:p>
          </table:table-cell>
          <table:table-cell/>
          <table:table-cell table:style-name="ce171" office:value-type="date" office:date-value="2024-01-24" calcext:value-type="date">
            <text:p>2024-01-24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4B</text:p>
          </table:table-cell>
          <table:table-cell table:style-name="ce92" office:value-type="float" office:value="45.4815" calcext:value-type="float">
            <text:p>45.4815</text:p>
          </table:table-cell>
          <table:table-cell table:style-name="ce92" office:value-type="float" office:value="4.04177" calcext:value-type="float">
            <text:p>4.04177</text:p>
          </table:table-cell>
          <table:table-cell office:value-type="float" office:value="850" calcext:value-type="float">
            <text:p>850</text:p>
          </table:table-cell>
          <table:table-cell table:style-name="ce62" office:value-type="string" calcext:value-type="string">
            <text:p>Marols, 42140, Loire, Auvergne-Rhône-Alpes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5A</text:p>
          </table:table-cell>
          <table:table-cell table:style-name="ce92" office:value-type="float" office:value="45.2653" calcext:value-type="float">
            <text:p>45.2653</text:p>
          </table:table-cell>
          <table:table-cell table:style-name="ce92" office:value-type="float" office:value="1.07452" calcext:value-type="float">
            <text:p>1.07452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Tourtoirac, 24555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16A</text:p>
          </table:table-cell>
          <table:table-cell table:style-name="ce92" office:value-type="float" office:value="45.2732" calcext:value-type="float">
            <text:p>45.2732</text:p>
          </table:table-cell>
          <table:table-cell table:style-name="ce92" office:value-type="float" office:value="3.97047" calcext:value-type="float">
            <text:p>3.97047</text:p>
          </table:table-cell>
          <table:table-cell office:value-type="float" office:value="841" calcext:value-type="float">
            <text:p>841</text:p>
          </table:table-cell>
          <table:table-cell table:style-name="ce132" office:value-type="string" calcext:value-type="string">
            <text:p>Saint-Andr-de-Chalencon ,43166, Haute-Loire, Auvergne-RhÃ´ne-Alpes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RECKEISEN 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9-2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7A</text:p>
          </table:table-cell>
          <table:table-cell table:style-name="ce92" office:value-type="float" office:value="45.1452" calcext:value-type="float">
            <text:p>45.1452</text:p>
          </table:table-cell>
          <table:table-cell table:style-name="ce92" office:value-type="float" office:value="2.2587" calcext:value-type="float">
            <text:p>2.2587</text:p>
          </table:table-cell>
          <table:table-cell office:value-type="float" office:value="670" calcext:value-type="float">
            <text:p>670</text:p>
          </table:table-cell>
          <table:table-cell table:style-name="ce132" office:value-type="string" calcext:value-type="string">
            <text:p>Barriac-les-Bosquets, 15018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2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8A/A182A</text:p>
          </table:table-cell>
          <table:table-cell table:style-name="ce92" office:value-type="float" office:value="44.9672" calcext:value-type="float">
            <text:p>44.9672</text:p>
          </table:table-cell>
          <table:table-cell table:style-name="ce92" office:value-type="float" office:value="2.80704" calcext:value-type="float">
            <text:p>2.80704</text:p>
          </table:table-cell>
          <table:table-cell office:value-type="float" office:value="840" calcext:value-type="float">
            <text:p>840</text:p>
          </table:table-cell>
          <table:table-cell table:style-name="ce132" office:value-type="string" calcext:value-type="string">
            <text:p>Brezons, 15026, Cantal, Auvergne-Rhone-Alpes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82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4-18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19A</text:p>
          </table:table-cell>
          <table:table-cell table:style-name="ce92" office:value-type="float" office:value="44.9441" calcext:value-type="float">
            <text:p>44.9441</text:p>
          </table:table-cell>
          <table:table-cell table:style-name="ce92" office:value-type="float" office:value="1.77448" calcext:value-type="float">
            <text:p>1.77448</text:p>
          </table:table-cell>
          <table:table-cell office:value-type="float" office:value="201" calcext:value-type="float">
            <text:p>201</text:p>
          </table:table-cell>
          <table:table-cell table:style-name="ce132" office:value-type="string" calcext:value-type="string">
            <text:p>Bilhac, 19026, Corrz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24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0A</text:p>
          </table:table-cell>
          <table:table-cell table:style-name="ce92" office:value-type="float" office:value="44.9309" calcext:value-type="float">
            <text:p>44.9309</text:p>
          </table:table-cell>
          <table:table-cell table:style-name="ce92" office:value-type="float" office:value="1.24643" calcext:value-type="float">
            <text:p>1.24643</text:p>
          </table:table-cell>
          <table:table-cell office:value-type="float" office:value="184" calcext:value-type="float">
            <text:p>184</text:p>
          </table:table-cell>
          <table:table-cell table:style-name="ce132" office:value-type="string" calcext:value-type="string">
            <text:p>Proissans, 24341, Dordogne, Nouvelle-Aquitain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25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1A/A184A</text:p>
          </table:table-cell>
          <table:table-cell table:style-name="ce92" office:value-type="float" office:value="44.892" calcext:value-type="float">
            <text:p>44.892</text:p>
          </table:table-cell>
          <table:table-cell table:style-name="ce92" office:value-type="float" office:value="4.4516" calcext:value-type="float">
            <text:p>4.4516</text:p>
          </table:table-cell>
          <table:table-cell office:value-type="float" office:value="750" calcext:value-type="float">
            <text:p>750</text:p>
          </table:table-cell>
          <table:table-cell table:style-name="ce58" office:value-type="string" calcext:value-type="string">
            <text:p>Saint-Michel-d'Aurance, 07276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84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4-06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2A</text:p>
          </table:table-cell>
          <table:table-cell table:style-name="ce92" office:value-type="float" office:value="44.6463" calcext:value-type="float">
            <text:p>44.6463</text:p>
          </table:table-cell>
          <table:table-cell table:style-name="ce92" office:value-type="float" office:value="3.80177" calcext:value-type="float">
            <text:p>3.80177</text:p>
          </table:table-cell>
          <table:table-cell office:value-type="float" office:value="1168" calcext:value-type="float">
            <text:p>1168</text:p>
          </table:table-cell>
          <table:table-cell table:style-name="ce132" office:value-type="string" calcext:value-type="string">
            <text:p>Cheylard-l'vque, 48048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8-3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44" office:value-type="string" calcext:value-type="string">
            <text:p>FR23A</text:p>
          </table:table-cell>
          <table:table-cell table:style-name="ce92" office:value-type="float" office:value="44.7343" calcext:value-type="float">
            <text:p>44.7343</text:p>
          </table:table-cell>
          <table:table-cell table:style-name="ce92" office:value-type="float" office:value="3.3398" calcext:value-type="float">
            <text:p>3.3398</text:p>
          </table:table-cell>
          <table:table-cell office:value-type="float" office:value="935" calcext:value-type="float">
            <text:p>935</text:p>
          </table:table-cell>
          <table:table-cell table:style-name="ce132" office:value-type="string" calcext:value-type="string">
            <text:p>Rimeize, 48128, Lozere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4-2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4A</text:p>
          </table:table-cell>
          <table:table-cell table:style-name="ce92" office:value-type="float" office:value="44.6604" calcext:value-type="float">
            <text:p>44.6604</text:p>
          </table:table-cell>
          <table:table-cell table:style-name="ce92" office:value-type="float" office:value="1.54271" calcext:value-type="float">
            <text:p>1.54271</text:p>
          </table:table-cell>
          <table:table-cell office:value-type="float" office:value="355" calcext:value-type="float">
            <text:p>355</text:p>
          </table:table-cell>
          <table:table-cell table:style-name="ce132" office:value-type="string" calcext:value-type="string">
            <text:p>Coeur de Causse, 46138, Lot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close to PY29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10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5A</text:p>
          </table:table-cell>
          <table:table-cell table:style-name="ce92" office:value-type="float" office:value="44.603" calcext:value-type="float">
            <text:p>44.603</text:p>
          </table:table-cell>
          <table:table-cell table:style-name="ce92" office:value-type="float" office:value="2.07924" calcext:value-type="float">
            <text:p>2.07924</text:p>
          </table:table-cell>
          <table:table-cell office:value-type="float" office:value="240" calcext:value-type="float">
            <text:p>240</text:p>
          </table:table-cell>
          <table:table-cell table:style-name="ce132" office:value-type="string" calcext:value-type="string">
            <text:p>Lunan, 46180, Lot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6A/A192A</text:p>
          </table:table-cell>
          <table:table-cell table:style-name="ce92" office:value-type="float" office:value="44.514" calcext:value-type="float">
            <text:p>44.514</text:p>
          </table:table-cell>
          <table:table-cell table:style-name="ce92" office:value-type="float" office:value="4.57487" calcext:value-type="float">
            <text:p>4.57487</text:p>
          </table:table-cell>
          <table:table-cell office:value-type="float" office:value="208" calcext:value-type="float">
            <text:p>208</text:p>
          </table:table-cell>
          <table:table-cell table:style-name="ce58" office:value-type="string" calcext:value-type="string">
            <text:p>Valvigneres, 07332, Ardeche, Auvergne-Rhone-Alpes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92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4-05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7A</text:p>
          </table:table-cell>
          <table:table-cell table:style-name="ce92" office:value-type="float" office:value="44.3963" calcext:value-type="float">
            <text:p>44.3963</text:p>
          </table:table-cell>
          <table:table-cell table:style-name="ce92" office:value-type="float" office:value="2.58325" calcext:value-type="float">
            <text:p>2.58325</text:p>
          </table:table-cell>
          <table:table-cell office:value-type="float" office:value="600" calcext:value-type="float">
            <text:p>600</text:p>
          </table:table-cell>
          <table:table-cell table:style-name="ce132" office:value-type="string" calcext:value-type="string">
            <text:p>Onet-le-Chteau, 12176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1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8A</text:p>
          </table:table-cell>
          <table:table-cell table:style-name="ce92" office:value-type="float" office:value="44.2662" calcext:value-type="float">
            <text:p>44.2662</text:p>
          </table:table-cell>
          <table:table-cell table:style-name="ce92" office:value-type="float" office:value="3.12946" calcext:value-type="float">
            <text:p>3.12946</text:p>
          </table:table-cell>
          <table:table-cell office:value-type="float" office:value="875" calcext:value-type="float">
            <text:p>875</text:p>
          </table:table-cell>
          <table:table-cell table:style-name="ce132" office:value-type="string" calcext:value-type="string">
            <text:p>Massegros Causses Gorges, 48094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12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29A</text:p>
          </table:table-cell>
          <table:table-cell table:style-name="ce92" office:value-type="float" office:value="44.2059" calcext:value-type="float">
            <text:p>44.2059</text:p>
          </table:table-cell>
          <table:table-cell table:style-name="ce92" office:value-type="float" office:value="3.58737" calcext:value-type="float">
            <text:p>3.58737</text:p>
          </table:table-cell>
          <table:table-cell office:value-type="float" office:value="739" calcext:value-type="float">
            <text:p>739</text:p>
          </table:table-cell>
          <table:table-cell table:style-name="ce132" office:value-type="string" calcext:value-type="string">
            <text:p>Rousses, 48130, Lozre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8-3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0A</text:p>
          </table:table-cell>
          <table:table-cell table:style-name="ce92" office:value-type="float" office:value="44.0562" calcext:value-type="float">
            <text:p>44.0562</text:p>
          </table:table-cell>
          <table:table-cell table:style-name="ce92" office:value-type="float" office:value="1.6665" calcext:value-type="float">
            <text:p>1.6665</text:p>
          </table:table-cell>
          <table:table-cell office:value-type="float" office:value="240" calcext:value-type="float">
            <text:p>240</text:p>
          </table:table-cell>
          <table:table-cell table:style-name="ce58" office:value-type="string" calcext:value-type="string">
            <text:p>Bruniquel, 82026, Tarn-et-Garonne, Occitanie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1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1A/A196A</text:p>
          </table:table-cell>
          <table:table-cell table:style-name="ce92" office:value-type="float" office:value="44.0515" calcext:value-type="float">
            <text:p>44.0515</text:p>
          </table:table-cell>
          <table:table-cell table:style-name="ce92" office:value-type="float" office:value="4.528" calcext:value-type="float">
            <text:p>4.528</text:p>
          </table:table-cell>
          <table:table-cell office:value-type="float" office:value="259" calcext:value-type="float">
            <text:p>259</text:p>
          </table:table-cell>
          <table:table-cell table:style-name="ce58" office:value-type="string" calcext:value-type="string">
            <text:p>La Capelle-et-Masmolene, 30067, Gard, Occitanie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 Compact 120</text:p>
          </table:table-cell>
          <table:table-cell table:style-name="ce6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former A196A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4-04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2A</text:p>
          </table:table-cell>
          <table:table-cell table:style-name="ce92" office:value-type="float" office:value="44.0114" calcext:value-type="float">
            <text:p>44.0114</text:p>
          </table:table-cell>
          <table:table-cell table:style-name="ce92" office:value-type="float" office:value="2.59704" calcext:value-type="float">
            <text:p>2.59704</text:p>
          </table:table-cell>
          <table:table-cell office:value-type="float" office:value="415" calcext:value-type="float">
            <text:p>415</text:p>
          </table:table-cell>
          <table:table-cell table:style-name="ce132" office:value-type="string" calcext:value-type="string">
            <text:p>Connac, 12075, Aveyron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9-01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3A/PY19</text:p>
          </table:table-cell>
          <table:table-cell table:style-name="ce92" office:value-type="float" office:value="43.8033" calcext:value-type="float">
            <text:p>43.8033</text:p>
          </table:table-cell>
          <table:table-cell table:style-name="ce92" office:value-type="float" office:value="2.2613" calcext:value-type="float">
            <text:p>2.2613</text:p>
          </table:table-cell>
          <table:table-cell office:value-type="float" office:value="340" calcext:value-type="float">
            <text:p>340</text:p>
          </table:table-cell>
          <table:table-cell table:style-name="ce62" office:value-type="string" calcext:value-type="string">
            <text:p>Terre-de-BancaliÃ© , 81233, Tarn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 office:value-type="string" calcext:value-type="string">
            <text:p>close to PY19</text:p>
          </table:table-cell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10-2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4A</text:p>
          </table:table-cell>
          <table:table-cell table:style-name="ce92" office:value-type="float" office:value="43.7276" calcext:value-type="float">
            <text:p>43.7276</text:p>
          </table:table-cell>
          <table:table-cell table:style-name="ce92" office:value-type="float" office:value="3.35195" calcext:value-type="float">
            <text:p>3.35195</text:p>
          </table:table-cell>
          <table:table-cell office:value-type="float" office:value="404" calcext:value-type="float">
            <text:p>404</text:p>
          </table:table-cell>
          <table:table-cell table:style-name="ce132" office:value-type="string" calcext:value-type="string">
            <text:p>Soumont, 34306, Hrault, Occitanie 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7-13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XP</text:p>
          </table:table-cell>
          <table:table-cell table:style-name="ce50" office:value-type="string" calcext:value-type="string">
            <text:p>FR35A</text:p>
          </table:table-cell>
          <table:table-cell table:style-name="ce92" office:value-type="float" office:value="43.5512" calcext:value-type="float">
            <text:p>43.5512</text:p>
          </table:table-cell>
          <table:table-cell table:style-name="ce92" office:value-type="float" office:value="2.69165" calcext:value-type="float">
            <text:p>2.69165</text:p>
          </table:table-cell>
          <table:table-cell office:value-type="float" office:value="946" calcext:value-type="float">
            <text:p>946</text:p>
          </table:table-cell>
          <table:table-cell table:style-name="ce58" office:value-type="string" calcext:value-type="string">
            <text:p>Le Souli, 34305, Hrault, Occitanie</text:p>
          </table:table-cell>
          <table:table-cell table:style-name="ce58" office:value-type="string" calcext:value-type="string">
            <text:p>France</text:p>
          </table:table-cell>
          <table:table-cell table:style-name="ce95" table:number-columns-repeated="2"/>
          <table:table-cell table:style-name="ce58" office:value-type="string" calcext:value-type="string">
            <text:p>TRILLIUM-120QA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33" office:value-type="string" calcext:value-type="string">
            <text:p>Resif-Sismob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SIF</text:p>
          </table:table-cell>
          <table:table-cell table:style-name="ce95" table:number-columns-repeated="2"/>
          <table:table-cell table:style-name="ce147"/>
          <table:table-cell table:style-name="ce175" office:value-type="string" calcext:value-type="string">
            <text:p>WEST</text:p>
          </table:table-cell>
          <table:table-cell table:style-name="ce194" office:value-type="string" calcext:value-type="string">
            <text:p>2023-06-28</text:p>
          </table:table-cell>
          <table:table-cell table:style-name="ce169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1A</text:p>
          </table:table-cell>
          <table:table-cell table:style-name="ce92" office:value-type="float" office:value="43.62646" calcext:value-type="float">
            <text:p>43.62646</text:p>
          </table:table-cell>
          <table:table-cell table:style-name="ce92" office:value-type="float" office:value="18.96271" calcext:value-type="float">
            <text:p>18.96271</text:p>
          </table:table-cell>
          <table:table-cell table:style-name="ce51" office:value-type="float" office:value="374" calcext:value-type="float">
            <text:p>374</text:p>
          </table:table-cell>
          <table:table-cell table:style-name="ce129" office:value-type="string" calcext:value-type="string">
            <text:p>Vitkovici Gorazde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3/06/2022</text:p>
          </table:table-cell>
          <table:table-cell office:value-type="string" calcext:value-type="string">
            <text:p>12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2A</text:p>
          </table:table-cell>
          <table:table-cell table:style-name="ce92" office:value-type="float" office:value="43.87458" calcext:value-type="float">
            <text:p>43.87458</text:p>
          </table:table-cell>
          <table:table-cell table:style-name="ce92" office:value-type="float" office:value="18.42409" calcext:value-type="float">
            <text:p>18.42409</text:p>
          </table:table-cell>
          <table:table-cell office:value-type="float" office:value="730" calcext:value-type="float">
            <text:p>730</text:p>
          </table:table-cell>
          <table:table-cell table:style-name="ce129" office:value-type="string" calcext:value-type="string">
            <text:p>Sarajevo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 office:value-type="string" calcext:value-type="string">
            <text:p>was Sarajevo</text:p>
          </table:table-cell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5/6/2022</text:p>
          </table:table-cell>
          <table:table-cell office:value-type="string" calcext:value-type="string">
            <text:p>20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3A</text:p>
          </table:table-cell>
          <table:table-cell table:style-name="ce92" office:value-type="float" office:value="43.821239" calcext:value-type="float">
            <text:p>43.821239</text:p>
          </table:table-cell>
          <table:table-cell table:style-name="ce92" office:value-type="float" office:value="17.688522" calcext:value-type="float">
            <text:p>17.688522</text:p>
          </table:table-cell>
          <table:table-cell table:style-name="ce51" office:value-type="float" office:value="990" calcext:value-type="float">
            <text:p>990</text:p>
          </table:table-cell>
          <table:table-cell table:style-name="ce129" office:value-type="string" calcext:value-type="string">
            <text:p>Here, Pozor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4/6/2022</text:p>
          </table:table-cell>
          <table:table-cell office:value-type="string" calcext:value-type="string">
            <text:p>14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4A/MOSTR</text:p>
          </table:table-cell>
          <table:table-cell table:style-name="ce92" office:value-type="float" office:value="43.348317" calcext:value-type="float">
            <text:p>43.348317</text:p>
          </table:table-cell>
          <table:table-cell table:style-name="ce92" office:value-type="float" office:value="17.793517" calcext:value-type="float">
            <text:p>17.793517</text:p>
          </table:table-cell>
          <table:table-cell office:value-type="float" office:value="110" calcext:value-type="float">
            <text:p>110</text:p>
          </table:table-cell>
          <table:table-cell table:style-name="ce129" office:value-type="string" calcext:value-type="string">
            <text:p>Mostar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 office:value-type="string" calcext:value-type="string">
            <text:p>existing MOSTR</text:p>
          </table:table-cell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4/6/2022</text:p>
          </table:table-cell>
          <table:table-cell office:value-type="string" calcext:value-type="string">
            <text:p>17/3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5A</text:p>
          </table:table-cell>
          <table:table-cell table:style-name="ce92" office:value-type="float" office:value="43.169517" calcext:value-type="float">
            <text:p>43.169517</text:p>
          </table:table-cell>
          <table:table-cell table:style-name="ce92" office:value-type="float" office:value="18.585392" calcext:value-type="float">
            <text:p>18.585392</text:p>
          </table:table-cell>
          <table:table-cell table:style-name="ce51" office:value-type="float" office:value="1034" calcext:value-type="float">
            <text:p>1034</text:p>
          </table:table-cell>
          <table:table-cell table:style-name="ce129" office:value-type="string" calcext:value-type="string">
            <text:p>Gacko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5/6/2022</text:p>
          </table:table-cell>
          <table:table-cell office:value-type="float" office:value="36829" calcext:value-type="float">
            <text:p>368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6A/KALN</text:p>
          </table:table-cell>
          <table:table-cell table:style-name="ce92" office:value-type="float" office:value="43.502236" calcext:value-type="float">
            <text:p>43.502236</text:p>
          </table:table-cell>
          <table:table-cell table:style-name="ce92" office:value-type="float" office:value="18.446322" calcext:value-type="float">
            <text:p>18.446322</text:p>
          </table:table-cell>
          <table:table-cell table:style-name="ce51" office:value-type="float" office:value="1078" calcext:value-type="float">
            <text:p>1078</text:p>
          </table:table-cell>
          <table:table-cell table:style-name="ce129" office:value-type="string" calcext:value-type="string">
            <text:p>Kalinovik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 office:value-type="string" calcext:value-type="string">
            <text:p>existing KALN</text:p>
          </table:table-cell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5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7A</text:p>
          </table:table-cell>
          <table:table-cell table:style-name="ce92" office:value-type="float" office:value="43.751114" calcext:value-type="float">
            <text:p>43.751114</text:p>
          </table:table-cell>
          <table:table-cell table:style-name="ce92" office:value-type="float" office:value="18.036111" calcext:value-type="float">
            <text:p>18.036111</text:p>
          </table:table-cell>
          <table:table-cell table:style-name="ce120" office:value-type="float" office:value="962" calcext:value-type="float">
            <text:p>962</text:p>
          </table:table-cell>
          <table:table-cell table:style-name="ce129" office:value-type="string" calcext:value-type="string">
            <text:p>Ivan Seldo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6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8A</text:p>
          </table:table-cell>
          <table:table-cell table:style-name="ce92" office:value-type="float" office:value="44.235739" calcext:value-type="float">
            <text:p>44.235739</text:p>
          </table:table-cell>
          <table:table-cell table:style-name="ce92" office:value-type="float" office:value="18.008219" calcext:value-type="float">
            <text:p>18.008219</text:p>
          </table:table-cell>
          <table:table-cell table:style-name="ce51" office:value-type="float" office:value="464" calcext:value-type="float">
            <text:p>464</text:p>
          </table:table-cell>
          <table:table-cell table:style-name="ce129" office:value-type="string" calcext:value-type="string">
            <text:p>Zenica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Taurus</text:p>
          </table:table-cell>
          <table:table-cell table:style-name="ce95" office:value-type="float" office:value="200" calcext:value-type="float">
            <text:p>200</text:p>
          </table:table-cell>
          <table:table-cell table:style-name="ce95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 office:value-type="string" calcext:value-type="string">
            <text:p>17/6/2022</text:p>
          </table:table-cell>
          <table:table-cell office:value-type="string" calcext:value-type="string">
            <text:p>15/00/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09A</text:p>
          </table:table-cell>
          <table:table-cell table:style-name="ce92" office:value-type="float" office:value="44.785611" calcext:value-type="float">
            <text:p>44.785611</text:p>
          </table:table-cell>
          <table:table-cell table:style-name="ce92" office:value-type="float" office:value="16.615556" calcext:value-type="float">
            <text:p>16.615556</text:p>
          </table:table-cell>
          <table:table-cell table:style-name="ce111"/>
          <table:table-cell table:style-name="ce129" office:value-type="string" calcext:value-type="string">
            <text:p>Sanski Most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0A/SRKY</text:p>
          </table:table-cell>
          <table:table-cell table:style-name="ce92" office:value-type="float" office:value="44.068548" calcext:value-type="float">
            <text:p>44.068548</text:p>
          </table:table-cell>
          <table:table-cell table:style-name="ce92" office:value-type="float" office:value="17.165691" calcext:value-type="float">
            <text:p>17.165691</text:p>
          </table:table-cell>
          <table:table-cell table:style-name="ce111"/>
          <table:table-cell table:style-name="ce129" office:value-type="string" calcext:value-type="string">
            <text:p>Kupres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1A/A050A</text:p>
          </table:table-cell>
          <table:table-cell table:style-name="ce92" office:value-type="float" office:value="44.481844" calcext:value-type="float">
            <text:p>44.481844</text:p>
          </table:table-cell>
          <table:table-cell table:style-name="ce92" office:value-type="float" office:value="16.531313" calcext:value-type="float">
            <text:p>16.531313</text:p>
          </table:table-cell>
          <table:table-cell table:style-name="ce51" office:value-type="float" office:value="934" calcext:value-type="float">
            <text:p>934</text:p>
          </table:table-cell>
          <table:table-cell table:style-name="ce129" office:value-type="string" calcext:value-type="string">
            <text:p>Klekovaca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 office:value-type="string" calcext:value-type="string">
            <text:p>former A050A station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2A</text:p>
          </table:table-cell>
          <table:table-cell table:style-name="ce92" office:value-type="float" office:value="44.393089" calcext:value-type="float">
            <text:p>44.393089</text:p>
          </table:table-cell>
          <table:table-cell table:style-name="ce92" office:value-type="float" office:value="17.157294" calcext:value-type="float">
            <text:p>17.157294</text:p>
          </table:table-cell>
          <table:table-cell table:style-name="ce121"/>
          <table:table-cell table:style-name="ce129" office:value-type="string" calcext:value-type="string">
            <text:p>Magaljdol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44" office:value-type="string" calcext:value-type="string">
            <text:p>BH13A/KNYS</text:p>
          </table:table-cell>
          <table:table-cell table:style-name="ce92" office:value-type="float" office:value="44.890764" calcext:value-type="float">
            <text:p>44.890764</text:p>
          </table:table-cell>
          <table:table-cell table:style-name="ce92" office:value-type="float" office:value="16.320242" calcext:value-type="float">
            <text:p>16.320242</text:p>
          </table:table-cell>
          <table:table-cell table:style-name="ce121"/>
          <table:table-cell table:style-name="ce129" office:value-type="string" calcext:value-type="string">
            <text:p>Kupra na Una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 office:value-type="string" calcext:value-type="string">
            <text:p>existing KNYS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4A</text:p>
          </table:table-cell>
          <table:table-cell table:style-name="ce92" office:value-type="float" office:value="44.513557" calcext:value-type="float">
            <text:p>44.513557</text:p>
          </table:table-cell>
          <table:table-cell table:style-name="ce92" office:value-type="float" office:value="17.657208" calcext:value-type="float">
            <text:p>17.657208</text:p>
          </table:table-cell>
          <table:table-cell table:style-name="ce121"/>
          <table:table-cell table:style-name="ce129" office:value-type="string" calcext:value-type="string">
            <text:p>Ocaus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5A</text:p>
          </table:table-cell>
          <table:table-cell table:style-name="ce92" office:value-type="float" office:value="45.058136" calcext:value-type="float">
            <text:p>45.058136</text:p>
          </table:table-cell>
          <table:table-cell table:style-name="ce92" office:value-type="float" office:value="18.464769" calcext:value-type="float">
            <text:p>18.464769</text:p>
          </table:table-cell>
          <table:table-cell table:style-name="ce121"/>
          <table:table-cell table:style-name="ce129" office:value-type="string" calcext:value-type="string">
            <text:p>Samac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6A</text:p>
          </table:table-cell>
          <table:table-cell table:style-name="ce92" office:value-type="float" office:value="44.726258" calcext:value-type="float">
            <text:p>44.726258</text:p>
          </table:table-cell>
          <table:table-cell table:style-name="ce92" office:value-type="float" office:value="18.089228" calcext:value-type="float">
            <text:p>18.089228</text:p>
          </table:table-cell>
          <table:table-cell table:style-name="ce111"/>
          <table:table-cell table:style-name="ce129" office:value-type="string" calcext:value-type="string">
            <text:p>Doboj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 office:value-type="string" calcext:value-type="string">
            <text:p>existing DOB</text:p>
          </table:table-cell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7A</text:p>
          </table:table-cell>
          <table:table-cell table:style-name="ce92" office:value-type="float" office:value="44.383708" calcext:value-type="float">
            <text:p>44.383708</text:p>
          </table:table-cell>
          <table:table-cell table:style-name="ce92" office:value-type="float" office:value="18.551372" calcext:value-type="float">
            <text:p>18.551372</text:p>
          </table:table-cell>
          <table:table-cell table:style-name="ce121"/>
          <table:table-cell table:style-name="ce129" office:value-type="string" calcext:value-type="string">
            <text:p>Banovici</text:p>
          </table:table-cell>
          <table:table-cell office:value-type="string" calcext:value-type="string">
            <text:p>BIHfed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8A</text:p>
          </table:table-cell>
          <table:table-cell table:style-name="ce92" office:value-type="float" office:value="44.770368" calcext:value-type="float">
            <text:p>44.770368</text:p>
          </table:table-cell>
          <table:table-cell table:style-name="ce92" office:value-type="float" office:value="18.997248" calcext:value-type="float">
            <text:p>18.997248</text:p>
          </table:table-cell>
          <table:table-cell table:style-name="ce121"/>
          <table:table-cell table:style-name="ce129" office:value-type="string" calcext:value-type="string">
            <text:p>Magnojevic Gornji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19A</text:p>
          </table:table-cell>
          <table:table-cell table:style-name="ce92" office:value-type="float" office:value="44.398208" calcext:value-type="float">
            <text:p>44.398208</text:p>
          </table:table-cell>
          <table:table-cell table:style-name="ce92" office:value-type="float" office:value="19.093175" calcext:value-type="float">
            <text:p>19.093175</text:p>
          </table:table-cell>
          <table:table-cell table:style-name="ce121"/>
          <table:table-cell table:style-name="ce129" office:value-type="string" calcext:value-type="string">
            <text:p>Zvornik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5</text:p>
          </table:table-cell>
          <table:table-cell table:style-name="ce50" office:value-type="string" calcext:value-type="string">
            <text:p>BH20A</text:p>
          </table:table-cell>
          <table:table-cell table:style-name="ce92" office:value-type="float" office:value="45.092811" calcext:value-type="float">
            <text:p>45.092811</text:p>
          </table:table-cell>
          <table:table-cell table:style-name="ce92" office:value-type="float" office:value="17.662483" calcext:value-type="float">
            <text:p>17.662483</text:p>
          </table:table-cell>
          <table:table-cell table:style-name="ce121"/>
          <table:table-cell table:style-name="ce129" office:value-type="string" calcext:value-type="string">
            <text:p>Gradina Motaica</text:p>
          </table:table-cell>
          <table:table-cell table:style-name="ce58" office:value-type="string" calcext:value-type="string">
            <text:p>BiHsrp</text:p>
          </table:table-cell>
          <table:table-cell table:style-name="ce95" table:number-columns-repeated="2"/>
          <table:table-cell table:style-name="ce58" office:value-type="string" calcext:value-type="string">
            <text:p>STS2_gen3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T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TH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CENTER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AVR</text:p>
          </table:table-cell>
          <table:table-cell table:style-name="ce92" office:value-type="float" office:value="43.11949" calcext:value-type="float">
            <text:p>43.11949</text:p>
          </table:table-cell>
          <table:table-cell table:style-name="ce92" office:value-type="float" office:value="27.66911" calcext:value-type="float">
            <text:p>27.6691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vren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1A</text:p>
          </table:table-cell>
          <table:table-cell table:style-name="ce92" office:value-type="float" office:value="43.68857" calcext:value-type="float">
            <text:p>43.68857</text:p>
          </table:table-cell>
          <table:table-cell table:style-name="ce92" office:value-type="float" office:value="27.1933" calcext:value-type="float">
            <text:p>27.1933</text:p>
          </table:table-cell>
          <table:table-cell table:style-name="ce51" office:value-type="float" office:value="239" calcext:value-type="float">
            <text:p>239</text:p>
          </table:table-cell>
          <table:table-cell table:style-name="ce58" office:value-type="string" calcext:value-type="string">
            <text:p>Skal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2A</text:p>
          </table:table-cell>
          <table:table-cell table:style-name="ce92" office:value-type="float" office:value="43.62874" calcext:value-type="float">
            <text:p>43.62874</text:p>
          </table:table-cell>
          <table:table-cell table:style-name="ce92" office:value-type="float" office:value="27.70896" calcext:value-type="float">
            <text:p>27.70896</text:p>
          </table:table-cell>
          <table:table-cell table:style-name="ce51" office:value-type="float" office:value="242" calcext:value-type="float">
            <text:p>242</text:p>
          </table:table-cell>
          <table:table-cell table:style-name="ce58" office:value-type="string" calcext:value-type="string">
            <text:p>Smolnic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3A</text:p>
          </table:table-cell>
          <table:table-cell table:style-name="ce92" office:value-type="float" office:value="43.13219" calcext:value-type="float">
            <text:p>43.13219</text:p>
          </table:table-cell>
          <table:table-cell table:style-name="ce92" office:value-type="float" office:value="26.93805" calcext:value-type="float">
            <text:p>26.93805</text:p>
          </table:table-cell>
          <table:table-cell table:style-name="ce51" office:value-type="float" office:value="129" calcext:value-type="float">
            <text:p>129</text:p>
          </table:table-cell>
          <table:table-cell table:style-name="ce58" office:value-type="string" calcext:value-type="string">
            <text:p>Sucha Rek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4A</text:p>
          </table:table-cell>
          <table:table-cell table:style-name="ce92" office:value-type="float" office:value="42.83369" calcext:value-type="float">
            <text:p>42.83369</text:p>
          </table:table-cell>
          <table:table-cell table:style-name="ce92" office:value-type="float" office:value="26.46095" calcext:value-type="float">
            <text:p>26.46095</text:p>
          </table:table-cell>
          <table:table-cell table:style-name="ce51" office:value-type="float" office:value="631" calcext:value-type="float">
            <text:p>631</text:p>
          </table:table-cell>
          <table:table-cell table:style-name="ce58" office:value-type="string" calcext:value-type="string">
            <text:p>Jeravn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5" office:value-type="string" calcext:value-type="string">
            <text:p>BG05A</text:p>
          </table:table-cell>
          <table:table-cell table:style-name="ce92" office:value-type="float" office:value="42.60374" calcext:value-type="float">
            <text:p>42.60374</text:p>
          </table:table-cell>
          <table:table-cell table:style-name="ce92" office:value-type="float" office:value="27.19934" calcext:value-type="float">
            <text:p>27.19934</text:p>
          </table:table-cell>
          <table:table-cell table:style-name="ce51" office:value-type="float" office:value="107" calcext:value-type="float">
            <text:p>107</text:p>
          </table:table-cell>
          <table:table-cell table:style-name="ce58" office:value-type="string" calcext:value-type="string">
            <text:p>Vinarsk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6A</text:p>
          </table:table-cell>
          <table:table-cell table:style-name="ce92" office:value-type="float" office:value="42.9913" calcext:value-type="float">
            <text:p>42.9913</text:p>
          </table:table-cell>
          <table:table-cell table:style-name="ce92" office:value-type="float" office:value="23.6368" calcext:value-type="float">
            <text:p>23.6368</text:p>
          </table:table-cell>
          <table:table-cell table:style-name="ce51"/>
          <table:table-cell table:style-name="ce58" office:value-type="string" calcext:value-type="string">
            <text:p>Radotin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7A</text:p>
          </table:table-cell>
          <table:table-cell table:style-name="ce92" office:value-type="float" office:value="42.9658" calcext:value-type="float">
            <text:p>42.9658</text:p>
          </table:table-cell>
          <table:table-cell table:style-name="ce92" office:value-type="float" office:value="24.4924" calcext:value-type="float">
            <text:p>24.4924</text:p>
          </table:table-cell>
          <table:table-cell table:style-name="ce51"/>
          <table:table-cell table:style-name="ce132" office:value-type="string" calcext:value-type="string">
            <text:p>Goliama Jeliazna 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8A</text:p>
          </table:table-cell>
          <table:table-cell table:style-name="ce92" office:value-type="float" office:value="42.5995" calcext:value-type="float">
            <text:p>42.5995</text:p>
          </table:table-cell>
          <table:table-cell table:style-name="ce92" office:value-type="float" office:value="24.7644" calcext:value-type="float">
            <text:p>24.7644</text:p>
          </table:table-cell>
          <table:table-cell table:style-name="ce51"/>
          <table:table-cell table:style-name="ce132" office:value-type="string" calcext:value-type="string">
            <text:p>Dabene, Karlovo district 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09A</text:p>
          </table:table-cell>
          <table:table-cell table:style-name="ce92" office:value-type="float" office:value="42.5315" calcext:value-type="float">
            <text:p>42.5315</text:p>
          </table:table-cell>
          <table:table-cell table:style-name="ce92" office:value-type="float" office:value="25.3314" calcext:value-type="float">
            <text:p>25.3314</text:p>
          </table:table-cell>
          <table:table-cell table:style-name="ce51"/>
          <table:table-cell table:style-name="ce58" office:value-type="string" calcext:value-type="string">
            <text:p>Srednogorov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0A</text:p>
          </table:table-cell>
          <table:table-cell table:style-name="ce92" office:value-type="float" office:value="42.413" calcext:value-type="float">
            <text:p>42.413</text:p>
          </table:table-cell>
          <table:table-cell table:style-name="ce92" office:value-type="float" office:value="25.8048" calcext:value-type="float">
            <text:p>25.8048</text:p>
          </table:table-cell>
          <table:table-cell table:style-name="ce51"/>
          <table:table-cell table:style-name="ce58" office:value-type="string" calcext:value-type="string">
            <text:p>Gorno Botev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1A</text:p>
          </table:table-cell>
          <table:table-cell table:style-name="ce92" office:value-type="float" office:value="42.06144" calcext:value-type="float">
            <text:p>42.06144</text:p>
          </table:table-cell>
          <table:table-cell table:style-name="ce92" office:value-type="float" office:value="26.25492" calcext:value-type="float">
            <text:p>26.25492</text:p>
          </table:table-cell>
          <table:table-cell table:style-name="ce51" office:value-type="float" office:value="346" calcext:value-type="float">
            <text:p>346</text:p>
          </table:table-cell>
          <table:table-cell table:style-name="ce58" office:value-type="string" calcext:value-type="string">
            <text:p>Hljabov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2A</text:p>
          </table:table-cell>
          <table:table-cell table:style-name="ce92" office:value-type="float" office:value="42.11819" calcext:value-type="float">
            <text:p>42.11819</text:p>
          </table:table-cell>
          <table:table-cell table:style-name="ce92" office:value-type="float" office:value="26.78039" calcext:value-type="float">
            <text:p>26.78039</text:p>
          </table:table-cell>
          <table:table-cell table:style-name="ce51" office:value-type="float" office:value="254" calcext:value-type="float">
            <text:p>254</text:p>
          </table:table-cell>
          <table:table-cell table:style-name="ce58" office:value-type="string" calcext:value-type="string">
            <text:p>Mamarchev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3A</text:p>
          </table:table-cell>
          <table:table-cell table:style-name="ce92" office:value-type="float" office:value="42.08762" calcext:value-type="float">
            <text:p>42.08762</text:p>
          </table:table-cell>
          <table:table-cell table:style-name="ce92" office:value-type="float" office:value="27.72937" calcext:value-type="float">
            <text:p>27.72937</text:p>
          </table:table-cell>
          <table:table-cell table:style-name="ce51" office:value-type="float" office:value="299" calcext:value-type="float">
            <text:p>299</text:p>
          </table:table-cell>
          <table:table-cell table:style-name="ce58" office:value-type="string" calcext:value-type="string">
            <text:p>Balgari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4A</text:p>
          </table:table-cell>
          <table:table-cell table:style-name="ce92" office:value-type="float" office:value="42.2887" calcext:value-type="float">
            <text:p>42.2887</text:p>
          </table:table-cell>
          <table:table-cell table:style-name="ce92" office:value-type="float" office:value="22.8315" calcext:value-type="float">
            <text:p>22.8315</text:p>
          </table:table-cell>
          <table:table-cell table:style-name="ce51"/>
          <table:table-cell table:style-name="ce58" office:value-type="string" calcext:value-type="string">
            <text:p>Katrishte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BG15A</text:p>
          </table:table-cell>
          <table:table-cell table:style-name="ce32" office:value-type="float" office:value="42.047798" calcext:value-type="float">
            <text:p>42.047798</text:p>
          </table:table-cell>
          <table:table-cell table:style-name="ce32" office:value-type="float" office:value="23.524799" calcext:value-type="float">
            <text:p>23.524799</text:p>
          </table:table-cell>
          <table:table-cell table:style-name="ce51"/>
          <table:table-cell table:style-name="ce58" office:value-type="string" calcext:value-type="string">
            <text:p>Semkov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6A</text:p>
          </table:table-cell>
          <table:table-cell table:style-name="ce92" office:value-type="float" office:value="42.1927" calcext:value-type="float">
            <text:p>42.1927</text:p>
          </table:table-cell>
          <table:table-cell table:style-name="ce92" office:value-type="float" office:value="23.9861" calcext:value-type="float">
            <text:p>23.9861</text:p>
          </table:table-cell>
          <table:table-cell table:style-name="ce51"/>
          <table:table-cell table:style-name="ce58" office:value-type="string" calcext:value-type="string">
            <text:p>Golyamo Belovo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7A</text:p>
          </table:table-cell>
          <table:table-cell table:style-name="ce92" office:value-type="float" office:value="41.7661" calcext:value-type="float">
            <text:p>41.7661</text:p>
          </table:table-cell>
          <table:table-cell table:style-name="ce92" office:value-type="float" office:value="24.1448" calcext:value-type="float">
            <text:p>24.1448</text:p>
          </table:table-cell>
          <table:table-cell table:style-name="ce51"/>
          <table:table-cell table:style-name="ce58" office:value-type="string" calcext:value-type="string">
            <text:p>Shiroka Polyan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8A</text:p>
          </table:table-cell>
          <table:table-cell table:style-name="ce92" office:value-type="float" office:value="41.5204" calcext:value-type="float">
            <text:p>41.5204</text:p>
          </table:table-cell>
          <table:table-cell table:style-name="ce92" office:value-type="float" office:value="25.8063" calcext:value-type="float">
            <text:p>25.8063</text:p>
          </table:table-cell>
          <table:table-cell table:style-name="ce51"/>
          <table:table-cell table:style-name="ce58" office:value-type="string" calcext:value-type="string">
            <text:p>Belopoltsi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19A</text:p>
          </table:table-cell>
          <table:table-cell table:style-name="ce92" office:value-type="float" office:value="43.71763" calcext:value-type="float">
            <text:p>43.71763</text:p>
          </table:table-cell>
          <table:table-cell table:style-name="ce92" office:value-type="float" office:value="25.95611" calcext:value-type="float">
            <text:p>25.956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jichen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bude BG19A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0A</text:p>
          </table:table-cell>
          <table:table-cell table:style-name="ce92" office:value-type="float" office:value="43.88" calcext:value-type="float">
            <text:p>43.88</text:p>
          </table:table-cell>
          <table:table-cell table:style-name="ce92" office:value-type="float" office:value="22.7977" calcext:value-type="float">
            <text:p>22.7977</text:p>
          </table:table-cell>
          <table:table-cell/>
          <table:table-cell office:value-type="string" calcext:value-type="string">
            <text:p>Zheglitza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PLVAM originally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BG21A</text:p>
          </table:table-cell>
          <table:table-cell table:style-name="ce92" office:value-type="float" office:value="43.4054" calcext:value-type="float">
            <text:p>43.4054</text:p>
          </table:table-cell>
          <table:table-cell table:style-name="ce92" office:value-type="float" office:value="23.1161" calcext:value-type="float">
            <text:p>23.1161</text:p>
          </table:table-cell>
          <table:table-cell/>
          <table:table-cell office:value-type="string" calcext:value-type="string">
            <text:p>Gorno Tzerovene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MNNAM originally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BG22A</text:p>
          </table:table-cell>
          <table:table-cell table:style-name="ce65" office:value-type="float" office:value="43.6474" calcext:value-type="float">
            <text:p>43.6474</text:p>
          </table:table-cell>
          <table:table-cell table:style-name="ce65" office:value-type="float" office:value="24.0802" calcext:value-type="float">
            <text:p>24.0802</text:p>
          </table:table-cell>
          <table:table-cell office:value-type="float" office:value="81" calcext:value-type="float">
            <text:p>81</text:p>
          </table:table-cell>
          <table:table-cell table:style-name="ce132" office:value-type="string" calcext:value-type="string">
            <text:p>Galovo 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DIM</text:p>
          </table:table-cell>
          <table:table-cell table:style-name="ce92" office:value-type="float" office:value="42.0457" calcext:value-type="float">
            <text:p>42.0457</text:p>
          </table:table-cell>
          <table:table-cell table:style-name="ce92" office:value-type="float" office:value="25.5778" calcext:value-type="float">
            <text:p>25.577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Dimitrovgrad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JURR</text:p>
          </table:table-cell>
          <table:table-cell table:style-name="ce92" office:value-type="float" office:value="44.76593" calcext:value-type="float">
            <text:p>44.76593</text:p>
          </table:table-cell>
          <table:table-cell table:style-name="ce92" office:value-type="float" office:value="28.87704" calcext:value-type="float">
            <text:p>28.877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rilovc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1</text:p>
          </table:table-cell>
          <table:table-cell table:style-name="ce65" office:value-type="float" office:value="48.0311" calcext:value-type="float">
            <text:p>48.0311</text:p>
          </table:table-cell>
          <table:table-cell table:style-name="ce65" office:value-type="float" office:value="27.1119" calcext:value-type="float">
            <text:p>27.1119</text:p>
          </table:table-cell>
          <table:table-cell table:style-name="ce51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IEP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2</text:p>
          </table:table-cell>
          <table:table-cell table:style-name="ce65" office:value-type="float" office:value="47.4524" calcext:value-type="float">
            <text:p>47.4524</text:p>
          </table:table-cell>
          <table:table-cell table:style-name="ce65" office:value-type="float" office:value="28.3517" calcext:value-type="float">
            <text:p>28.3517</text:p>
          </table:table-cell>
          <table:table-cell table:style-name="ce51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IEP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67" office:value-type="string" calcext:value-type="string">
            <text:p>MD03</text:p>
          </table:table-cell>
          <table:table-cell table:style-name="ce65" office:value-type="float" office:value="46.3003" calcext:value-type="float">
            <text:p>46.3003</text:p>
          </table:table-cell>
          <table:table-cell table:style-name="ce65" office:value-type="float" office:value="28.6553" calcext:value-type="float">
            <text:p>28.6553</text:p>
          </table:table-cell>
          <table:table-cell table:style-name="ce51"/>
          <table:table-cell table:style-name="ce58"/>
          <table:table-cell table:style-name="ce58" office:value-type="string" calcext:value-type="string">
            <text:p>Moldav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IEP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1A</text:p>
          </table:table-cell>
          <table:table-cell table:style-name="ce92" office:value-type="float" office:value="49.063854" calcext:value-type="float">
            <text:p>49.063854</text:p>
          </table:table-cell>
          <table:table-cell table:style-name="ce92" office:value-type="float" office:value="22.68422" calcext:value-type="float">
            <text:p>22.68422</text:p>
          </table:table-cell>
          <table:table-cell table:style-name="ce112" office:value-type="float" office:value="0.739" calcext:value-type="float">
            <text:p>1</text:p>
          </table:table-cell>
          <table:table-cell table:style-name="ce132" office:value-type="string" calcext:value-type="string">
            <text:p>Wolosate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hifted closer to IACR (green) and also closer to ZRO10, kept outside of the village, shifted thanks to PGOR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2A</text:p>
          </table:table-cell>
          <table:table-cell table:style-name="ce92" office:value-type="float" office:value="49.377962" calcext:value-type="float">
            <text:p>49.377962</text:p>
          </table:table-cell>
          <table:table-cell table:style-name="ce92" office:value-type="float" office:value="22.536529" calcext:value-type="float">
            <text:p>22.536529</text:p>
          </table:table-cell>
          <table:table-cell table:style-name="ce112" office:value-type="float" office:value="0.439" calcext:value-type="float">
            <text:p>0</text:p>
          </table:table-cell>
          <table:table-cell table:style-name="ce132" office:value-type="string" calcext:value-type="string">
            <text:p>Telesnic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08 by Felix, coordinates kept as suggested, renamed to RO07 because the place needs to be scou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3A</text:p>
          </table:table-cell>
          <table:table-cell table:style-name="ce92" office:value-type="float" office:value="50.021673" calcext:value-type="float">
            <text:p>50.021673</text:p>
          </table:table-cell>
          <table:table-cell table:style-name="ce92" office:value-type="float" office:value="22.896893" calcext:value-type="float">
            <text:p>22.896893</text:p>
          </table:table-cell>
          <table:table-cell table:style-name="ce112" office:value-type="float" office:value="0.198" calcext:value-type="float">
            <text:p>0</text:p>
          </table:table-cell>
          <table:table-cell table:style-name="ce132" office:value-type="string" calcext:value-type="string">
            <text:p>Laszki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11 by Felix, agreed to move it to known spot ZRO08 close by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4A</text:p>
          </table:table-cell>
          <table:table-cell table:style-name="ce92" office:value-type="float" office:value="50.239687" calcext:value-type="float">
            <text:p>50.239687</text:p>
          </table:table-cell>
          <table:table-cell table:style-name="ce92" office:value-type="float" office:value="23.228785" calcext:value-type="float">
            <text:p>23.228785</text:p>
          </table:table-cell>
          <table:table-cell table:style-name="ce112" office:value-type="float" office:value="0.229" calcext:value-type="float">
            <text:p>0</text:p>
          </table:table-cell>
          <table:table-cell table:style-name="ce132" office:value-type="string" calcext:value-type="string">
            <text:p>Chotylub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04 by Felix, agreed to move it to known spot ZRO35 close by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5A</text:p>
          </table:table-cell>
          <table:table-cell table:style-name="ce92" office:value-type="float" office:value="49.259841" calcext:value-type="float">
            <text:p>49.259841</text:p>
          </table:table-cell>
          <table:table-cell table:style-name="ce92" office:value-type="float" office:value="22.120825" calcext:value-type="float">
            <text:p>22.120825</text:p>
          </table:table-cell>
          <table:table-cell table:style-name="ce112" office:value-type="float" office:value="0.52" calcext:value-type="float">
            <text:p>1</text:p>
          </table:table-cell>
          <table:table-cell table:style-name="ce132" office:value-type="string" calcext:value-type="string">
            <text:p>Smolnik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6A</text:p>
          </table:table-cell>
          <table:table-cell table:style-name="ce92" office:value-type="float" office:value="49.593843" calcext:value-type="float">
            <text:p>49.593843</text:p>
          </table:table-cell>
          <table:table-cell table:style-name="ce92" office:value-type="float" office:value="22.137023" calcext:value-type="float">
            <text:p>22.137023</text:p>
          </table:table-cell>
          <table:table-cell table:style-name="ce112" office:value-type="float" office:value="0.309" calcext:value-type="float">
            <text:p>0</text:p>
          </table:table-cell>
          <table:table-cell table:style-name="ce132" office:value-type="string" calcext:value-type="string">
            <text:p>Jurowce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7A</text:p>
          </table:table-cell>
          <table:table-cell table:style-name="ce92" office:value-type="float" office:value="49.943115" calcext:value-type="float">
            <text:p>49.943115</text:p>
          </table:table-cell>
          <table:table-cell table:style-name="ce92" office:value-type="float" office:value="22.404111" calcext:value-type="float">
            <text:p>22.404111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Lopuszk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8A</text:p>
          </table:table-cell>
          <table:table-cell table:style-name="ce92" office:value-type="float" office:value="50.376297" calcext:value-type="float">
            <text:p>50.376297</text:p>
          </table:table-cell>
          <table:table-cell table:style-name="ce92" office:value-type="float" office:value="22.676623" calcext:value-type="float">
            <text:p>22.67662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Biszcz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09A</text:p>
          </table:table-cell>
          <table:table-cell table:style-name="ce92" office:value-type="float" office:value="49.641672" calcext:value-type="float">
            <text:p>49.641672</text:p>
          </table:table-cell>
          <table:table-cell table:style-name="ce92" office:value-type="float" office:value="21.405213" calcext:value-type="float">
            <text:p>21.405213</text:p>
          </table:table-cell>
          <table:table-cell table:style-name="ce112" office:value-type="float" office:value="0.344" calcext:value-type="float">
            <text:p>0</text:p>
          </table:table-cell>
          <table:table-cell table:style-name="ce132" office:value-type="string" calcext:value-type="string">
            <text:p>Cieklin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0A</text:p>
          </table:table-cell>
          <table:table-cell table:style-name="ce92" office:value-type="float" office:value="49.904536" calcext:value-type="float">
            <text:p>49.904536</text:p>
          </table:table-cell>
          <table:table-cell table:style-name="ce92" office:value-type="float" office:value="21.889923" calcext:value-type="float">
            <text:p>21.889923</text:p>
          </table:table-cell>
          <table:table-cell table:style-name="ce112" office:value-type="float" office:value="0.31" calcext:value-type="float">
            <text:p>0</text:p>
          </table:table-cell>
          <table:table-cell table:style-name="ce132" office:value-type="string" calcext:value-type="string">
            <text:p>Polomi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1A</text:p>
          </table:table-cell>
          <table:table-cell table:style-name="ce92" office:value-type="float" office:value="50.229965" calcext:value-type="float">
            <text:p>50.229965</text:p>
          </table:table-cell>
          <table:table-cell table:style-name="ce92" office:value-type="float" office:value="22.117163" calcext:value-type="float">
            <text:p>22.117163</text:p>
          </table:table-cell>
          <table:table-cell table:style-name="ce112" office:value-type="float" office:value="0.227" calcext:value-type="float">
            <text:p>0</text:p>
          </table:table-cell>
          <table:table-cell table:style-name="ce132" office:value-type="string" calcext:value-type="string">
            <text:p>Sokolo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2A</text:p>
          </table:table-cell>
          <table:table-cell table:style-name="ce92" office:value-type="float" office:value="50.579161" calcext:value-type="float">
            <text:p>50.579161</text:p>
          </table:table-cell>
          <table:table-cell table:style-name="ce92" office:value-type="float" office:value="21.929433" calcext:value-type="float">
            <text:p>21.929433</text:p>
          </table:table-cell>
          <table:table-cell table:style-name="ce112" office:value-type="float" office:value="0.147" calcext:value-type="float">
            <text:p>0</text:p>
          </table:table-cell>
          <table:table-cell table:style-name="ce132" office:value-type="string" calcext:value-type="string">
            <text:p>Jamnic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3A</text:p>
          </table:table-cell>
          <table:table-cell table:style-name="ce92" office:value-type="float" office:value="49.596788" calcext:value-type="float">
            <text:p>49.596788</text:p>
          </table:table-cell>
          <table:table-cell table:style-name="ce92" office:value-type="float" office:value="20.923406" calcext:value-type="float">
            <text:p>20.923406</text:p>
          </table:table-cell>
          <table:table-cell table:style-name="ce112" office:value-type="float" office:value="0.446" calcext:value-type="float">
            <text:p>0</text:p>
          </table:table-cell>
          <table:table-cell table:style-name="ce132" office:value-type="string" calcext:value-type="string">
            <text:p>Ptaszkow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4A</text:p>
          </table:table-cell>
          <table:table-cell table:style-name="ce92" office:value-type="float" office:value="49.879362" calcext:value-type="float">
            <text:p>49.879362</text:p>
          </table:table-cell>
          <table:table-cell table:style-name="ce92" office:value-type="float" office:value="21.069613" calcext:value-type="float">
            <text:p>21.069613</text:p>
          </table:table-cell>
          <table:table-cell table:style-name="ce112" office:value-type="float" office:value="0.243" calcext:value-type="float">
            <text:p>0</text:p>
          </table:table-cell>
          <table:table-cell table:style-name="ce132" office:value-type="string" calcext:value-type="string">
            <text:p>Burzyn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5A</text:p>
          </table:table-cell>
          <table:table-cell table:style-name="ce92" office:value-type="float" office:value="50.231028" calcext:value-type="float">
            <text:p>50.231028</text:p>
          </table:table-cell>
          <table:table-cell table:style-name="ce92" office:value-type="float" office:value="21.476158" calcext:value-type="float">
            <text:p>21.476158</text:p>
          </table:table-cell>
          <table:table-cell table:style-name="ce112" office:value-type="float" office:value="0.17" calcext:value-type="float">
            <text:p>0</text:p>
          </table:table-cell>
          <table:table-cell table:style-name="ce132" office:value-type="string" calcext:value-type="string">
            <text:p>Kielko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6A</text:p>
          </table:table-cell>
          <table:table-cell table:style-name="ce65" office:value-type="float" office:value="50.5923974" calcext:value-type="float">
            <text:p>50.5923974</text:p>
          </table:table-cell>
          <table:table-cell table:style-name="ce65" office:value-type="float" office:value="21.3554771" calcext:value-type="float">
            <text:p>21.3554771</text:p>
          </table:table-cell>
          <table:table-cell table:style-name="ce112" office:value-type="float" office:value="0.22" calcext:value-type="float">
            <text:p>0</text:p>
          </table:table-cell>
          <table:table-cell table:style-name="ce132" office:value-type="string" calcext:value-type="string">
            <text:p>Smerdyn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7A</text:p>
          </table:table-cell>
          <table:table-cell table:style-name="ce65" office:value-type="float" office:value="49.600797" calcext:value-type="float">
            <text:p>49.600797</text:p>
          </table:table-cell>
          <table:table-cell table:style-name="ce65" office:value-type="float" office:value="20.30111" calcext:value-type="float">
            <text:p>20.30111</text:p>
          </table:table-cell>
          <table:table-cell table:style-name="ce112" office:value-type="float" office:value="0.512" calcext:value-type="float">
            <text:p>1</text:p>
          </table:table-cell>
          <table:table-cell table:style-name="ce132" office:value-type="string" calcext:value-type="string">
            <text:p>Szczaw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8A</text:p>
          </table:table-cell>
          <table:table-cell table:style-name="ce65" office:value-type="float" office:value="49.9698008" calcext:value-type="float">
            <text:p>49.9698008</text:p>
          </table:table-cell>
          <table:table-cell table:style-name="ce65" office:value-type="float" office:value="20.5063206" calcext:value-type="float">
            <text:p>20.5063206</text:p>
          </table:table-cell>
          <table:table-cell table:style-name="ce112" office:value-type="float" office:value="0.232" calcext:value-type="float">
            <text:p>0</text:p>
          </table:table-cell>
          <table:table-cell table:style-name="ce132" office:value-type="string" calcext:value-type="string">
            <text:p>Lazy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19A</text:p>
          </table:table-cell>
          <table:table-cell table:style-name="ce65" office:value-type="float" office:value="50.283043" calcext:value-type="float">
            <text:p>50.283043</text:p>
          </table:table-cell>
          <table:table-cell table:style-name="ce65" office:value-type="float" office:value="20.94424" calcext:value-type="float">
            <text:p>20.94424</text:p>
          </table:table-cell>
          <table:table-cell table:style-name="ce112" office:value-type="float" office:value="0.167" calcext:value-type="float">
            <text:p>0</text:p>
          </table:table-cell>
          <table:table-cell table:style-name="ce132" office:value-type="string" calcext:value-type="string">
            <text:p>Medrzecho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1A</text:p>
          </table:table-cell>
          <table:table-cell table:style-name="ce65" office:value-type="float" office:value="49.5583546" calcext:value-type="float">
            <text:p>49.5583546</text:p>
          </table:table-cell>
          <table:table-cell table:style-name="ce65" office:value-type="float" office:value="19.8706428" calcext:value-type="float">
            <text:p>19.8706428</text:p>
          </table:table-cell>
          <table:table-cell table:style-name="ce112" office:value-type="float" office:value="0.566" calcext:value-type="float">
            <text:p>1</text:p>
          </table:table-cell>
          <table:table-cell table:style-name="ce132" office:value-type="string" calcext:value-type="string">
            <text:p>Rab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2A</text:p>
          </table:table-cell>
          <table:table-cell table:style-name="ce65" office:value-type="float" office:value="49.835914" calcext:value-type="float">
            <text:p>49.835914</text:p>
          </table:table-cell>
          <table:table-cell table:style-name="ce65" office:value-type="float" office:value="20.0736794" calcext:value-type="float">
            <text:p>20.0736794</text:p>
          </table:table-cell>
          <table:table-cell table:style-name="ce112" office:value-type="float" office:value="0.362" calcext:value-type="float">
            <text:p>0</text:p>
          </table:table-cell>
          <table:table-cell table:style-name="ce132" office:value-type="string" calcext:value-type="string">
            <text:p>Kornatk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3A</text:p>
          </table:table-cell>
          <table:table-cell table:style-name="ce65" office:value-type="float" office:value="50.233895" calcext:value-type="float">
            <text:p>50.233895</text:p>
          </table:table-cell>
          <table:table-cell table:style-name="ce65" office:value-type="float" office:value="20.323381" calcext:value-type="float">
            <text:p>20.323381</text:p>
          </table:table-cell>
          <table:table-cell table:style-name="ce112" office:value-type="float" office:value="0.244" calcext:value-type="float">
            <text:p>0</text:p>
          </table:table-cell>
          <table:table-cell table:style-name="ce132" office:value-type="string" calcext:value-type="string">
            <text:p>Klimonto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CMG-6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4A</text:p>
          </table:table-cell>
          <table:table-cell table:style-name="ce65" office:value-type="float" office:value="49.723945" calcext:value-type="float">
            <text:p>49.723945</text:p>
          </table:table-cell>
          <table:table-cell table:style-name="ce65" office:value-type="float" office:value="19.004227" calcext:value-type="float">
            <text:p>19.004227</text:p>
          </table:table-cell>
          <table:table-cell table:style-name="ce112" office:value-type="float" office:value="0.624" calcext:value-type="float">
            <text:p>1</text:p>
          </table:table-cell>
          <table:table-cell table:style-name="ce132" office:value-type="string" calcext:value-type="string">
            <text:p>Szczyrk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5A</text:p>
          </table:table-cell>
          <table:table-cell table:style-name="ce92" office:value-type="float" office:value="49.918193" calcext:value-type="float">
            <text:p>49.918193</text:p>
          </table:table-cell>
          <table:table-cell table:style-name="ce92" office:value-type="float" office:value="19.52794" calcext:value-type="float">
            <text:p>19.52794</text:p>
          </table:table-cell>
          <table:table-cell table:style-name="ce112" office:value-type="float" office:value="280" calcext:value-type="float">
            <text:p>280</text:p>
          </table:table-cell>
          <table:table-cell table:style-name="ce58" office:value-type="string" calcext:value-type="string">
            <text:p>Witanowice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, 120 s, 2000 V/m/s-RT130S, 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/>
          <table:table-cell table:style-name="ce171" office:value-type="date" office:date-value="2023-01-05" calcext:value-type="date">
            <text:p>2023-01-05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6A</text:p>
          </table:table-cell>
          <table:table-cell table:style-name="ce92" office:value-type="float" office:value="50.19022" calcext:value-type="float">
            <text:p>50.19022</text:p>
          </table:table-cell>
          <table:table-cell table:style-name="ce92" office:value-type="float" office:value="19.17382" calcext:value-type="float">
            <text:p>19.17382</text:p>
          </table:table-cell>
          <table:table-cell table:style-name="ce112" office:value-type="float" office:value="0.238" calcext:value-type="float">
            <text:p>0</text:p>
          </table:table-cell>
          <table:table-cell table:style-name="ce132" office:value-type="string" calcext:value-type="string">
            <text:p>Myslowice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27A</text:p>
          </table:table-cell>
          <table:table-cell table:style-name="ce92" office:value-type="float" office:value="49.902233" calcext:value-type="float">
            <text:p>49.902233</text:p>
          </table:table-cell>
          <table:table-cell table:style-name="ce92" office:value-type="float" office:value="18.708992" calcext:value-type="float">
            <text:p>18.708992</text:p>
          </table:table-cell>
          <table:table-cell table:style-name="ce112" office:value-type="float" office:value="0.276" calcext:value-type="float">
            <text:p>0</text:p>
          </table:table-cell>
          <table:table-cell table:style-name="ce132" office:value-type="string" calcext:value-type="string">
            <text:p>Pawlowice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EFTEK_Colt_LP60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0A</text:p>
          </table:table-cell>
          <table:table-cell table:style-name="ce92" office:value-type="float" office:value="50.144238" calcext:value-type="float">
            <text:p>50.144238</text:p>
          </table:table-cell>
          <table:table-cell table:style-name="ce92" office:value-type="float" office:value="17.694362" calcext:value-type="float">
            <text:p>17.694362</text:p>
          </table:table-cell>
          <table:table-cell table:style-name="ce112" office:value-type="float" office:value="0.377" calcext:value-type="float">
            <text:p>0</text:p>
          </table:table-cell>
          <table:table-cell table:style-name="ce132" office:value-type="string" calcext:value-type="string">
            <text:p>Mokre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1A</text:p>
          </table:table-cell>
          <table:table-cell table:style-name="ce92" office:value-type="float" office:value="50.069663" calcext:value-type="float">
            <text:p>50.069663</text:p>
          </table:table-cell>
          <table:table-cell table:style-name="ce92" office:value-type="float" office:value="18.354499" calcext:value-type="float">
            <text:p>18.354499</text:p>
          </table:table-cell>
          <table:table-cell table:style-name="ce112" office:value-type="float" office:value="0.339" calcext:value-type="float">
            <text:p>0</text:p>
          </table:table-cell>
          <table:table-cell table:style-name="ce132" office:value-type="string" calcext:value-type="string">
            <text:p>Rzuchó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2A</text:p>
          </table:table-cell>
          <table:table-cell table:style-name="ce92" office:value-type="float" office:value="49.294" calcext:value-type="float">
            <text:p>49.294</text:p>
          </table:table-cell>
          <table:table-cell table:style-name="ce92" office:value-type="float" office:value="19.861766" calcext:value-type="float">
            <text:p>19.861766</text:p>
          </table:table-cell>
          <table:table-cell table:style-name="ce112" office:value-type="float" office:value="910" calcext:value-type="float">
            <text:p>910</text:p>
          </table:table-cell>
          <table:table-cell table:style-name="ce132" office:value-type="string" calcext:value-type="string">
            <text:p>Wito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3A</text:p>
          </table:table-cell>
          <table:table-cell table:style-name="ce92" office:value-type="float" office:value="50.29087" calcext:value-type="float">
            <text:p>50.29087</text:p>
          </table:table-cell>
          <table:table-cell table:style-name="ce92" office:value-type="float" office:value="18.99225" calcext:value-type="float">
            <text:p>18.99225</text:p>
          </table:table-cell>
          <table:table-cell table:style-name="ce112" office:value-type="float" office:value="310" calcext:value-type="float">
            <text:p>310</text:p>
          </table:table-cell>
          <table:table-cell table:style-name="ce132" office:value-type="string" calcext:value-type="string">
            <text:p>Chorzow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PL34A</text:p>
          </table:table-cell>
          <table:table-cell table:style-name="ce92" office:value-type="float" office:value="49.9073" calcext:value-type="float">
            <text:p>49.9073</text:p>
          </table:table-cell>
          <table:table-cell table:style-name="ce92" office:value-type="float" office:value="19.605" calcext:value-type="float">
            <text:p>19.605</text:p>
          </table:table-cell>
          <table:table-cell table:style-name="ce112" office:value-type="float" office:value="342" calcext:value-type="float">
            <text:p>342</text:p>
          </table:table-cell>
          <table:table-cell table:style-name="ce132" office:value-type="string" calcext:value-type="string">
            <text:p>Wysoka</text:p>
          </table:table-cell>
          <table:table-cell table:style-name="ce58" office:value-type="string" calcext:value-type="string">
            <text:p>Poland</text:p>
          </table:table-cell>
          <table:table-cell table:style-name="ce95" table:number-columns-repeated="2"/>
          <table:table-cell table:style-name="ce58" office:value-type="string" calcext:value-type="string">
            <text:p>RT151B</text:p>
          </table:table-cell>
          <table:table-cell table:style-name="ce32" office:value-type="float" office:value="120" calcext:value-type="float">
            <text:p>120</text:p>
          </table:table-cell>
          <table:table-cell table:style-name="ce67"/>
          <table:table-cell table:style-name="ce58"/>
          <table:table-cell table:style-name="ce95" table:number-columns-repeated="2"/>
          <table:table-cell table:style-name="ce67" office:value-type="string" calcext:value-type="string">
            <text:p>P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1A</text:p>
          </table:table-cell>
          <table:table-cell table:style-name="ce92" office:value-type="float" office:value="46.235" calcext:value-type="float">
            <text:p>46.235</text:p>
          </table:table-cell>
          <table:table-cell table:style-name="ce92" office:value-type="float" office:value="23.7148" calcext:value-type="float">
            <text:p>23.7148</text:p>
          </table:table-cell>
          <table:table-cell table:style-name="ce51"/>
          <table:table-cell table:style-name="ce129" office:value-type="string" calcext:value-type="string">
            <text:p>Beldiu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145" office:value-type="string" calcext:value-type="string">
            <text:p>instalace 14.9.2022 by NIEP+IRSM, muzeum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2A</text:p>
          </table:table-cell>
          <table:table-cell table:style-name="ce92" office:value-type="float" office:value="46.9461" calcext:value-type="float">
            <text:p>46.9461</text:p>
          </table:table-cell>
          <table:table-cell table:style-name="ce92" office:value-type="float" office:value="25.3083" calcext:value-type="float">
            <text:p>25.3083</text:p>
          </table:table-cell>
          <table:table-cell table:style-name="ce51"/>
          <table:table-cell table:style-name="ce58" office:value-type="string" calcext:value-type="string">
            <text:p>Toplit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3A</text:p>
          </table:table-cell>
          <table:table-cell table:style-name="ce92" office:value-type="float" office:value="44.77653" calcext:value-type="float">
            <text:p>44.77653</text:p>
          </table:table-cell>
          <table:table-cell table:style-name="ce92" office:value-type="float" office:value="23.87571" calcext:value-type="float">
            <text:p>23.87571</text:p>
          </table:table-cell>
          <table:table-cell table:style-name="ce51" office:value-type="float" office:value="261" calcext:value-type="float">
            <text:p>261</text:p>
          </table:table-cell>
          <table:table-cell table:style-name="ce58" office:value-type="string" calcext:value-type="string">
            <text:p>Zatren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4A</text:p>
          </table:table-cell>
          <table:table-cell table:style-name="ce92" office:value-type="float" office:value="45.0784" calcext:value-type="float">
            <text:p>45.0784</text:p>
          </table:table-cell>
          <table:table-cell table:style-name="ce92" office:value-type="float" office:value="27.4472" calcext:value-type="float">
            <text:p>27.4472</text:p>
          </table:table-cell>
          <table:table-cell table:style-name="ce51"/>
          <table:table-cell table:style-name="ce129" office:value-type="string" calcext:value-type="string">
            <text:p>Berlesti/Ianc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145" office:value-type="string" calcext:value-type="string">
            <text:p>instalace 12.9.2022 by NIEP+IRSM, ropná pole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20.9.2022</text:p>
          </table:table-cell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5A</text:p>
          </table:table-cell>
          <table:table-cell table:style-name="ce92" office:value-type="float" office:value="44.98011" calcext:value-type="float">
            <text:p>44.98011</text:p>
          </table:table-cell>
          <table:table-cell table:style-name="ce92" office:value-type="float" office:value="24.31363" calcext:value-type="float">
            <text:p>24.31363</text:p>
          </table:table-cell>
          <table:table-cell office:value-type="float" office:value="264" calcext:value-type="float">
            <text:p>264</text:p>
          </table:table-cell>
          <table:table-cell table:style-name="ce58" office:value-type="string" calcext:value-type="string">
            <text:p>Cremenar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6A</text:p>
          </table:table-cell>
          <table:table-cell table:style-name="ce92" office:value-type="float" office:value="47.3108" calcext:value-type="float">
            <text:p>47.3108</text:p>
          </table:table-cell>
          <table:table-cell table:style-name="ce92" office:value-type="float" office:value="22.3387" calcext:value-type="float">
            <text:p>22.3387</text:p>
          </table:table-cell>
          <table:table-cell table:style-name="ce51"/>
          <table:table-cell table:style-name="ce129" office:value-type="string" calcext:value-type="string">
            <text:p>Chiribis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7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A</text:p>
          </table:table-cell>
          <table:table-cell table:style-name="ce92" office:value-type="float" office:value="46.332" calcext:value-type="float">
            <text:p>46.332</text:p>
          </table:table-cell>
          <table:table-cell table:style-name="ce92" office:value-type="float" office:value="27.1086" calcext:value-type="float">
            <text:p>27.1086</text:p>
          </table:table-cell>
          <table:table-cell table:style-name="ce51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/>
          <table:table-cell table:style-name="ce171" office:value-type="date" office:date-value="2024-07-10" calcext:value-type="date">
            <text:p>2024-07-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7B</text:p>
          </table:table-cell>
          <table:table-cell table:style-name="ce92" office:value-type="float" office:value="46.342" calcext:value-type="float">
            <text:p>46.342</text:p>
          </table:table-cell>
          <table:table-cell table:style-name="ce92" office:value-type="float" office:value="27.1288" calcext:value-type="float">
            <text:p>27.1288</text:p>
          </table:table-cell>
          <table:table-cell table:style-name="ce51"/>
          <table:table-cell table:style-name="ce58" office:value-type="string" calcext:value-type="string">
            <text:p>Fulgeris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08A</text:p>
          </table:table-cell>
          <table:table-cell table:style-name="ce34" office:value-type="float" office:value="47.841" calcext:value-type="float">
            <text:p>47.841</text:p>
          </table:table-cell>
          <table:table-cell table:style-name="ce34" office:value-type="float" office:value="24.545" calcext:value-type="float">
            <text:p>24.545</text:p>
          </table:table-cell>
          <table:table-cell table:style-name="ce51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</text:p>
          </table:table-cell>
          <table:table-cell table:style-name="ce186"/>
          <table:table-cell table:style-name="ce95" table:number-columns-repeated="5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09A</text:p>
          </table:table-cell>
          <table:table-cell table:style-name="ce92" office:value-type="float" office:value="45.7162" calcext:value-type="float">
            <text:p>45.7162</text:p>
          </table:table-cell>
          <table:table-cell table:style-name="ce92" office:value-type="float" office:value="20.9038" calcext:value-type="float">
            <text:p>20.9038</text:p>
          </table:table-cell>
          <table:table-cell table:style-name="ce51" office:value-type="float" office:value="96" calcext:value-type="float">
            <text:p>96</text:p>
          </table:table-cell>
          <table:table-cell table:style-name="ce132" office:value-type="string" calcext:value-type="string">
            <text:p>Cenei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CMG3ESPC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Minimus </text:p>
          </table:table-cell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24.03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0A</text:p>
          </table:table-cell>
          <table:table-cell table:style-name="ce92" office:value-type="float" office:value="45.1565" calcext:value-type="float">
            <text:p>45.1565</text:p>
          </table:table-cell>
          <table:table-cell table:style-name="ce92" office:value-type="float" office:value="21.7779" calcext:value-type="float">
            <text:p>21.7779</text:p>
          </table:table-cell>
          <table:table-cell table:style-name="ce51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1A</text:p>
          </table:table-cell>
          <table:table-cell table:style-name="ce92" office:value-type="float" office:value="44.9836" calcext:value-type="float">
            <text:p>44.9836</text:p>
          </table:table-cell>
          <table:table-cell table:style-name="ce92" office:value-type="float" office:value="22.8129" calcext:value-type="float">
            <text:p>22.8129</text:p>
          </table:table-cell>
          <table:table-cell table:style-name="ce51" office:value-type="float" office:value="583" calcext:value-type="float">
            <text:p>583</text:p>
          </table:table-cell>
          <table:table-cell table:style-name="ce132" office:value-type="string" calcext:value-type="string">
            <text:p>Dealu_Mare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Nanometrics Trillium 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2A</text:p>
          </table:table-cell>
          <table:table-cell table:style-name="ce92" office:value-type="float" office:value="44.58287" calcext:value-type="float">
            <text:p>44.58287</text:p>
          </table:table-cell>
          <table:table-cell table:style-name="ce92" office:value-type="float" office:value="25.59964" calcext:value-type="float">
            <text:p>25.59964</text:p>
          </table:table-cell>
          <table:table-cell table:style-name="ce51" office:value-type="float" office:value="142" calcext:value-type="float">
            <text:p>142</text:p>
          </table:table-cell>
          <table:table-cell table:style-name="ce58" office:value-type="string" calcext:value-type="string">
            <text:p>Vlascen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3A</text:p>
          </table:table-cell>
          <table:table-cell table:style-name="ce92" office:value-type="float" office:value="43.82988" calcext:value-type="float">
            <text:p>43.82988</text:p>
          </table:table-cell>
          <table:table-cell table:style-name="ce92" office:value-type="float" office:value="24.79191" calcext:value-type="float">
            <text:p>24.79191</text:p>
          </table:table-cell>
          <table:table-cell table:style-name="ce51" office:value-type="float" office:value="58" calcext:value-type="float">
            <text:p>58</text:p>
          </table:table-cell>
          <table:table-cell table:style-name="ce58" office:value-type="string" calcext:value-type="string">
            <text:p>Segarce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4A</text:p>
          </table:table-cell>
          <table:table-cell table:style-name="ce92" office:value-type="float" office:value="46.4082" calcext:value-type="float">
            <text:p>46.4082</text:p>
          </table:table-cell>
          <table:table-cell table:style-name="ce92" office:value-type="float" office:value="22.2469" calcext:value-type="float">
            <text:p>22.2469</text:p>
          </table:table-cell>
          <table:table-cell table:style-name="ce51"/>
          <table:table-cell table:style-name="ce132" office:value-type="string" calcext:value-type="string">
            <text:p>Dezna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+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7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5A</text:p>
          </table:table-cell>
          <table:table-cell table:style-name="ce92" office:value-type="float" office:value="44.31383" calcext:value-type="float">
            <text:p>44.31383</text:p>
          </table:table-cell>
          <table:table-cell table:style-name="ce92" office:value-type="float" office:value="24.39825" calcext:value-type="float">
            <text:p>24.39825</text:p>
          </table:table-cell>
          <table:table-cell office:value-type="float" office:value="115" calcext:value-type="float">
            <text:p>115</text:p>
          </table:table-cell>
          <table:table-cell table:style-name="ce58" office:value-type="string" calcext:value-type="string">
            <text:p>Ipotest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6A</text:p>
          </table:table-cell>
          <table:table-cell table:style-name="ce92" office:value-type="float" office:value="44.1142" calcext:value-type="float">
            <text:p>44.1142</text:p>
          </table:table-cell>
          <table:table-cell table:style-name="ce92" office:value-type="float" office:value="26.57504" calcext:value-type="float">
            <text:p>26.57504</text:p>
          </table:table-cell>
          <table:table-cell office:value-type="float" office:value="23" calcext:value-type="float">
            <text:p>23</text:p>
          </table:table-cell>
          <table:table-cell table:style-name="ce58" office:value-type="string" calcext:value-type="string">
            <text:p>Chirnog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-3ESPC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7A</text:p>
          </table:table-cell>
          <table:table-cell table:style-name="ce92" office:value-type="float" office:value="45.0282" calcext:value-type="float">
            <text:p>45.0282</text:p>
          </table:table-cell>
          <table:table-cell table:style-name="ce92" office:value-type="float" office:value="25.4752" calcext:value-type="float">
            <text:p>25.4752</text:p>
          </table:table-cell>
          <table:table-cell table:style-name="ce51"/>
          <table:table-cell table:style-name="ce129" office:value-type="string" calcext:value-type="string">
            <text:p>Schel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145" office:value-type="string" calcext:value-type="string">
            <text:p>instalace 13.9.2022 by NIEP+IRSM, u pumpy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3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8A</text:p>
          </table:table-cell>
          <table:table-cell table:style-name="ce92" office:value-type="float" office:value="45.6326" calcext:value-type="float">
            <text:p>45.6326</text:p>
          </table:table-cell>
          <table:table-cell table:style-name="ce92" office:value-type="float" office:value="23.2152" calcext:value-type="float">
            <text:p>23.2152</text:p>
          </table:table-cell>
          <table:table-cell table:style-name="ce51"/>
          <table:table-cell table:style-name="ce129" office:value-type="string" calcext:value-type="string">
            <text:p>Gradistea de Munte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7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19A</text:p>
          </table:table-cell>
          <table:table-cell table:style-name="ce92" office:value-type="float" office:value="45.1523" calcext:value-type="float">
            <text:p>45.1523</text:p>
          </table:table-cell>
          <table:table-cell table:style-name="ce92" office:value-type="float" office:value="23.3159" calcext:value-type="float">
            <text:p>23.3159</text:p>
          </table:table-cell>
          <table:table-cell table:style-name="ce51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hifted because of GRAR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0A</text:p>
          </table:table-cell>
          <table:table-cell table:style-name="ce92" office:value-type="float" office:value="45.3879" calcext:value-type="float">
            <text:p>45.3879</text:p>
          </table:table-cell>
          <table:table-cell table:style-name="ce92" office:value-type="float" office:value="22.0971" calcext:value-type="float">
            <text:p>22.0971</text:p>
          </table:table-cell>
          <table:table-cell table:style-name="ce51"/>
          <table:table-cell table:style-name="ce58"/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06 by Felix, coordinates kept as suggested, renamed to RO05 because the place needs to be scou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office:value-type="string" calcext:value-type="string">
            <text:p>RO21A</text:p>
          </table:table-cell>
          <table:table-cell table:style-name="ce65" office:value-type="float" office:value="46.6164" calcext:value-type="float">
            <text:p>46.6164</text:p>
          </table:table-cell>
          <table:table-cell table:style-name="ce65" office:value-type="float" office:value="21.8528" calcext:value-type="float">
            <text:p>21.8528</text:p>
          </table:table-cell>
          <table:table-cell table:style-name="ce51"/>
          <table:table-cell table:style-name="ce132" office:value-type="string" calcext:value-type="string">
            <text:p>Motiori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+UniWien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07 by Felix, coordinates kept as suggested, renamed to RO06 because the place needs to be scouted</text:p>
          </table:table-cell>
          <table:table-cell office:value-type="string" calcext:value-type="string">
            <text:p>EAST</text:p>
          </table:table-cell>
          <table:table-cell table:style-name="ce197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2A</text:p>
          </table:table-cell>
          <table:table-cell table:style-name="ce92" office:value-type="float" office:value="45.7651" calcext:value-type="float">
            <text:p>45.7651</text:p>
          </table:table-cell>
          <table:table-cell table:style-name="ce92" office:value-type="float" office:value="24.8165" calcext:value-type="float">
            <text:p>24.8165</text:p>
          </table:table-cell>
          <table:table-cell table:style-name="ce51"/>
          <table:table-cell table:style-name="ce58" office:value-type="string" calcext:value-type="string">
            <text:p>Sambata_de_Sus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3A</text:p>
          </table:table-cell>
          <table:table-cell table:style-name="ce92" office:value-type="float" office:value="45.8661" calcext:value-type="float">
            <text:p>45.8661</text:p>
          </table:table-cell>
          <table:table-cell table:style-name="ce92" office:value-type="float" office:value="23.7265" calcext:value-type="float">
            <text:p>23.7265</text:p>
          </table:table-cell>
          <table:table-cell table:style-name="ce51"/>
          <table:table-cell table:style-name="ce129" office:value-type="string" calcext:value-type="string">
            <text:p>Garbov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145" office:value-type="string" calcext:value-type="string">
            <text:p>instalace 14.9.2022 by NIEP+IRSM, policejní stanice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4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4A</text:p>
          </table:table-cell>
          <table:table-cell table:style-name="ce92" office:value-type="float" office:value="45.8832" calcext:value-type="float">
            <text:p>45.8832</text:p>
          </table:table-cell>
          <table:table-cell table:style-name="ce92" office:value-type="float" office:value="20.6203" calcext:value-type="float">
            <text:p>20.6203</text:p>
          </table:table-cell>
          <table:table-cell table:style-name="ce51"/>
          <table:table-cell table:style-name="ce132" office:value-type="string" calcext:value-type="string">
            <text:p>Comlosu Mare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7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5A</text:p>
          </table:table-cell>
          <table:table-cell table:style-name="ce92" office:value-type="float" office:value="45.9792" calcext:value-type="float">
            <text:p>45.9792</text:p>
          </table:table-cell>
          <table:table-cell table:style-name="ce92" office:value-type="float" office:value="21.5762" calcext:value-type="float">
            <text:p>21.5762</text:p>
          </table:table-cell>
          <table:table-cell table:style-name="ce51"/>
          <table:table-cell table:style-name="ce132" office:value-type="string" calcext:value-type="string">
            <text:p>Bogda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former RMVG, shifted to ZRO09 because of GRAR and RO03</text:p>
          </table:table-cell>
          <table:table-cell office:value-type="string" calcext:value-type="string">
            <text:p>EAST</text:p>
          </table:table-cell>
          <table:table-cell table:style-name="ce197" office:value-type="string" calcext:value-type="string">
            <text:p>2023-03-25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6A</text:p>
          </table:table-cell>
          <table:table-cell table:style-name="ce92" office:value-type="float" office:value="46.0243" calcext:value-type="float">
            <text:p>46.0243</text:p>
          </table:table-cell>
          <table:table-cell table:style-name="ce92" office:value-type="float" office:value="22.5343" calcext:value-type="float">
            <text:p>22.5343</text:p>
          </table:table-cell>
          <table:table-cell table:style-name="ce51"/>
          <table:table-cell table:style-name="ce132" office:value-type="string" calcext:value-type="string">
            <text:p>Godinesti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+UniWien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7"/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7A</text:p>
          </table:table-cell>
          <table:table-cell table:style-name="ce92" office:value-type="float" office:value="46.8187" calcext:value-type="float">
            <text:p>46.8187</text:p>
          </table:table-cell>
          <table:table-cell table:style-name="ce92" office:value-type="float" office:value="27.1065" calcext:value-type="float">
            <text:p>27.1065</text:p>
          </table:table-cell>
          <table:table-cell table:style-name="ce51"/>
          <table:table-cell table:style-name="ce58" office:value-type="string" calcext:value-type="string">
            <text:p>Giurgen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former ZRO38, moved because of FX04, coordinates suggested by Felix, re-labeled to RO02 because place needs to be scouted; the label RO02 was freed because original RO02 was dele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8A</text:p>
          </table:table-cell>
          <table:table-cell table:style-name="ce92" office:value-type="float" office:value="46.8359" calcext:value-type="float">
            <text:p>46.8359</text:p>
          </table:table-cell>
          <table:table-cell table:style-name="ce92" office:value-type="float" office:value="24.5292" calcext:value-type="float">
            <text:p>24.5292</text:p>
          </table:table-cell>
          <table:table-cell table:style-name="ce51" office:value-type="float" office:value="420" calcext:value-type="float">
            <text:p>420</text:p>
          </table:table-cell>
          <table:table-cell table:style-name="ce62" office:value-type="string" calcext:value-type="string">
            <text:p>Baita, Mures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09 by Felix, coordinates kept as suggested, renamed to RO08 because the place needs to be scouted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29A</text:p>
          </table:table-cell>
          <table:table-cell table:style-name="ce92" office:value-type="float" office:value="46.1461" calcext:value-type="float">
            <text:p>46.1461</text:p>
          </table:table-cell>
          <table:table-cell table:style-name="ce92" office:value-type="float" office:value="24.9958" calcext:value-type="float">
            <text:p>24.9958</text:p>
          </table:table-cell>
          <table:table-cell table:style-name="ce51" office:value-type="float" office:value="471.3" calcext:value-type="float">
            <text:p>471</text:p>
          </table:table-cell>
          <table:table-cell table:style-name="ce62" office:value-type="string" calcext:value-type="string">
            <text:p>Cloasterf, Mures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0A</text:p>
          </table:table-cell>
          <table:table-cell table:style-name="ce92" office:value-type="float" office:value="47.2109" calcext:value-type="float">
            <text:p>47.2109</text:p>
          </table:table-cell>
          <table:table-cell table:style-name="ce92" office:value-type="float" office:value="25.6904" calcext:value-type="float">
            <text:p>25.6904</text:p>
          </table:table-cell>
          <table:table-cell table:style-name="ce51" office:value-type="float" office:value="668.9" calcext:value-type="float">
            <text:p>669</text:p>
          </table:table-cell>
          <table:table-cell table:style-name="ce62" office:value-type="string" calcext:value-type="string">
            <text:p>Neagra, Suceav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1A</text:p>
          </table:table-cell>
          <table:table-cell table:style-name="ce92" office:value-type="float" office:value="46.2776" calcext:value-type="float">
            <text:p>46.2776</text:p>
          </table:table-cell>
          <table:table-cell table:style-name="ce92" office:value-type="float" office:value="21.3114" calcext:value-type="float">
            <text:p>21.3114</text:p>
          </table:table-cell>
          <table:table-cell table:style-name="ce51"/>
          <table:table-cell table:style-name="ce58" office:value-type="string" calcext:value-type="string">
            <text:p>Sofronea 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T-compact OBS-SIO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Oulu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7" office:value-type="string" calcext:value-type="string">
            <text:p>2022-11-02</text:p>
          </table:table-cell>
          <table:table-cell table:style-name="ce14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2A</text:p>
          </table:table-cell>
          <table:table-cell table:style-name="ce92" office:value-type="float" office:value="47.2213" calcext:value-type="float">
            <text:p>47.2213</text:p>
          </table:table-cell>
          <table:table-cell table:style-name="ce92" office:value-type="float" office:value="23.8246" calcext:value-type="float">
            <text:p>23.8246</text:p>
          </table:table-cell>
          <table:table-cell table:style-name="ce51"/>
          <table:table-cell table:style-name="ce129" office:value-type="string" calcext:value-type="string">
            <text:p>Salisc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145" office:value-type="string" calcext:value-type="string">
            <text:p>instalace 16.9.2022 by NIEP+IRSM, u dřevěného kostela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3A</text:p>
          </table:table-cell>
          <table:table-cell table:style-name="ce92" office:value-type="float" office:value="47.2784" calcext:value-type="float">
            <text:p>47.2784</text:p>
          </table:table-cell>
          <table:table-cell table:style-name="ce92" office:value-type="float" office:value="26.6592" calcext:value-type="float">
            <text:p>26.6592</text:p>
          </table:table-cell>
          <table:table-cell table:style-name="ce51"/>
          <table:table-cell table:style-name="ce58" office:value-type="string" calcext:value-type="string">
            <text:p>Valea_Seac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to Findland, IRSM take FX08 instead</text:p>
          </table:table-cell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4A</text:p>
          </table:table-cell>
          <table:table-cell table:style-name="ce92" office:value-type="float" office:value="46.4139" calcext:value-type="float">
            <text:p>46.4139</text:p>
          </table:table-cell>
          <table:table-cell table:style-name="ce92" office:value-type="float" office:value="22.9964" calcext:value-type="float">
            <text:p>22.9964</text:p>
          </table:table-cell>
          <table:table-cell table:style-name="ce51"/>
          <table:table-cell table:style-name="ce129" office:value-type="string" calcext:value-type="string">
            <text:p>Borlest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33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 office:value-type="string" calcext:value-type="string">
            <text:p>suggested as FX03 by Felix, agreed to move it to known spot ZRO18 close by, instalace 15.9.2022 by NIEP+IRSM, horská škola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5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5A</text:p>
          </table:table-cell>
          <table:table-cell table:style-name="ce92" office:value-type="float" office:value="46.394" calcext:value-type="float">
            <text:p>46.394</text:p>
          </table:table-cell>
          <table:table-cell table:style-name="ce92" office:value-type="float" office:value="25.8536" calcext:value-type="float">
            <text:p>25.8536</text:p>
          </table:table-cell>
          <table:table-cell table:style-name="ce51"/>
          <table:table-cell table:style-name="ce129" office:value-type="string" calcext:value-type="string">
            <text:p>Soimeni, Hargit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Guralp 3ESPC 120s 100Hz 2x1000 V/m/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186" office:value-type="string" calcext:value-type="string">
            <text:p>Guralp minimus (4-channel)</text:p>
          </table:table-cell>
          <table:table-cell table:style-name="ce95" table:number-columns-repeated="2"/>
          <table:table-cell table:style-name="ce67" office:value-type="string" calcext:value-type="string">
            <text:p>Helsinki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4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6A</text:p>
          </table:table-cell>
          <table:table-cell table:style-name="ce92" office:value-type="float" office:value="47.3403" calcext:value-type="float">
            <text:p>47.3403</text:p>
          </table:table-cell>
          <table:table-cell table:style-name="ce92" office:value-type="float" office:value="25.124" calcext:value-type="float">
            <text:p>25.124</text:p>
          </table:table-cell>
          <table:table-cell table:style-name="ce51" office:value-type="float" office:value="927.4" calcext:value-type="float">
            <text:p>927</text:p>
          </table:table-cell>
          <table:table-cell table:style-name="ce62" office:value-type="string" calcext:value-type="string">
            <text:p>Tesna, Suceav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7A</text:p>
          </table:table-cell>
          <table:table-cell table:style-name="ce92" office:value-type="float" office:value="47.4602" calcext:value-type="float">
            <text:p>47.4602</text:p>
          </table:table-cell>
          <table:table-cell table:style-name="ce92" office:value-type="float" office:value="24.4502" calcext:value-type="float">
            <text:p>24.4502</text:p>
          </table:table-cell>
          <table:table-cell table:style-name="ce51"/>
          <table:table-cell table:style-name="ce129" office:value-type="string" calcext:value-type="string">
            <text:p>Telcisor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Guralp 3ESPC 120s 100Hz 2x1000 V/m/s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132" office:value-type="string" calcext:value-type="string">
            <text:p>Guralp minimus (4-channel) </text:p>
          </table:table-cell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145" office:value-type="string" calcext:value-type="string">
            <text:p>instalace 16.9.2022 by NIEP+IRSM, poslední škola</text:p>
          </table:table-cell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6.9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A</text:p>
          </table:table-cell>
          <table:table-cell table:style-name="ce92" office:value-type="float" office:value="47.6838" calcext:value-type="float">
            <text:p>47.6838</text:p>
          </table:table-cell>
          <table:table-cell table:style-name="ce92" office:value-type="float" office:value="25.9404" calcext:value-type="float">
            <text:p>25.9404</text:p>
          </table:table-cell>
          <table:table-cell table:style-name="ce51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/>
          <table:table-cell table:style-name="ce171" office:value-type="date" office:date-value="2024-07-15" calcext:value-type="date">
            <text:p>2024-07-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8B</text:p>
          </table:table-cell>
          <table:table-cell table:style-name="ce92" office:value-type="float" office:value="47.6846" calcext:value-type="float">
            <text:p>47.6846</text:p>
          </table:table-cell>
          <table:table-cell table:style-name="ce92" office:value-type="float" office:value="25.8787" calcext:value-type="float">
            <text:p>25.8787</text:p>
          </table:table-cell>
          <table:table-cell table:style-name="ce51" office:value-type="float" office:value="413.5" calcext:value-type="float">
            <text:p>414</text:p>
          </table:table-cell>
          <table:table-cell table:style-name="ce62" office:value-type="string" calcext:value-type="string">
            <text:p>Botosana, Suceav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/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39A</text:p>
          </table:table-cell>
          <table:table-cell table:style-name="ce92" office:value-type="float" office:value="47.7358" calcext:value-type="float">
            <text:p>47.7358</text:p>
          </table:table-cell>
          <table:table-cell table:style-name="ce92" office:value-type="float" office:value="26.646" calcext:value-type="float">
            <text:p>26.646</text:p>
          </table:table-cell>
          <table:table-cell table:style-name="ce51"/>
          <table:table-cell table:style-name="ce58" office:value-type="string" calcext:value-type="string">
            <text:p>Botosan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CMG3ESP w/attenuator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unequipped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Helsinki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3A</text:p>
          </table:table-cell>
          <table:table-cell table:style-name="ce92" office:value-type="float" office:value="46.624" calcext:value-type="float">
            <text:p>46.624</text:p>
          </table:table-cell>
          <table:table-cell table:style-name="ce92" office:value-type="float" office:value="26.052" calcext:value-type="float">
            <text:p>26.052</text:p>
          </table:table-cell>
          <table:table-cell table:style-name="ce51"/>
          <table:table-cell table:style-name="ce129" office:value-type="string" calcext:value-type="string">
            <text:p>Bolovăniș, Ghimes, Bacau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95" table:number-columns-repeated="2"/>
          <table:table-cell table:style-name="ce67" office:value-type="string" calcext:value-type="string">
            <text:p>GIPP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3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4A</text:p>
          </table:table-cell>
          <table:table-cell table:style-name="ce92" office:value-type="float" office:value="45.2178" calcext:value-type="float">
            <text:p>45.2178</text:p>
          </table:table-cell>
          <table:table-cell table:style-name="ce92" office:value-type="float" office:value="25.6837" calcext:value-type="float">
            <text:p>25.6837</text:p>
          </table:table-cell>
          <table:table-cell table:style-name="ce112"/>
          <table:table-cell table:style-name="ce58" office:value-type="string" calcext:value-type="string">
            <text:p>Plaiu Cornului, Prahova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95" table:number-columns-repeated="2"/>
          <table:table-cell table:style-name="ce67" office:value-type="string" calcext:value-type="string">
            <text:p>GIPP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0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A</text:p>
          </table:table-cell>
          <table:table-cell table:style-name="ce92" office:value-type="float" office:value="45.45" calcext:value-type="float">
            <text:p>45.45</text:p>
          </table:table-cell>
          <table:table-cell table:style-name="ce92" office:value-type="float" office:value="27.4333" calcext:value-type="float">
            <text:p>27.4333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95" table:number-columns-repeated="2"/>
          <table:table-cell table:style-name="ce67" office:value-type="string" calcext:value-type="string">
            <text:p>GIPP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1.7.2023</text:p>
          </table:table-cell>
          <table:table-cell/>
          <table:table-cell table:style-name="ce171" office:value-type="date" office:date-value="2024-07-08" calcext:value-type="date">
            <text:p>2024-07-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5B</text:p>
          </table:table-cell>
          <table:table-cell table:style-name="ce92" office:value-type="float" office:value="45.5384" calcext:value-type="float">
            <text:p>45.5384</text:p>
          </table:table-cell>
          <table:table-cell table:style-name="ce92" office:value-type="float" office:value="27.3155" calcext:value-type="float">
            <text:p>27.3155</text:p>
          </table:table-cell>
          <table:table-cell table:style-name="ce112"/>
          <table:table-cell table:style-name="ce58" office:value-type="string" calcext:value-type="string">
            <text:p>Stupina, Măicăneșt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95" table:number-columns-repeated="2"/>
          <table:table-cell table:style-name="ce67" office:value-type="string" calcext:value-type="string">
            <text:p>GIPP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1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RO46A</text:p>
          </table:table-cell>
          <table:table-cell table:style-name="ce92" office:value-type="float" office:value="46.612" calcext:value-type="float">
            <text:p>46.612</text:p>
          </table:table-cell>
          <table:table-cell table:style-name="ce92" office:value-type="float" office:value="27.247" calcext:value-type="float">
            <text:p>27.247</text:p>
          </table:table-cell>
          <table:table-cell table:style-name="ce112"/>
          <table:table-cell table:style-name="ce58" office:value-type="string" calcext:value-type="string">
            <text:p>Valea Mare, Colonesti, Bacau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132" office:value-type="string" calcext:value-type="string">
            <text:p>Trillium Compact Model TC120-SV1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62" office:value-type="string" calcext:value-type="string">
            <text:p>EarthData EDR-210 </text:p>
          </table:table-cell>
          <table:table-cell table:style-name="ce95" table:number-columns-repeated="2"/>
          <table:table-cell table:style-name="ce67" office:value-type="string" calcext:value-type="string">
            <text:p>GIPP+IRSM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 office:value-type="string" calcext:value-type="string">
            <text:p>12.7.20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SGRR</text:p>
          </table:table-cell>
          <table:table-cell table:style-name="ce92" office:value-type="float" office:value="44.22279" calcext:value-type="float">
            <text:p>44.22279</text:p>
          </table:table-cell>
          <table:table-cell table:style-name="ce92" office:value-type="float" office:value="25.97432" calcext:value-type="float">
            <text:p>25.97432</text:p>
          </table:table-cell>
          <table:table-cell table:style-name="ce51" office:value-type="float" office:value="75" calcext:value-type="float">
            <text:p>75</text:p>
          </table:table-cell>
          <table:table-cell table:style-name="ce58" office:value-type="string" calcext:value-type="string">
            <text:p>Singureni</text:p>
          </table:table-cell>
          <table:table-cell table:style-name="ce58" office:value-type="string" calcext:value-type="string">
            <text:p>Romania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Y8</text:p>
          </table:table-cell>
          <table:table-cell table:style-name="ce47" office:value-type="string" calcext:value-type="string">
            <text:p>VLD</text:p>
          </table:table-cell>
          <table:table-cell table:style-name="ce92" office:value-type="float" office:value="43.6898" calcext:value-type="float">
            <text:p>43.6898</text:p>
          </table:table-cell>
          <table:table-cell table:style-name="ce92" office:value-type="float" office:value="23.4355" calcext:value-type="float">
            <text:p>23.43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lchedram</text:p>
          </table:table-cell>
          <table:table-cell office:value-type="string" calcext:value-type="string">
            <text:p>Bulgaria</text:p>
          </table:table-cell>
          <table:table-cell table:style-name="ce95" table:number-columns-repeated="2"/>
          <table:table-cell table:style-name="ce58" office:value-type="string" calcext:value-type="string">
            <text:p>Nanometrics Trillium 240</text:p>
          </table:table-cell>
          <table:table-cell table:style-name="ce32" office:value-type="float" office:value="240" calcext:value-type="float">
            <text:p>240</text:p>
          </table:table-cell>
          <table:table-cell table:style-name="ce67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Denmark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NIEP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EAST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15A</text:p>
          </table:table-cell>
          <table:table-cell table:style-name="ce92" office:value-type="float" office:value="48.93337" calcext:value-type="float">
            <text:p>48.93337</text:p>
          </table:table-cell>
          <table:table-cell table:style-name="ce92" office:value-type="float" office:value="14.99364" calcext:value-type="float">
            <text:p>14.99364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3A</text:p>
          </table:table-cell>
          <table:table-cell table:style-name="ce92" office:value-type="float" office:value="48.46082" calcext:value-type="float">
            <text:p>48.46082</text:p>
          </table:table-cell>
          <table:table-cell table:style-name="ce92" office:value-type="float" office:value="14.07072" calcext:value-type="float">
            <text:p>14.07072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5A</text:p>
          </table:table-cell>
          <table:table-cell table:style-name="ce92" office:value-type="float" office:value="47.52074" calcext:value-type="float">
            <text:p>47.52074</text:p>
          </table:table-cell>
          <table:table-cell table:style-name="ce92" office:value-type="float" office:value="14.41648" calcext:value-type="float">
            <text:p>14.41648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6A</text:p>
          </table:table-cell>
          <table:table-cell table:style-name="ce92" office:value-type="float" office:value="46.933176" calcext:value-type="float">
            <text:p>46.933176</text:p>
          </table:table-cell>
          <table:table-cell table:style-name="ce92" office:value-type="float" office:value="14.551554" calcext:value-type="float">
            <text:p>14.551554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7A</text:p>
          </table:table-cell>
          <table:table-cell table:style-name="ce92" office:value-type="float" office:value="46.8159" calcext:value-type="float">
            <text:p>46.8159</text:p>
          </table:table-cell>
          <table:table-cell table:style-name="ce92" office:value-type="float" office:value="14.00737" calcext:value-type="float">
            <text:p>14.00737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8B</text:p>
          </table:table-cell>
          <table:table-cell table:style-name="ce92" office:value-type="float" office:value="47.094808" calcext:value-type="float">
            <text:p>47.094808</text:p>
          </table:table-cell>
          <table:table-cell table:style-name="ce92" office:value-type="float" office:value="13.949906" calcext:value-type="float">
            <text:p>13.949906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29A</text:p>
          </table:table-cell>
          <table:table-cell table:style-name="ce92" office:value-type="float" office:value="47.43007" calcext:value-type="float">
            <text:p>47.43007</text:p>
          </table:table-cell>
          <table:table-cell table:style-name="ce92" office:value-type="float" office:value="13.76105" calcext:value-type="float">
            <text:p>13.76105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0A</text:p>
          </table:table-cell>
          <table:table-cell table:style-name="ce92" office:value-type="float" office:value="47.8277" calcext:value-type="float">
            <text:p>47.8277</text:p>
          </table:table-cell>
          <table:table-cell table:style-name="ce92" office:value-type="float" office:value="13.5612" calcext:value-type="float">
            <text:p>13.5612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1A</text:p>
          </table:table-cell>
          <table:table-cell table:style-name="ce92" office:value-type="float" office:value="48.42719" calcext:value-type="float">
            <text:p>48.42719</text:p>
          </table:table-cell>
          <table:table-cell table:style-name="ce92" office:value-type="float" office:value="13.49746" calcext:value-type="float">
            <text:p>13.49746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2A</text:p>
          </table:table-cell>
          <table:table-cell table:style-name="ce92" office:value-type="float" office:value="48.12299" calcext:value-type="float">
            <text:p>48.12299</text:p>
          </table:table-cell>
          <table:table-cell table:style-name="ce92" office:value-type="float" office:value="13.30632" calcext:value-type="float">
            <text:p>13.30632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171" office:value-type="date" office:date-value="2023-08-30" calcext:value-type="date">
            <text:p>2023-08-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3A</text:p>
          </table:table-cell>
          <table:table-cell table:style-name="ce92" office:value-type="float" office:value="47.479741" calcext:value-type="float">
            <text:p>47.479741</text:p>
          </table:table-cell>
          <table:table-cell table:style-name="ce92" office:value-type="float" office:value="13.125997" calcext:value-type="float">
            <text:p>13.125997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4A</text:p>
          </table:table-cell>
          <table:table-cell table:style-name="ce92" office:value-type="float" office:value="46.90914" calcext:value-type="float">
            <text:p>46.90914</text:p>
          </table:table-cell>
          <table:table-cell table:style-name="ce92" office:value-type="float" office:value="13.07875" calcext:value-type="float">
            <text:p>13.07875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5B</text:p>
          </table:table-cell>
          <table:table-cell table:style-name="ce92" office:value-type="float" office:value="47.160486" calcext:value-type="float">
            <text:p>47.160486</text:p>
          </table:table-cell>
          <table:table-cell table:style-name="ce92" office:value-type="float" office:value="12.64199" calcext:value-type="float">
            <text:p>12.64199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36A</text:p>
          </table:table-cell>
          <table:table-cell table:style-name="ce92" office:value-type="float" office:value="47.378903" calcext:value-type="float">
            <text:p>47.378903</text:p>
          </table:table-cell>
          <table:table-cell table:style-name="ce92" office:value-type="float" office:value="12.308427" calcext:value-type="float">
            <text:p>12.308427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6A</text:p>
          </table:table-cell>
          <table:table-cell table:style-name="ce92" office:value-type="float" office:value="49.6168" calcext:value-type="float">
            <text:p>49.6168</text:p>
          </table:table-cell>
          <table:table-cell table:style-name="ce92" office:value-type="float" office:value="14.1494" calcext:value-type="float">
            <text:p>14.1494</text:p>
          </table:table-cell>
          <table:table-cell table:style-name="ce118" office:value-type="float" office:value="0.532" calcext:value-type="float">
            <text:p>1</text:p>
          </table:table-cell>
          <table:table-cell table:style-name="ce140" office:value-type="string" calcext:value-type="string">
            <text:p>Makova Hora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CMG-3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7A</text:p>
          </table:table-cell>
          <table:table-cell table:style-name="ce92" office:value-type="float" office:value="49.2705" calcext:value-type="float">
            <text:p>49.2705</text:p>
          </table:table-cell>
          <table:table-cell table:style-name="ce92" office:value-type="float" office:value="14.0739" calcext:value-type="float">
            <text:p>14.0739</text:p>
          </table:table-cell>
          <table:table-cell table:style-name="ce118" office:value-type="float" office:value="0.37" calcext:value-type="float">
            <text:p>0</text:p>
          </table:table-cell>
          <table:table-cell table:style-name="ce140" office:value-type="string" calcext:value-type="string">
            <text:p>Kestrany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8A</text:p>
          </table:table-cell>
          <table:table-cell table:style-name="ce92" office:value-type="float" office:value="48.864" calcext:value-type="float">
            <text:p>48.864</text:p>
          </table:table-cell>
          <table:table-cell table:style-name="ce92" office:value-type="float" office:value="14.2845" calcext:value-type="float">
            <text:p>14.2845</text:p>
          </table:table-cell>
          <table:table-cell table:style-name="ce112" office:value-type="float" office:value="1060" calcext:value-type="float">
            <text:p>1060</text:p>
          </table:table-cell>
          <table:table-cell table:style-name="ce58" office:value-type="string" calcext:value-type="string">
            <text:p>Kleť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171" office:value-type="date" office:date-value="2022-11-19" calcext:value-type="date">
            <text:p>2022-11-1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79A</text:p>
          </table:table-cell>
          <table:table-cell table:style-name="ce92" office:value-type="float" office:value="49.2288" calcext:value-type="float">
            <text:p>49.2288</text:p>
          </table:table-cell>
          <table:table-cell table:style-name="ce92" office:value-type="float" office:value="14.7074" calcext:value-type="float">
            <text:p>14.7074</text:p>
          </table:table-cell>
          <table:table-cell table:style-name="ce51"/>
          <table:table-cell table:style-name="ce58" office:value-type="string" calcext:value-type="string">
            <text:p>Dráchov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0A</text:p>
          </table:table-cell>
          <table:table-cell table:style-name="ce92" office:value-type="float" office:value="49.684" calcext:value-type="float">
            <text:p>49.684</text:p>
          </table:table-cell>
          <table:table-cell table:style-name="ce92" office:value-type="float" office:value="14.9288" calcext:value-type="float">
            <text:p>14.9288</text:p>
          </table:table-cell>
          <table:table-cell table:style-name="ce125" office:value-type="float" office:value="0.502" calcext:value-type="float">
            <text:p>1</text:p>
          </table:table-cell>
          <table:table-cell table:style-name="ce58" office:value-type="string" calcext:value-type="string">
            <text:p>Loreta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1A</text:p>
          </table:table-cell>
          <table:table-cell table:style-name="ce92" office:value-type="float" office:value="50.0752" calcext:value-type="float">
            <text:p>50.0752</text:p>
          </table:table-cell>
          <table:table-cell table:style-name="ce92" office:value-type="float" office:value="15.0341" calcext:value-type="float">
            <text:p>15.0341</text:p>
          </table:table-cell>
          <table:table-cell table:style-name="ce125" office:value-type="float" office:value="0.228" calcext:value-type="float">
            <text:p>0</text:p>
          </table:table-cell>
          <table:table-cell table:style-name="ce142" office:value-type="string" calcext:value-type="string">
            <text:p>Dobrichov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2A</text:p>
          </table:table-cell>
          <table:table-cell table:style-name="ce92" office:value-type="float" office:value="50.061" calcext:value-type="float">
            <text:p>50.061</text:p>
          </table:table-cell>
          <table:table-cell table:style-name="ce92" office:value-type="float" office:value="15.6502" calcext:value-type="float">
            <text:p>15.6502</text:p>
          </table:table-cell>
          <table:table-cell table:style-name="ce125" office:value-type="float" office:value="0.22" calcext:value-type="float">
            <text:p>0</text:p>
          </table:table-cell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3A</text:p>
          </table:table-cell>
          <table:table-cell table:style-name="ce92" office:value-type="float" office:value="49.6959" calcext:value-type="float">
            <text:p>49.6959</text:p>
          </table:table-cell>
          <table:table-cell table:style-name="ce92" office:value-type="float" office:value="15.6077" calcext:value-type="float">
            <text:p>15.6077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4A</text:p>
          </table:table-cell>
          <table:table-cell table:style-name="ce92" office:value-type="float" office:value="48.9434" calcext:value-type="float">
            <text:p>48.9434</text:p>
          </table:table-cell>
          <table:table-cell table:style-name="ce92" office:value-type="float" office:value="15.7007" calcext:value-type="float">
            <text:p>15.7007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5A</text:p>
          </table:table-cell>
          <table:table-cell table:style-name="ce92" office:value-type="float" office:value="49.4392" calcext:value-type="float">
            <text:p>49.4392</text:p>
          </table:table-cell>
          <table:table-cell table:style-name="ce92" office:value-type="float" office:value="16.1962" calcext:value-type="float">
            <text:p>16.1962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6A</text:p>
          </table:table-cell>
          <table:table-cell table:style-name="ce92" office:value-type="float" office:value="49.8528" calcext:value-type="float">
            <text:p>49.8528</text:p>
          </table:table-cell>
          <table:table-cell table:style-name="ce92" office:value-type="float" office:value="16.1457" calcext:value-type="float">
            <text:p>16.1457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7A</text:p>
          </table:table-cell>
          <table:table-cell table:style-name="ce92" office:value-type="float" office:value="49.7049" calcext:value-type="float">
            <text:p>49.7049</text:p>
          </table:table-cell>
          <table:table-cell table:style-name="ce92" office:value-type="float" office:value="16.8893" calcext:value-type="float">
            <text:p>16.8893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8B</text:p>
          </table:table-cell>
          <table:table-cell table:style-name="ce92" office:value-type="float" office:value="49.4305" calcext:value-type="float">
            <text:p>49.4305</text:p>
          </table:table-cell>
          <table:table-cell table:style-name="ce92" office:value-type="float" office:value="17.2919" calcext:value-type="float">
            <text:p>17.2919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89A</text:p>
          </table:table-cell>
          <table:table-cell table:style-name="ce92" office:value-type="float" office:value="49.1521" calcext:value-type="float">
            <text:p>49.1521</text:p>
          </table:table-cell>
          <table:table-cell table:style-name="ce92" office:value-type="float" office:value="17.092" calcext:value-type="float">
            <text:p>17.092</text:p>
          </table:table-cell>
          <table:table-cell table:style-name="ce51"/>
          <table:table-cell table:style-name="ce58"/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090A</text:p>
          </table:table-cell>
          <table:table-cell table:style-name="ce92" office:value-type="float" office:value="49.3655" calcext:value-type="float">
            <text:p>49.3655</text:p>
          </table:table-cell>
          <table:table-cell table:style-name="ce92" office:value-type="float" office:value="17.8278" calcext:value-type="float">
            <text:p>17.8278</text:p>
          </table:table-cell>
          <table:table-cell table:style-name="ce112" office:value-type="float" office:value="659" calcext:value-type="float">
            <text:p>659</text:p>
          </table:table-cell>
          <table:table-cell table:style-name="ce58" office:value-type="string" calcext:value-type="string">
            <text:p>Maruška</text:p>
          </table:table-cell>
          <table:table-cell table:style-name="ce58" office:value-type="string" calcext:value-type="string">
            <text:p>CZ</text:p>
          </table:table-cell>
          <table:table-cell table:style-name="ce95" table:number-columns-repeated="2"/>
          <table:table-cell table:style-name="ce58" office:value-type="string" calcext:value-type="string">
            <text:p>CMG-3ESP, 30s, 2000V/m/s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171" office:value-type="date" office:date-value="2022-08-10" calcext:value-type="date">
            <text:p>2022-08-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04C</text:p>
          </table:table-cell>
          <table:table-cell table:style-name="ce92" office:value-type="float" office:value="48.126633" calcext:value-type="float">
            <text:p>48.126633</text:p>
          </table:table-cell>
          <table:table-cell table:style-name="ce92" office:value-type="float" office:value="9.656632" calcext:value-type="float">
            <text:p>9.656632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1A</text:p>
          </table:table-cell>
          <table:table-cell table:style-name="ce92" office:value-type="float" office:value="47.752801" calcext:value-type="float">
            <text:p>47.752801</text:p>
          </table:table-cell>
          <table:table-cell table:style-name="ce92" office:value-type="float" office:value="11.849163" calcext:value-type="float">
            <text:p>11.849163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3A</text:p>
          </table:table-cell>
          <table:table-cell table:style-name="ce92" office:value-type="float" office:value="47.683648" calcext:value-type="float">
            <text:p>47.683648</text:p>
          </table:table-cell>
          <table:table-cell table:style-name="ce92" office:value-type="float" office:value="11.003359" calcext:value-type="float">
            <text:p>11.003359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5A</text:p>
          </table:table-cell>
          <table:table-cell table:style-name="ce92" office:value-type="float" office:value="47.869337" calcext:value-type="float">
            <text:p>47.869337</text:p>
          </table:table-cell>
          <table:table-cell table:style-name="ce92" office:value-type="float" office:value="12.391497" calcext:value-type="float">
            <text:p>12.391497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6A</text:p>
          </table:table-cell>
          <table:table-cell table:style-name="ce92" office:value-type="float" office:value="48.2928" calcext:value-type="float">
            <text:p>48.2928</text:p>
          </table:table-cell>
          <table:table-cell table:style-name="ce92" office:value-type="float" office:value="12.975" calcext:value-type="float">
            <text:p>12.975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148B</text:p>
          </table:table-cell>
          <table:table-cell table:style-name="ce92" office:value-type="float" office:value="48.509432" calcext:value-type="float">
            <text:p>48.509432</text:p>
          </table:table-cell>
          <table:table-cell table:style-name="ce92" office:value-type="float" office:value="12.47666" calcext:value-type="float">
            <text:p>12.47666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0A</text:p>
          </table:table-cell>
          <table:table-cell table:style-name="ce92" office:value-type="float" office:value="47.28327" calcext:value-type="float">
            <text:p>47.28327</text:p>
          </table:table-cell>
          <table:table-cell table:style-name="ce92" office:value-type="float" office:value="16.70589" calcext:value-type="float">
            <text:p>16.70589</text:p>
          </table:table-cell>
          <table:table-cell table:style-name="ce51" office:value-type="float" office:value="243" calcext:value-type="float">
            <text:p>2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1A</text:p>
          </table:table-cell>
          <table:table-cell table:style-name="ce92" office:value-type="float" office:value="46.952098" calcext:value-type="float">
            <text:p>46.952098</text:p>
          </table:table-cell>
          <table:table-cell table:style-name="ce92" office:value-type="float" office:value="17.148597" calcext:value-type="float">
            <text:p>17.148597</text:p>
          </table:table-cell>
          <table:table-cell table:style-name="ce51" office:value-type="float" office:value="171" calcext:value-type="float">
            <text:p>17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A</text:p>
          </table:table-cell>
          <table:table-cell table:style-name="ce92" office:value-type="float" office:value="46.864238" calcext:value-type="float">
            <text:p>46.864238</text:p>
          </table:table-cell>
          <table:table-cell table:style-name="ce92" office:value-type="float" office:value="16.527617" calcext:value-type="float">
            <text:p>16.527617</text:p>
          </table:table-cell>
          <table:table-cell table:style-name="ce51" office:value-type="float" office:value="240" calcext:value-type="float">
            <text:p>24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171" office:value-type="date" office:date-value="2024-02-09" calcext:value-type="date">
            <text:p>2024-02-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2B</text:p>
          </table:table-cell>
          <table:table-cell table:style-name="ce92" office:value-type="float" office:value="46.864247" calcext:value-type="float">
            <text:p>46.864247</text:p>
          </table:table-cell>
          <table:table-cell table:style-name="ce92" office:value-type="float" office:value="16.520261" calcext:value-type="float">
            <text:p>16.520261</text:p>
          </table:table-cell>
          <table:table-cell table:style-name="ce51" office:value-type="float" office:value="283" calcext:value-type="float">
            <text:p>283</text:p>
          </table:table-cell>
          <table:table-cell table:style-name="ce58" office:value-type="string" calcext:value-type="string">
            <text:p>Szaknyer</text:p>
          </table:table-cell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3A</text:p>
          </table:table-cell>
          <table:table-cell table:style-name="ce92" office:value-type="float" office:value="46.640763" calcext:value-type="float">
            <text:p>46.640763</text:p>
          </table:table-cell>
          <table:table-cell table:style-name="ce92" office:value-type="float" office:value="17.314765" calcext:value-type="float">
            <text:p>17.314765</text:p>
          </table:table-cell>
          <table:table-cell table:style-name="ce51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4A</text:p>
          </table:table-cell>
          <table:table-cell table:style-name="ce92" office:value-type="float" office:value="46.159675" calcext:value-type="float">
            <text:p>46.159675</text:p>
          </table:table-cell>
          <table:table-cell table:style-name="ce92" office:value-type="float" office:value="17.289686" calcext:value-type="float">
            <text:p>17.289686</text:p>
          </table:table-cell>
          <table:table-cell table:style-name="ce51" office:value-type="float" office:value="143" calcext:value-type="float">
            <text:p>14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5A</text:p>
          </table:table-cell>
          <table:table-cell table:style-name="ce92" office:value-type="float" office:value="46.424445" calcext:value-type="float">
            <text:p>46.424445</text:p>
          </table:table-cell>
          <table:table-cell table:style-name="ce92" office:value-type="float" office:value="17.795495" calcext:value-type="float">
            <text:p>17.795495</text:p>
          </table:table-cell>
          <table:table-cell table:style-name="ce51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6A</text:p>
          </table:table-cell>
          <table:table-cell table:style-name="ce92" office:value-type="float" office:value="46.525589" calcext:value-type="float">
            <text:p>46.525589</text:p>
          </table:table-cell>
          <table:table-cell table:style-name="ce92" office:value-type="float" office:value="18.264761" calcext:value-type="float">
            <text:p>18.264761</text:p>
          </table:table-cell>
          <table:table-cell table:style-name="ce51" office:value-type="float" office:value="219" calcext:value-type="float">
            <text:p>21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67A</text:p>
          </table:table-cell>
          <table:table-cell table:style-name="ce92" office:value-type="float" office:value="46.946341" calcext:value-type="float">
            <text:p>46.946341</text:p>
          </table:table-cell>
          <table:table-cell table:style-name="ce92" office:value-type="float" office:value="18.481994" calcext:value-type="float">
            <text:p>18.481994</text:p>
          </table:table-cell>
          <table:table-cell table:style-name="ce51" office:value-type="float" office:value="116" calcext:value-type="float">
            <text:p>116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1A</text:p>
          </table:table-cell>
          <table:table-cell table:style-name="ce92" office:value-type="float" office:value="47.154749" calcext:value-type="float">
            <text:p>47.154749</text:p>
          </table:table-cell>
          <table:table-cell table:style-name="ce92" office:value-type="float" office:value="18.834197" calcext:value-type="float">
            <text:p>18.834197</text:p>
          </table:table-cell>
          <table:table-cell table:style-name="ce51" office:value-type="float" office:value="165" calcext:value-type="float">
            <text:p>16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2A</text:p>
          </table:table-cell>
          <table:table-cell table:style-name="ce92" office:value-type="float" office:value="46.744449" calcext:value-type="float">
            <text:p>46.744449</text:p>
          </table:table-cell>
          <table:table-cell table:style-name="ce92" office:value-type="float" office:value="18.965496" calcext:value-type="float">
            <text:p>18.965496</text:p>
          </table:table-cell>
          <table:table-cell table:style-name="ce51" office:value-type="float" office:value="170" calcext:value-type="float">
            <text:p>17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273A</text:p>
          </table:table-cell>
          <table:table-cell table:style-name="ce92" office:value-type="float" office:value="45.916386" calcext:value-type="float">
            <text:p>45.916386</text:p>
          </table:table-cell>
          <table:table-cell table:style-name="ce92" office:value-type="float" office:value="17.81597" calcext:value-type="float">
            <text:p>17.81597</text:p>
          </table:table-cell>
          <table:table-cell table:style-name="ce51" office:value-type="float" office:value="100" calcext:value-type="float">
            <text:p>10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5A</text:p>
          </table:table-cell>
          <table:table-cell table:style-name="ce92" office:value-type="float" office:value="48.165076" calcext:value-type="float">
            <text:p>48.165076</text:p>
          </table:table-cell>
          <table:table-cell table:style-name="ce92" office:value-type="float" office:value="10.733358" calcext:value-type="float">
            <text:p>10.733358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367A</text:p>
          </table:table-cell>
          <table:table-cell table:style-name="ce92" office:value-type="float" office:value="48.307253" calcext:value-type="float">
            <text:p>48.307253</text:p>
          </table:table-cell>
          <table:table-cell table:style-name="ce92" office:value-type="float" office:value="11.923009" calcext:value-type="float">
            <text:p>11.923009</text:p>
          </table:table-cell>
          <table:table-cell table:style-name="ce51"/>
          <table:table-cell table:style-name="ce58"/>
          <table:table-cell table:style-name="ce58" office:value-type="string" calcext:value-type="string">
            <text:p>German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171" office:value-type="date" office:date-value="2023-08-29" calcext:value-type="date">
            <text:p>2023-08-2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1A</text:p>
          </table:table-cell>
          <table:table-cell table:style-name="ce92" office:value-type="float" office:value="42.346311" calcext:value-type="float">
            <text:p>42.346311</text:p>
          </table:table-cell>
          <table:table-cell table:style-name="ce92" office:value-type="float" office:value="19.548644" calcext:value-type="float">
            <text:p>19.548644</text:p>
          </table:table-cell>
          <table:table-cell table:style-name="ce51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UNDP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4-0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2A</text:p>
          </table:table-cell>
          <table:table-cell table:style-name="ce92" office:value-type="float" office:value="41.408543" calcext:value-type="float">
            <text:p>41.408543</text:p>
          </table:table-cell>
          <table:table-cell table:style-name="ce92" office:value-type="float" office:value="19.396256" calcext:value-type="float">
            <text:p>19.396256</text:p>
          </table:table-cell>
          <table:table-cell table:style-name="ce51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GNSS-AA02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4-0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3A</text:p>
          </table:table-cell>
          <table:table-cell table:style-name="ce92" office:value-type="float" office:value="41.601527" calcext:value-type="float">
            <text:p>41.601527</text:p>
          </table:table-cell>
          <table:table-cell table:style-name="ce92" office:value-type="float" office:value="20.004754" calcext:value-type="float">
            <text:p>20.004754</text:p>
          </table:table-cell>
          <table:table-cell table:style-name="ce51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GNSS-AA04, formerly ELBA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3-3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4A</text:p>
          </table:table-cell>
          <table:table-cell table:style-name="ce92" office:value-type="float" office:value="41.007329" calcext:value-type="float">
            <text:p>41.007329</text:p>
          </table:table-cell>
          <table:table-cell table:style-name="ce92" office:value-type="float" office:value="19.561664" calcext:value-type="float">
            <text:p>19.561664</text:p>
          </table:table-cell>
          <table:table-cell table:style-name="ce51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GNSS-AA05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5A</text:p>
          </table:table-cell>
          <table:table-cell table:style-name="ce92" office:value-type="float" office:value="40.705436" calcext:value-type="float">
            <text:p>40.705436</text:p>
          </table:table-cell>
          <table:table-cell table:style-name="ce92" office:value-type="float" office:value="20.391578" calcext:value-type="float">
            <text:p>20.391578</text:p>
          </table:table-cell>
          <table:table-cell table:style-name="ce51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AA/p (UNDP)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6A</text:p>
          </table:table-cell>
          <table:table-cell table:style-name="ce92" office:value-type="float" office:value="40.088959" calcext:value-type="float">
            <text:p>40.088959</text:p>
          </table:table-cell>
          <table:table-cell table:style-name="ce92" office:value-type="float" office:value="19.75824" calcext:value-type="float">
            <text:p>19.75824</text:p>
          </table:table-cell>
          <table:table-cell table:style-name="ce51"/>
          <table:table-cell table:style-name="ce58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GNSS-AA10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4-0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7A</text:p>
          </table:table-cell>
          <table:table-cell table:style-name="ce92" office:value-type="float" office:value="40.899572" calcext:value-type="float">
            <text:p>40.899572</text:p>
          </table:table-cell>
          <table:table-cell table:style-name="ce92" office:value-type="float" office:value="20.678901" calcext:value-type="float">
            <text:p>20.678901</text:p>
          </table:table-cell>
          <table:table-cell table:style-name="ce114"/>
          <table:table-cell table:style-name="ce155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GNSS-AA08 (ALX2 by JoW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AL08A</text:p>
          </table:table-cell>
          <table:table-cell table:style-name="ce92" office:value-type="float" office:value="41.105004" calcext:value-type="float">
            <text:p>41.105004</text:p>
          </table:table-cell>
          <table:table-cell table:style-name="ce92" office:value-type="float" office:value="20.102453" calcext:value-type="float">
            <text:p>20.102453</text:p>
          </table:table-cell>
          <table:table-cell table:style-name="ce114"/>
          <table:table-cell table:style-name="ce155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GNSS-AA/p (ALX1 by JoW)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3-3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BRY</text:p>
          </table:table-cell>
          <table:table-cell table:style-name="ce92" office:value-type="float" office:value="42.9015" calcext:value-type="float">
            <text:p>42.9015</text:p>
          </table:table-cell>
          <table:table-cell table:style-name="ce92" office:value-type="float" office:value="18.53895" calcext:value-type="float">
            <text:p>18.53895</text:p>
          </table:table-cell>
          <table:table-cell table:style-name="ce51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0A</text:p>
          </table:table-cell>
          <table:table-cell table:style-name="ce92" office:value-type="float" office:value="50.1167" calcext:value-type="float">
            <text:p>50.1167</text:p>
          </table:table-cell>
          <table:table-cell table:style-name="ce92" office:value-type="float" office:value="19.7699" calcext:value-type="float">
            <text:p>19.7699</text:p>
          </table:table-cell>
          <table:table-cell table:style-name="ce121" office:value-type="float" office:value="259" calcext:value-type="float">
            <text:p>259</text:p>
          </table:table-cell>
          <table:table-cell table:style-name="ce58" office:value-type="string" calcext:value-type="string">
            <text:p>Zebierzow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Jakub's basement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3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1A</text:p>
          </table:table-cell>
          <table:table-cell table:style-name="ce92" office:value-type="float" office:value="50.0162" calcext:value-type="float">
            <text:p>50.0162</text:p>
          </table:table-cell>
          <table:table-cell table:style-name="ce92" office:value-type="float" office:value="19.8105" calcext:value-type="float">
            <text:p>19.8105</text:p>
          </table:table-cell>
          <table:table-cell table:style-name="ce121" office:value-type="float" office:value="216" calcext:value-type="float">
            <text:p>216</text:p>
          </table:table-cell>
          <table:table-cell table:style-name="ce58" office:value-type="string" calcext:value-type="string">
            <text:p>Tyniec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3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2A</text:p>
          </table:table-cell>
          <table:table-cell table:style-name="ce92" office:value-type="float" office:value="49.9093" calcext:value-type="float">
            <text:p>49.9093</text:p>
          </table:table-cell>
          <table:table-cell table:style-name="ce92" office:value-type="float" office:value="19.9698" calcext:value-type="float">
            <text:p>19.9698</text:p>
          </table:table-cell>
          <table:table-cell table:style-name="ce121" office:value-type="float" office:value="285" calcext:value-type="float">
            <text:p>285</text:p>
          </table:table-cell>
          <table:table-cell table:style-name="ce58" office:value-type="string" calcext:value-type="string">
            <text:p>Siepraw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95" office:value-type="string" calcext:value-type="string">
            <text:p>quite noisy</text:p>
          </table:table-cell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3A</text:p>
          </table:table-cell>
          <table:table-cell table:style-name="ce92" office:value-type="float" office:value="49.7469" calcext:value-type="float">
            <text:p>49.7469</text:p>
          </table:table-cell>
          <table:table-cell table:style-name="ce92" office:value-type="float" office:value="20.0818" calcext:value-type="float">
            <text:p>20.0818</text:p>
          </table:table-cell>
          <table:table-cell table:style-name="ce121" office:value-type="float" office:value="474" calcext:value-type="float">
            <text:p>474</text:p>
          </table:table-cell>
          <table:table-cell table:style-name="ce58" office:value-type="string" calcext:value-type="string">
            <text:p>Wenglowka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3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4A</text:p>
          </table:table-cell>
          <table:table-cell table:style-name="ce92" office:value-type="float" office:value="49.6558" calcext:value-type="float">
            <text:p>49.6558</text:p>
          </table:table-cell>
          <table:table-cell table:style-name="ce92" office:value-type="float" office:value="20.2179" calcext:value-type="float">
            <text:p>20.2179</text:p>
          </table:table-cell>
          <table:table-cell table:style-name="ce121" office:value-type="float" office:value="610" calcext:value-type="float">
            <text:p>610</text:p>
          </table:table-cell>
          <table:table-cell table:style-name="ce58" office:value-type="string" calcext:value-type="string">
            <text:p>Polrzeczki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95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5A</text:p>
          </table:table-cell>
          <table:table-cell table:style-name="ce92" office:value-type="float" office:value="49.5126" calcext:value-type="float">
            <text:p>49.5126</text:p>
          </table:table-cell>
          <table:table-cell table:style-name="ce92" office:value-type="float" office:value="20.2481" calcext:value-type="float">
            <text:p>20.2481</text:p>
          </table:table-cell>
          <table:table-cell table:style-name="ce51" office:value-type="float" office:value="605" calcext:value-type="float">
            <text:p>605</text:p>
          </table:table-cell>
          <table:table-cell table:style-name="ce58" office:value-type="string" calcext:value-type="string">
            <text:p>Ochotnica Gorna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SIM 2 in use; could be noisy</text:p>
          </table:table-cell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6A</text:p>
          </table:table-cell>
          <table:table-cell table:style-name="ce92" office:value-type="float" office:value="49.4611" calcext:value-type="float">
            <text:p>49.4611</text:p>
          </table:table-cell>
          <table:table-cell table:style-name="ce92" office:value-type="float" office:value="20.2689" calcext:value-type="float">
            <text:p>20.2689</text:p>
          </table:table-cell>
          <table:table-cell table:style-name="ce51" office:value-type="float" office:value="581" calcext:value-type="float">
            <text:p>581</text:p>
          </table:table-cell>
          <table:table-cell table:style-name="ce58" office:value-type="string" calcext:value-type="string">
            <text:p>Maniowy</text:p>
          </table:table-cell>
          <table:table-cell table:style-name="ce132" office:value-type="string" calcext:value-type="string">
            <text:p>Poland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poor internet conenction, upgrade antennas</text:p>
          </table:table-cell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7A</text:p>
          </table:table-cell>
          <table:table-cell table:style-name="ce92" office:value-type="float" office:value="49.3358" calcext:value-type="float">
            <text:p>49.3358</text:p>
          </table:table-cell>
          <table:table-cell table:style-name="ce92" office:value-type="float" office:value="20.297" calcext:value-type="float">
            <text:p>20.297</text:p>
          </table:table-cell>
          <table:table-cell table:style-name="ce51" office:value-type="float" office:value="663" calcext:value-type="float">
            <text:p>663</text:p>
          </table:table-cell>
          <table:table-cell table:style-name="ce58" office:value-type="string" calcext:value-type="string">
            <text:p>Velka Frankova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8A</text:p>
          </table:table-cell>
          <table:table-cell table:style-name="ce92" office:value-type="float" office:value="49.2716" calcext:value-type="float">
            <text:p>49.2716</text:p>
          </table:table-cell>
          <table:table-cell table:style-name="ce92" office:value-type="float" office:value="20.2717" calcext:value-type="float">
            <text:p>20.2717</text:p>
          </table:table-cell>
          <table:table-cell table:style-name="ce51" office:value-type="float" office:value="876" calcext:value-type="float">
            <text:p>876</text:p>
          </table:table-cell>
          <table:table-cell table:style-name="ce58" office:value-type="string" calcext:value-type="string">
            <text:p>Zdiar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old municipal building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Jena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09A</text:p>
          </table:table-cell>
          <table:table-cell table:style-name="ce92" office:value-type="float" office:value="49.1637" calcext:value-type="float">
            <text:p>49.1637</text:p>
          </table:table-cell>
          <table:table-cell table:style-name="ce92" office:value-type="float" office:value="20.2821" calcext:value-type="float">
            <text:p>20.2821</text:p>
          </table:table-cell>
          <table:table-cell table:style-name="ce51" office:value-type="float" office:value="839" calcext:value-type="float">
            <text:p>839</text:p>
          </table:table-cell>
          <table:table-cell table:style-name="ce58" office:value-type="string" calcext:value-type="string">
            <text:p>Tatranska Lomnica 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0A</text:p>
          </table:table-cell>
          <table:table-cell table:style-name="ce92" office:value-type="float" office:value="49.0345" calcext:value-type="float">
            <text:p>49.0345</text:p>
          </table:table-cell>
          <table:table-cell table:style-name="ce92" office:value-type="float" office:value="20.322" calcext:value-type="float">
            <text:p>20.322</text:p>
          </table:table-cell>
          <table:table-cell table:style-name="ce51" office:value-type="float" office:value="697" calcext:value-type="float">
            <text:p>697</text:p>
          </table:table-cell>
          <table:table-cell table:style-name="ce58" office:value-type="string" calcext:value-type="string">
            <text:p>Ganouvce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Hydrometeoroligal institute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Jena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1A</text:p>
          </table:table-cell>
          <table:table-cell table:style-name="ce92" office:value-type="float" office:value="48.9167" calcext:value-type="float">
            <text:p>48.9167</text:p>
          </table:table-cell>
          <table:table-cell table:style-name="ce92" office:value-type="float" office:value="20.2652" calcext:value-type="float">
            <text:p>20.2652</text:p>
          </table:table-cell>
          <table:table-cell table:style-name="ce51" office:value-type="float" office:value="780" calcext:value-type="float">
            <text:p>780</text:p>
          </table:table-cell>
          <table:table-cell table:style-name="ce58" office:value-type="string" calcext:value-type="string">
            <text:p>Vernar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Abandoned schoo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2A</text:p>
          </table:table-cell>
          <table:table-cell table:style-name="ce92" office:value-type="float" office:value="48.7901" calcext:value-type="float">
            <text:p>48.7901</text:p>
          </table:table-cell>
          <table:table-cell table:style-name="ce92" office:value-type="float" office:value="20.2836" calcext:value-type="float">
            <text:p>20.2836</text:p>
          </table:table-cell>
          <table:table-cell table:style-name="ce51" office:value-type="float" office:value="581" calcext:value-type="float">
            <text:p>581</text:p>
          </table:table-cell>
          <table:table-cell table:style-name="ce58" office:value-type="string" calcext:value-type="string">
            <text:p>Rejdova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basement of hostel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Jena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3A</text:p>
          </table:table-cell>
          <table:table-cell table:style-name="ce92" office:value-type="float" office:value="48.7117" calcext:value-type="float">
            <text:p>48.7117</text:p>
          </table:table-cell>
          <table:table-cell table:style-name="ce92" office:value-type="float" office:value="20.3406" calcext:value-type="float">
            <text:p>20.3406</text:p>
          </table:table-cell>
          <table:table-cell table:style-name="ce51" office:value-type="float" office:value="365" calcext:value-type="float">
            <text:p>365</text:p>
          </table:table-cell>
          <table:table-cell table:style-name="ce58" office:value-type="string" calcext:value-type="string">
            <text:p>Kocelovce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cemetery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4A</text:p>
          </table:table-cell>
          <table:table-cell table:style-name="ce92" office:value-type="float" office:value="48.6363" calcext:value-type="float">
            <text:p>48.6363</text:p>
          </table:table-cell>
          <table:table-cell table:style-name="ce92" office:value-type="float" office:value="20.4674" calcext:value-type="float">
            <text:p>20.4674</text:p>
          </table:table-cell>
          <table:table-cell table:style-name="ce51" office:value-type="float" office:value="322" calcext:value-type="float">
            <text:p>322</text:p>
          </table:table-cell>
          <table:table-cell table:style-name="ce58" office:value-type="string" calcext:value-type="string">
            <text:p>Kruzna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Church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GIPP+CarP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5A</text:p>
          </table:table-cell>
          <table:table-cell table:style-name="ce92" office:value-type="float" office:value="48.5567" calcext:value-type="float">
            <text:p>48.5567</text:p>
          </table:table-cell>
          <table:table-cell table:style-name="ce92" office:value-type="float" office:value="20.5208" calcext:value-type="float">
            <text:p>20.5208</text:p>
          </table:table-cell>
          <table:table-cell table:style-name="ce51" office:value-type="float" office:value="536" calcext:value-type="float">
            <text:p>536</text:p>
          </table:table-cell>
          <table:table-cell table:style-name="ce58" office:value-type="string" calcext:value-type="string">
            <text:p>Silica</text:p>
          </table:table-cell>
          <table:table-cell table:style-name="ce132" office:value-type="string" calcext:value-type="string">
            <text:p>Slovakia</text:p>
          </table:table-cell>
          <table:table-cell table:style-name="ce95" office:value-type="string" calcext:value-type="string">
            <text:p>basement of former municipal building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Jena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6A</text:p>
          </table:table-cell>
          <table:table-cell table:style-name="ce92" office:value-type="float" office:value="48.3421" calcext:value-type="float">
            <text:p>48.3421</text:p>
          </table:table-cell>
          <table:table-cell table:style-name="ce92" office:value-type="float" office:value="20.5399" calcext:value-type="float">
            <text:p>20.5399</text:p>
          </table:table-cell>
          <table:table-cell table:style-name="ce51" office:value-type="float" office:value="205" calcext:value-type="float">
            <text:p>205</text:p>
          </table:table-cell>
          <table:table-cell table:style-name="ce58" office:value-type="string" calcext:value-type="string">
            <text:p>Döveny</text:p>
          </table:table-cell>
          <table:table-cell table:style-name="ce132" office:value-type="string" calcext:value-type="string">
            <text:p>Hungary</text:p>
          </table:table-cell>
          <table:table-cell table:style-name="ce95" office:value-type="string" calcext:value-type="string">
            <text:p>chapel on graveyard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Jena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CP17A</text:p>
          </table:table-cell>
          <table:table-cell table:style-name="ce92" office:value-type="float" office:value="48.2191" calcext:value-type="float">
            <text:p>48.2191</text:p>
          </table:table-cell>
          <table:table-cell table:style-name="ce92" office:value-type="float" office:value="20.511" calcext:value-type="float">
            <text:p>20.511</text:p>
          </table:table-cell>
          <table:table-cell table:style-name="ce51" office:value-type="float" office:value="201" calcext:value-type="float">
            <text:p>201</text:p>
          </table:table-cell>
          <table:table-cell table:style-name="ce58" office:value-type="string" calcext:value-type="string">
            <text:p>Banhorvati</text:p>
          </table:table-cell>
          <table:table-cell table:style-name="ce132" office:value-type="string" calcext:value-type="string">
            <text:p>Hungary</text:p>
          </table:table-cell>
          <table:table-cell table:style-name="ce95" office:value-type="string" calcext:value-type="string">
            <text:p>chapel on graveyard</text:p>
          </table:table-cell>
          <table:table-cell table:style-name="ce95"/>
          <table:table-cell table:style-name="ce58" office:value-type="string" calcext:value-type="string">
            <text:p>Nanometrics Compact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Jena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DRME</text:p>
          </table:table-cell>
          <table:table-cell table:style-name="ce34" office:value-type="float" office:value="42.1866" calcext:value-type="float">
            <text:p>42.1866</text:p>
          </table:table-cell>
          <table:table-cell table:style-name="ce34" office:value-type="float" office:value="19.1844" calcext:value-type="float">
            <text:p>19.1844</text:p>
          </table:table-cell>
          <table:table-cell table:style-name="ce51"/>
          <table:table-cell office:value-type="string" calcext:value-type="string">
            <text:p>Dracevica</text:p>
          </table:table-cell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MNE pool</text:p>
          </table:table-cell>
          <table:table-cell table:style-name="ce18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GJIK</text:p>
          </table:table-cell>
          <table:table-cell table:style-name="ce89" office:value-type="float" office:value="42.4605" calcext:value-type="float">
            <text:p>42.4605</text:p>
          </table:table-cell>
          <table:table-cell table:style-name="ce89" office:value-type="float" office:value="21.4378" calcext:value-type="float">
            <text:p>21.4378</text:p>
          </table:table-cell>
          <table:table-cell table:style-name="ce11" office:value-type="float" office:value="589" calcext:value-type="float">
            <text:p>589</text:p>
          </table:table-cell>
          <table:table-cell table:style-name="ce132" office:value-type="string" calcext:value-type="string">
            <text:p>Gjilani </text:p>
          </table:table-cell>
          <table:table-cell table:style-name="ce58" office:value-type="string" calcext:value-type="string">
            <text:p>Kosovo</text:p>
          </table:table-cell>
          <table:table-cell table:style-name="ce95" table:number-columns-repeated="2"/>
          <table:table-cell table:style-name="ce58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 office:value-type="string" calcext:value-type="string">
            <text:p>Smart24</text:p>
          </table:table-cell>
          <table:table-cell table:style-name="ce95" table:number-columns-repeated="2"/>
          <table:table-cell table:style-name="ce95" office:value-type="string" calcext:value-type="string">
            <text:p>Kosovo pool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GMRK</text:p>
          </table:table-cell>
          <table:table-cell table:style-name="ce92" office:value-type="float" office:value="42.65881" calcext:value-type="float">
            <text:p>42.65881</text:p>
          </table:table-cell>
          <table:table-cell table:style-name="ce92" office:value-type="float" office:value="21.219657" calcext:value-type="float">
            <text:p>21.219657</text:p>
          </table:table-cell>
          <table:table-cell table:style-name="ce11" office:value-type="float" office:value="1026" calcext:value-type="float">
            <text:p>1026</text:p>
          </table:table-cell>
          <table:table-cell table:style-name="ce132" office:value-type="string" calcext:value-type="string">
            <text:p>Prishtina </text:p>
          </table:table-cell>
          <table:table-cell table:style-name="ce58" office:value-type="string" calcext:value-type="string">
            <text:p>Kosov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1A</text:p>
          </table:table-cell>
          <table:table-cell table:style-name="ce92" office:value-type="float" office:value="47.3446" calcext:value-type="float">
            <text:p>47.3446</text:p>
          </table:table-cell>
          <table:table-cell table:style-name="ce92" office:value-type="float" office:value="19.6202" calcext:value-type="float">
            <text:p>19.6202</text:p>
          </table:table-cell>
          <table:table-cell table:style-name="ce51" office:value-type="float" office:value="151" calcext:value-type="float">
            <text:p>15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2A</text:p>
          </table:table-cell>
          <table:table-cell table:style-name="ce92" office:value-type="float" office:value="48.1222" calcext:value-type="float">
            <text:p>48.1222</text:p>
          </table:table-cell>
          <table:table-cell table:style-name="ce92" office:value-type="float" office:value="20.525" calcext:value-type="float">
            <text:p>20.525</text:p>
          </table:table-cell>
          <table:table-cell table:style-name="ce51" office:value-type="float" office:value="760" calcext:value-type="float">
            <text:p>76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3A</text:p>
          </table:table-cell>
          <table:table-cell table:style-name="ce92" office:value-type="float" office:value="47.9038" calcext:value-type="float">
            <text:p>47.9038</text:p>
          </table:table-cell>
          <table:table-cell table:style-name="ce92" office:value-type="float" office:value="19.5997" calcext:value-type="float">
            <text:p>19.5997</text:p>
          </table:table-cell>
          <table:table-cell table:style-name="ce51" office:value-type="float" office:value="175" calcext:value-type="float">
            <text:p>17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4B</text:p>
          </table:table-cell>
          <table:table-cell table:style-name="ce92" office:value-type="float" office:value="46.8138" calcext:value-type="float">
            <text:p>46.8138</text:p>
          </table:table-cell>
          <table:table-cell table:style-name="ce92" office:value-type="float" office:value="19.4386" calcext:value-type="float">
            <text:p>19.4386</text:p>
          </table:table-cell>
          <table:table-cell table:style-name="ce51" office:value-type="float" office:value="120" calcext:value-type="float">
            <text:p>120</text:p>
          </table:table-cell>
          <table:table-cell table:style-name="ce58" office:value-type="string" calcext:value-type="string">
            <text:p>Agasegyhaza</text:p>
          </table:table-cell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5A</text:p>
          </table:table-cell>
          <table:table-cell table:style-name="ce92" office:value-type="float" office:value="47.5518" calcext:value-type="float">
            <text:p>47.5518</text:p>
          </table:table-cell>
          <table:table-cell table:style-name="ce92" office:value-type="float" office:value="21.137" calcext:value-type="float">
            <text:p>21.137</text:p>
          </table:table-cell>
          <table:table-cell table:style-name="ce51" office:value-type="float" office:value="91" calcext:value-type="float">
            <text:p>9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6A</text:p>
          </table:table-cell>
          <table:table-cell table:style-name="ce92" office:value-type="float" office:value="46.7123" calcext:value-type="float">
            <text:p>46.7123</text:p>
          </table:table-cell>
          <table:table-cell table:style-name="ce92" office:value-type="float" office:value="20.5675" calcext:value-type="float">
            <text:p>20.5675</text:p>
          </table:table-cell>
          <table:table-cell table:style-name="ce51" office:value-type="float" office:value="79" calcext:value-type="float">
            <text:p>79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7A</text:p>
          </table:table-cell>
          <table:table-cell table:style-name="ce92" office:value-type="float" office:value="47.9812" calcext:value-type="float">
            <text:p>47.9812</text:p>
          </table:table-cell>
          <table:table-cell table:style-name="ce92" office:value-type="float" office:value="21.9143" calcext:value-type="float">
            <text:p>21.9143</text:p>
          </table:table-cell>
          <table:table-cell table:style-name="ce51" office:value-type="float" office:value="118" calcext:value-type="float">
            <text:p>11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8A</text:p>
          </table:table-cell>
          <table:table-cell table:style-name="ce92" office:value-type="float" office:value="47.4313" calcext:value-type="float">
            <text:p>47.4313</text:p>
          </table:table-cell>
          <table:table-cell table:style-name="ce92" office:value-type="float" office:value="17.9238" calcext:value-type="float">
            <text:p>17.9238</text:p>
          </table:table-cell>
          <table:table-cell table:style-name="ce51" office:value-type="float" office:value="195" calcext:value-type="float">
            <text:p>19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09A</text:p>
          </table:table-cell>
          <table:table-cell table:style-name="ce92" office:value-type="float" office:value="47.6386" calcext:value-type="float">
            <text:p>47.6386</text:p>
          </table:table-cell>
          <table:table-cell table:style-name="ce92" office:value-type="float" office:value="18.3824" calcext:value-type="float">
            <text:p>18.3824</text:p>
          </table:table-cell>
          <table:table-cell table:style-name="ce51" office:value-type="float" office:value="201" calcext:value-type="float">
            <text:p>201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0A</text:p>
          </table:table-cell>
          <table:table-cell table:style-name="ce92" office:value-type="float" office:value="47.8452" calcext:value-type="float">
            <text:p>47.8452</text:p>
          </table:table-cell>
          <table:table-cell table:style-name="ce92" office:value-type="float" office:value="19.0186" calcext:value-type="float">
            <text:p>19.0186</text:p>
          </table:table-cell>
          <table:table-cell table:style-name="ce51" office:value-type="float" office:value="152" calcext:value-type="float">
            <text:p>15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1A</text:p>
          </table:table-cell>
          <table:table-cell table:style-name="ce92" office:value-type="float" office:value="47.9245" calcext:value-type="float">
            <text:p>47.9245</text:p>
          </table:table-cell>
          <table:table-cell table:style-name="ce92" office:value-type="float" office:value="21.1677" calcext:value-type="float">
            <text:p>21.1677</text:p>
          </table:table-cell>
          <table:table-cell table:style-name="ce51" office:value-type="float" office:value="156" calcext:value-type="float">
            <text:p>156</text:p>
          </table:table-cell>
          <table:table-cell table:style-name="ce58" office:value-type="string" calcext:value-type="string">
            <text:p>Ujtikos</text:p>
          </table:table-cell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2A</text:p>
          </table:table-cell>
          <table:table-cell table:style-name="ce92" office:value-type="float" office:value="47.182768" calcext:value-type="float">
            <text:p>47.182768</text:p>
          </table:table-cell>
          <table:table-cell table:style-name="ce92" office:value-type="float" office:value="20.826788" calcext:value-type="float">
            <text:p>20.826788</text:p>
          </table:table-cell>
          <table:table-cell table:style-name="ce51" office:value-type="float" office:value="156" calcext:value-type="float">
            <text:p>156</text:p>
          </table:table-cell>
          <table:table-cell table:style-name="ce58" office:value-type="string" calcext:value-type="string">
            <text:p>Kisujszallas</text:p>
          </table:table-cell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Guralp CMG-3T 120s - 100Hz 15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office:value-type="string" calcext:value-type="string">
            <text:p>2022-12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3A</text:p>
          </table:table-cell>
          <table:table-cell table:style-name="ce92" office:value-type="float" office:value="46.9877" calcext:value-type="float">
            <text:p>46.9877</text:p>
          </table:table-cell>
          <table:table-cell table:style-name="ce92" office:value-type="float" office:value="20.0345" calcext:value-type="float">
            <text:p>20.0345</text:p>
          </table:table-cell>
          <table:table-cell table:style-name="ce51" office:value-type="float" office:value="150" calcext:value-type="float">
            <text:p>150</text:p>
          </table:table-cell>
          <table:table-cell table:style-name="ce58" office:value-type="string" calcext:value-type="string">
            <text:p>Tiszakecske</text:p>
          </table:table-cell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office:value-type="string" calcext:value-type="string">
            <text:p>2022-10-01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14A</text:p>
          </table:table-cell>
          <table:table-cell table:style-name="ce92" office:value-type="float" office:value="46.4475" calcext:value-type="float">
            <text:p>46.4475</text:p>
          </table:table-cell>
          <table:table-cell table:style-name="ce92" office:value-type="float" office:value="20.079" calcext:value-type="float">
            <text:p>20.079</text:p>
          </table:table-cell>
          <table:table-cell table:style-name="ce51" office:value-type="float" office:value="120" calcext:value-type="float">
            <text:p>120</text:p>
          </table:table-cell>
          <table:table-cell table:style-name="ce58" office:value-type="string" calcext:value-type="string">
            <text:p>Doc</text:p>
          </table:table-cell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Nanometrics Trillium 120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office:value-type="string" calcext:value-type="string">
            <text:p>2022-10-04T00:00:00.000000Z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1A</text:p>
          </table:table-cell>
          <table:table-cell table:style-name="ce92" office:value-type="float" office:value="46.332947" calcext:value-type="float">
            <text:p>46.332947</text:p>
          </table:table-cell>
          <table:table-cell table:style-name="ce92" office:value-type="float" office:value="19.729025" calcext:value-type="float">
            <text:p>19.729025</text:p>
          </table:table-cell>
          <table:table-cell table:style-name="ce51" office:value-type="float" office:value="163" calcext:value-type="float">
            <text:p>163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2A</text:p>
          </table:table-cell>
          <table:table-cell table:style-name="ce92" office:value-type="float" office:value="46.327959" calcext:value-type="float">
            <text:p>46.327959</text:p>
          </table:table-cell>
          <table:table-cell table:style-name="ce92" office:value-type="float" office:value="19.130978" calcext:value-type="float">
            <text:p>19.130978</text:p>
          </table:table-cell>
          <table:table-cell table:style-name="ce51" office:value-type="float" office:value="135" calcext:value-type="float">
            <text:p>135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A</text:p>
          </table:table-cell>
          <table:table-cell table:style-name="ce92" office:value-type="float" office:value="47.638953" calcext:value-type="float">
            <text:p>47.638953</text:p>
          </table:table-cell>
          <table:table-cell table:style-name="ce92" office:value-type="float" office:value="20.249584" calcext:value-type="float">
            <text:p>20.249584</text:p>
          </table:table-cell>
          <table:table-cell table:style-name="ce51" office:value-type="float" office:value="158" calcext:value-type="float">
            <text:p>15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171" office:value-type="date" office:date-value="2024-03-31" calcext:value-type="date">
            <text:p>2024-03-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3B</text:p>
          </table:table-cell>
          <table:table-cell table:style-name="ce92" office:value-type="float" office:value="47.640487" calcext:value-type="float">
            <text:p>47.640487</text:p>
          </table:table-cell>
          <table:table-cell table:style-name="ce92" office:value-type="float" office:value="20.255839" calcext:value-type="float">
            <text:p>20.255839</text:p>
          </table:table-cell>
          <table:table-cell table:style-name="ce51" office:value-type="float" office:value="122" calcext:value-type="float">
            <text:p>122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,120s,1200 V/m/s-Centaur,gain 1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HU24A</text:p>
          </table:table-cell>
          <table:table-cell table:style-name="ce92" office:value-type="float" office:value="46.909806" calcext:value-type="float">
            <text:p>46.909806</text:p>
          </table:table-cell>
          <table:table-cell table:style-name="ce92" office:value-type="float" office:value="21.158993" calcext:value-type="float">
            <text:p>21.158993</text:p>
          </table:table-cell>
          <table:table-cell table:style-name="ce51" office:value-type="float" office:value="120" calcext:value-type="float">
            <text:p>120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el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JOS</text:p>
          </table:table-cell>
          <table:table-cell table:style-name="ce92" office:value-type="float" office:value="48.4955" calcext:value-type="float">
            <text:p>48.4955</text:p>
          </table:table-cell>
          <table:table-cell table:style-name="ce92" office:value-type="float" office:value="20.5374" calcext:value-type="float">
            <text:p>20.5374</text:p>
          </table:table-cell>
          <table:table-cell table:style-name="ce51" office:value-type="float" office:value="288" calcext:value-type="float">
            <text:p>288</text:p>
          </table:table-cell>
          <table:table-cell table:style-name="ce58"/>
          <table:table-cell table:style-name="ce58" office:value-type="string" calcext:value-type="string">
            <text:p>Hungary</text:p>
          </table:table-cell>
          <table:table-cell table:style-name="ce95" table:number-columns-repeated="2"/>
          <table:table-cell table:style-name="ce58" office:value-type="string" calcext:value-type="string">
            <text:p>STS2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EPSS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KS</text:p>
          </table:table-cell>
          <table:table-cell table:style-name="ce92" office:value-type="float" office:value="42.073023" calcext:value-type="float">
            <text:p>42.073023</text:p>
          </table:table-cell>
          <table:table-cell table:style-name="ce92" office:value-type="float" office:value="20.401716" calcext:value-type="float">
            <text:p>20.401716</text:p>
          </table:table-cell>
          <table:table-cell table:style-name="ce114" office:value-type="float" office:value="300" calcext:value-type="float">
            <text:p>300</text:p>
          </table:table-cell>
          <table:table-cell table:style-name="ce155" office:value-type="string" calcext:value-type="string">
            <text:p>Kukesi</text:p>
          </table:table-cell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124" office:value-type="string" calcext:value-type="string">
            <text:p>SP</text:p>
          </table:table-cell>
          <table:table-cell table:style-name="ce58" office:value-type="string" calcext:value-type="string">
            <text:p>Centaur</text:p>
          </table:table-cell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KKS - SP/SM</text:p>
          </table:table-cell>
          <table:table-cell office:value-type="string" calcext:value-type="string">
            <text:p>SOUTHEAST</text:p>
          </table:table-cell>
          <table:table-cell table:style-name="ce194" office:value-type="string" calcext:value-type="string">
            <text:p>2023-04-0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KOME</text:p>
          </table:table-cell>
          <table:table-cell table:style-name="ce92" office:value-type="float" office:value="42.8505" calcext:value-type="float">
            <text:p>42.8505</text:p>
          </table:table-cell>
          <table:table-cell table:style-name="ce92" office:value-type="float" office:value="19.5152" calcext:value-type="float">
            <text:p>19.5152</text:p>
          </table:table-cell>
          <table:table-cell table:style-name="ce51"/>
          <table:table-cell office:value-type="string" calcext:value-type="string">
            <text:p>Kolasin</text:p>
          </table:table-cell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MNE pool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4"/>
          <table:table-cell office:value-type="string" calcext:value-type="string">
            <text:p>SOUTHEAST</text:p>
          </table:table-cell>
          <table:table-cell table:style-name="ce194"/>
          <table:table-cell table:style-name="ce168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1A</text:p>
          </table:table-cell>
          <table:table-cell table:style-name="ce92" office:value-type="float" office:value="42.845988" calcext:value-type="float">
            <text:p>42.845988</text:p>
          </table:table-cell>
          <table:table-cell table:style-name="ce92" office:value-type="float" office:value="19.880726" calcext:value-type="float">
            <text:p>19.880726</text:p>
          </table:table-cell>
          <table:table-cell table:style-name="ce51"/>
          <table:table-cell table:style-name="ce58" office:value-type="string" calcext:value-type="string">
            <text:p>Berane</text:p>
          </table:table-cell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shifted from original ME01</text:p>
          </table:table-cell>
          <table:table-cell office:value-type="string" calcext:value-type="string">
            <text:p>SOUTHEAST</text:p>
          </table:table-cell>
          <table:table-cell table:style-name="ce194"/>
          <table:table-cell/>
          <table:table-cell table:style-name="ce95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2A</text:p>
          </table:table-cell>
          <table:table-cell table:style-name="ce92" office:value-type="float" office:value="43.155736" calcext:value-type="float">
            <text:p>43.155736</text:p>
          </table:table-cell>
          <table:table-cell table:style-name="ce92" office:value-type="float" office:value="19.121894" calcext:value-type="float">
            <text:p>19.121894</text:p>
          </table:table-cell>
          <table:table-cell table:style-name="ce51"/>
          <table:table-cell table:style-name="ce58" office:value-type="string" calcext:value-type="string">
            <text:p>Žabljak</text:p>
          </table:table-cell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formerly UPM</text:p>
          </table:table-cell>
          <table:table-cell office:value-type="string" calcext:value-type="string">
            <text:p>SOUTHEAST</text:p>
          </table:table-cell>
          <table:table-cell table:style-name="ce194"/>
          <table:table-cell/>
          <table:table-cell table:style-name="ce95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3A</text:p>
          </table:table-cell>
          <table:table-cell table:style-name="ce92" office:value-type="float" office:value="43.350204" calcext:value-type="float">
            <text:p>43.350204</text:p>
          </table:table-cell>
          <table:table-cell table:style-name="ce92" office:value-type="float" office:value="19.357467" calcext:value-type="float">
            <text:p>19.357467</text:p>
          </table:table-cell>
          <table:table-cell table:style-name="ce51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/>
          <table:table-cell table:style-name="ce95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ME05A</text:p>
          </table:table-cell>
          <table:table-cell table:style-name="ce92" office:value-type="float" office:value="42.45971" calcext:value-type="float">
            <text:p>42.45971</text:p>
          </table:table-cell>
          <table:table-cell table:style-name="ce92" office:value-type="float" office:value="18.50915" calcext:value-type="float">
            <text:p>18.50915</text:p>
          </table:table-cell>
          <table:table-cell table:style-name="ce51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NKME</text:p>
          </table:table-cell>
          <table:table-cell table:style-name="ce92" office:value-type="float" office:value="42.766997" calcext:value-type="float">
            <text:p>42.766997</text:p>
          </table:table-cell>
          <table:table-cell table:style-name="ce92" office:value-type="float" office:value="18.952912" calcext:value-type="float">
            <text:p>18.952912</text:p>
          </table:table-cell>
          <table:table-cell table:style-name="ce51"/>
          <table:table-cell table:style-name="ce58"/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/>
          <table:table-cell table:style-name="ce95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EJK</text:p>
          </table:table-cell>
          <table:table-cell table:style-name="ce92" office:value-type="float" office:value="42.642563" calcext:value-type="float">
            <text:p>42.642563</text:p>
          </table:table-cell>
          <table:table-cell table:style-name="ce92" office:value-type="float" office:value="20.278331" calcext:value-type="float">
            <text:p>20.278331</text:p>
          </table:table-cell>
          <table:table-cell table:style-name="ce51"/>
          <table:table-cell table:style-name="ce58" office:value-type="string" calcext:value-type="string">
            <text:p>Peja</text:p>
          </table:table-cell>
          <table:table-cell table:style-name="ce58" office:value-type="string" calcext:value-type="string">
            <text:p>Kosov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RZK</text:p>
          </table:table-cell>
          <table:table-cell table:style-name="ce92" office:value-type="float" office:value="42.210768" calcext:value-type="float">
            <text:p>42.210768</text:p>
          </table:table-cell>
          <table:table-cell table:style-name="ce92" office:value-type="float" office:value="20.758149" calcext:value-type="float">
            <text:p>20.758149</text:p>
          </table:table-cell>
          <table:table-cell table:style-name="ce11" office:value-type="float" office:value="683" calcext:value-type="float">
            <text:p>683</text:p>
          </table:table-cell>
          <table:table-cell table:style-name="ce132" office:value-type="string" calcext:value-type="string">
            <text:p>Prizreni </text:p>
          </table:table-cell>
          <table:table-cell table:style-name="ce58" office:value-type="string" calcext:value-type="string">
            <text:p>Kosov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PVY</text:p>
          </table:table-cell>
          <table:table-cell table:style-name="ce92" office:value-type="float" office:value="42.59444" calcext:value-type="float">
            <text:p>42.59444</text:p>
          </table:table-cell>
          <table:table-cell table:style-name="ce92" office:value-type="float" office:value="19.95867" calcext:value-type="float">
            <text:p>19.95867</text:p>
          </table:table-cell>
          <table:table-cell table:style-name="ce51"/>
          <table:table-cell table:style-name="ce58" office:value-type="string" calcext:value-type="string">
            <text:p>Plav</text:p>
          </table:table-cell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58" office:value-type="string" calcext:value-type="string">
            <text:p>Trillium Horizon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Munich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 office:value-type="string" calcext:value-type="string">
            <text:p>south of original ME01</text:p>
          </table:table-cell>
          <table:table-cell office:value-type="string" calcext:value-type="string">
            <text:p>SOUTHEAST</text:p>
          </table:table-cell>
          <table:table-cell table:style-name="ce194"/>
          <table:table-cell/>
          <table:table-cell table:style-name="ce95" office:value-type="string" calcext:value-type="string">
            <text:p>by Joachi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1A</text:p>
          </table:table-cell>
          <table:table-cell table:style-name="ce92" office:value-type="float" office:value="49.47437" calcext:value-type="float">
            <text:p>49.47437</text:p>
          </table:table-cell>
          <table:table-cell table:style-name="ce92" office:value-type="float" office:value="18.80446" calcext:value-type="float">
            <text:p>18.80446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/>
          <table:table-cell table:style-name="ce147" table:number-columns-repeated="3"/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2A</text:p>
          </table:table-cell>
          <table:table-cell table:style-name="ce92" office:value-type="float" office:value="49.45482" calcext:value-type="float">
            <text:p>49.45482</text:p>
          </table:table-cell>
          <table:table-cell table:style-name="ce92" office:value-type="float" office:value="19.3039" calcext:value-type="float">
            <text:p>19.3039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3A</text:p>
          </table:table-cell>
          <table:table-cell table:style-name="ce92" office:value-type="float" office:value="49.1745" calcext:value-type="float">
            <text:p>49.1745</text:p>
          </table:table-cell>
          <table:table-cell table:style-name="ce92" office:value-type="float" office:value="18.86106" calcext:value-type="float">
            <text:p>18.86106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4A</text:p>
          </table:table-cell>
          <table:table-cell table:style-name="ce92" office:value-type="float" office:value="48.86676" calcext:value-type="float">
            <text:p>48.86676</text:p>
          </table:table-cell>
          <table:table-cell table:style-name="ce92" office:value-type="float" office:value="19.13803" calcext:value-type="float">
            <text:p>19.13803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5A</text:p>
          </table:table-cell>
          <table:table-cell table:style-name="ce92" office:value-type="float" office:value="48.50926" calcext:value-type="float">
            <text:p>48.50926</text:p>
          </table:table-cell>
          <table:table-cell table:style-name="ce92" office:value-type="float" office:value="19.14271" calcext:value-type="float">
            <text:p>19.14271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7A</text:p>
          </table:table-cell>
          <table:table-cell table:style-name="ce92" office:value-type="float" office:value="48.9247" calcext:value-type="float">
            <text:p>48.9247</text:p>
          </table:table-cell>
          <table:table-cell table:style-name="ce92" office:value-type="float" office:value="19.75251" calcext:value-type="float">
            <text:p>19.75251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08A</text:p>
          </table:table-cell>
          <table:table-cell table:style-name="ce92" office:value-type="float" office:value="48.56895" calcext:value-type="float">
            <text:p>48.56895</text:p>
          </table:table-cell>
          <table:table-cell table:style-name="ce92" office:value-type="float" office:value="19.71261" calcext:value-type="float">
            <text:p>19.71261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1A</text:p>
          </table:table-cell>
          <table:table-cell table:style-name="ce92" office:value-type="float" office:value="48.84852" calcext:value-type="float">
            <text:p>48.84852</text:p>
          </table:table-cell>
          <table:table-cell table:style-name="ce92" office:value-type="float" office:value="20.18784" calcext:value-type="float">
            <text:p>20.18784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2A</text:p>
          </table:table-cell>
          <table:table-cell table:style-name="ce92" office:value-type="float" office:value="48.3175" calcext:value-type="float">
            <text:p>48.3175</text:p>
          </table:table-cell>
          <table:table-cell table:style-name="ce92" office:value-type="float" office:value="19.99421" calcext:value-type="float">
            <text:p>19.99421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3A</text:p>
          </table:table-cell>
          <table:table-cell table:style-name="ce92" office:value-type="float" office:value="49.31546" calcext:value-type="float">
            <text:p>49.31546</text:p>
          </table:table-cell>
          <table:table-cell table:style-name="ce92" office:value-type="float" office:value="20.69957" calcext:value-type="float">
            <text:p>20.69957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4B</text:p>
          </table:table-cell>
          <table:table-cell table:style-name="ce92" office:value-type="float" office:value="49.00075" calcext:value-type="float">
            <text:p>49.00075</text:p>
          </table:table-cell>
          <table:table-cell table:style-name="ce92" office:value-type="float" office:value="20.742376" calcext:value-type="float">
            <text:p>20.742376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5A</text:p>
          </table:table-cell>
          <table:table-cell table:style-name="ce92" office:value-type="float" office:value="48.70615" calcext:value-type="float">
            <text:p>48.70615</text:p>
          </table:table-cell>
          <table:table-cell table:style-name="ce92" office:value-type="float" office:value="20.51141" calcext:value-type="float">
            <text:p>20.51141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style-name="ce147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6A/STHS</text:p>
          </table:table-cell>
          <table:table-cell table:style-name="ce92" office:value-type="float" office:value="49.41712" calcext:value-type="float">
            <text:p>49.41712</text:p>
          </table:table-cell>
          <table:table-cell table:style-name="ce92" office:value-type="float" office:value="21.24357" calcext:value-type="float">
            <text:p>21.24357</text:p>
          </table:table-cell>
          <table:table-cell table:style-name="ce51"/>
          <table:table-cell table:style-name="ce58" office:value-type="string" calcext:value-type="string">
            <text:p>Stebnicka Huta</text:p>
          </table:table-cell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, 60s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7A</text:p>
          </table:table-cell>
          <table:table-cell table:style-name="ce92" office:value-type="float" office:value="49.20663" calcext:value-type="float">
            <text:p>49.20663</text:p>
          </table:table-cell>
          <table:table-cell table:style-name="ce92" office:value-type="float" office:value="21.23942" calcext:value-type="float">
            <text:p>21.23942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8A</text:p>
          </table:table-cell>
          <table:table-cell table:style-name="ce92" office:value-type="float" office:value="48.91368" calcext:value-type="float">
            <text:p>48.91368</text:p>
          </table:table-cell>
          <table:table-cell table:style-name="ce92" office:value-type="float" office:value="21.174" calcext:value-type="float">
            <text:p>21.174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/>
          <table:table-cell table:style-name="ce95"/>
          <table:table-cell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19A</text:p>
          </table:table-cell>
          <table:table-cell table:style-name="ce92" office:value-type="float" office:value="49.24889" calcext:value-type="float">
            <text:p>49.24889</text:p>
          </table:table-cell>
          <table:table-cell table:style-name="ce92" office:value-type="float" office:value="21.93277" calcext:value-type="float">
            <text:p>21.93277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0A</text:p>
          </table:table-cell>
          <table:table-cell table:style-name="ce92" office:value-type="float" office:value="49.21382" calcext:value-type="float">
            <text:p>49.21382</text:p>
          </table:table-cell>
          <table:table-cell table:style-name="ce92" office:value-type="float" office:value="21.60924" calcext:value-type="float">
            <text:p>21.60924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-3ESP</text:p>
          </table:table-cell>
          <table:table-cell table:style-name="ce32" office:value-type="float" office:value="60" calcext:value-type="float">
            <text:p>6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1A</text:p>
          </table:table-cell>
          <table:table-cell table:style-name="ce92" office:value-type="float" office:value="49.01312" calcext:value-type="float">
            <text:p>49.01312</text:p>
          </table:table-cell>
          <table:table-cell table:style-name="ce92" office:value-type="float" office:value="21.99737" calcext:value-type="float">
            <text:p>21.99737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47" office:value-type="string" calcext:value-type="string">
            <text:p>SK22A</text:p>
          </table:table-cell>
          <table:table-cell table:style-name="ce92" office:value-type="float" office:value="48.61993" calcext:value-type="float">
            <text:p>48.61993</text:p>
          </table:table-cell>
          <table:table-cell table:style-name="ce92" office:value-type="float" office:value="21.72127" calcext:value-type="float">
            <text:p>21.72127</text:p>
          </table:table-cell>
          <table:table-cell table:style-name="ce51"/>
          <table:table-cell table:style-name="ce58"/>
          <table:table-cell table:style-name="ce58" office:value-type="string" calcext:value-type="string">
            <text:p>Slovakia</text:p>
          </table:table-cell>
          <table:table-cell table:style-name="ce95" table:number-columns-repeated="2"/>
          <table:table-cell table:style-name="ce58" office:value-type="string" calcext:value-type="string">
            <text:p>CMG - 40T</text:p>
          </table:table-cell>
          <table:table-cell table:style-name="ce32" office:value-type="float" office:value="30" calcext:value-type="float">
            <text:p>30</text:p>
          </table:table-cell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IG CAS CZ</text:p>
          </table:table-cell>
          <table:table-cell table:style-name="ce186"/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LMU</text:p>
          </table:table-cell>
          <table:table-cell table:style-name="ce95" table:number-columns-repeated="2"/>
          <table:table-cell table:style-name="ce67"/>
          <table:table-cell office:value-type="string" calcext:value-type="string">
            <text:p>NORTH</text:p>
          </table:table-cell>
          <table:table-cell table:style-name="ce19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SMRK</text:p>
          </table:table-cell>
          <table:table-cell table:style-name="ce89" office:value-type="float" office:value="42.8728" calcext:value-type="float">
            <text:p>42.8728</text:p>
          </table:table-cell>
          <table:table-cell table:style-name="ce89" office:value-type="float" office:value="20.9378" calcext:value-type="float">
            <text:p>20.9378</text:p>
          </table:table-cell>
          <table:table-cell table:style-name="ce11" office:value-type="float" office:value="597" calcext:value-type="float">
            <text:p>597</text:p>
          </table:table-cell>
          <table:table-cell table:style-name="ce132" office:value-type="string" calcext:value-type="string">
            <text:p>Smrekonica </text:p>
          </table:table-cell>
          <table:table-cell table:style-name="ce58" office:value-type="string" calcext:value-type="string">
            <text:p>Kosovo</text:p>
          </table:table-cell>
          <table:table-cell table:style-name="ce95" table:number-columns-repeated="2"/>
          <table:table-cell table:style-name="ce179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79" office:value-type="string" calcext:value-type="string">
            <text:p>Smart24</text:p>
          </table:table-cell>
          <table:table-cell table:style-name="ce95" table:number-columns-repeated="2"/>
          <table:table-cell table:style-name="ce95" office:value-type="string" calcext:value-type="string">
            <text:p>Kosovo pool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4"/>
          <table:table-cell office:value-type="string" calcext:value-type="string">
            <text:p>SOUTHEAST</text:p>
          </table:table-cell>
          <table:table-cell table:style-name="ce194"/>
          <table:table-cell table:number-columns-repeated="998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office:value-type="string" calcext:value-type="string">
            <text:p>ULC</text:p>
          </table:table-cell>
          <table:table-cell table:style-name="ce34" office:value-type="float" office:value="41.96337" calcext:value-type="float">
            <text:p>41.96337</text:p>
          </table:table-cell>
          <table:table-cell table:style-name="ce34" office:value-type="float" office:value="19.2497" calcext:value-type="float">
            <text:p>19.2497</text:p>
          </table:table-cell>
          <table:table-cell table:style-name="ce51"/>
          <table:table-cell/>
          <table:table-cell table:style-name="ce58" office:value-type="string" calcext:value-type="string">
            <text:p>Montenegro</text:p>
          </table:table-cell>
          <table:table-cell table:style-name="ce95" table:number-columns-repeated="2"/>
          <table:table-cell table:style-name="ce132" office:value-type="string" calcext:value-type="string">
            <text:p>Kinemetrics STS 5A 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58"/>
          <table:table-cell table:style-name="ce95" table:number-columns-repeated="2"/>
          <table:table-cell table:style-name="ce95" office:value-type="string" calcext:value-type="string">
            <text:p>MNE pool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62" office:value-type="string" calcext:value-type="string">
            <text:p>The instalation is more posthole than borehole (14.7 m depth) </text:p>
          </table:table-cell>
          <table:table-cell office:value-type="string" calcext:value-type="string">
            <text:p>SOUTHEAST</text:p>
          </table:table-cell>
          <table:table-cell/>
          <table:table-cell table:style-name="ce168"/>
          <table:table-cell table:number-columns-repeated="997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58" office:value-type="string" calcext:value-type="string">
            <text:p>Z6</text:p>
          </table:table-cell>
          <table:table-cell table:style-name="ce67" office:value-type="string" calcext:value-type="string">
            <text:p>ZATK</text:p>
          </table:table-cell>
          <table:table-cell table:style-name="ce89" office:value-type="float" office:value="42.4481" calcext:value-type="float">
            <text:p>42.4481</text:p>
          </table:table-cell>
          <table:table-cell table:style-name="ce89" office:value-type="float" office:value="20.6231" calcext:value-type="float">
            <text:p>20.6231</text:p>
          </table:table-cell>
          <table:table-cell table:style-name="ce11" office:value-type="float" office:value="1021" calcext:value-type="float">
            <text:p>1021</text:p>
          </table:table-cell>
          <table:table-cell table:style-name="ce132" office:value-type="string" calcext:value-type="string">
            <text:p>Zatriqi </text:p>
          </table:table-cell>
          <table:table-cell table:style-name="ce58" office:value-type="string" calcext:value-type="string">
            <text:p>Kosovo</text:p>
          </table:table-cell>
          <table:table-cell table:style-name="ce95" table:number-columns-repeated="2"/>
          <table:table-cell table:style-name="ce179" office:value-type="string" calcext:value-type="string">
            <text:p>KS2000</text:p>
          </table:table-cell>
          <table:table-cell table:style-name="ce32" office:value-type="float" office:value="120" calcext:value-type="float">
            <text:p>120</text:p>
          </table:table-cell>
          <table:table-cell table:style-name="ce67" office:value-type="string" calcext:value-type="string">
            <text:p>existing</text:p>
          </table:table-cell>
          <table:table-cell table:style-name="ce179" office:value-type="string" calcext:value-type="string">
            <text:p>Smart24</text:p>
          </table:table-cell>
          <table:table-cell table:style-name="ce95" table:number-columns-repeated="2"/>
          <table:table-cell table:style-name="ce95" office:value-type="string" calcext:value-type="string">
            <text:p>Kosovo pool</text:p>
          </table:table-cell>
          <table:table-cell table:style-name="ce186"/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3"/>
          <table:table-cell table:style-name="ce67"/>
          <table:table-cell office:value-type="string" calcext:value-type="string">
            <text:p>SOUTHEAST</text:p>
          </table:table-cell>
          <table:table-cell table:style-name="ce194"/>
          <table:table-cell table:number-columns-repeated="2"/>
          <table:table-cell table:style-name="ce147"/>
          <table:table-cell table:number-columns-repeated="995"/>
        </table:table-row>
        <table:table-row table:style-name="ro1" table:number-rows-repeated="2">
          <table:table-cell/>
          <table:table-cell table:style-name="ce58"/>
          <table:table-cell table:style-name="ce33"/>
          <table:table-cell table:style-name="ce65"/>
          <table:table-cell table:style-name="ce73"/>
          <table:table-cell table:style-name="ce112"/>
          <table:table-cell table:style-name="ce58" table:number-columns-repeated="2"/>
          <table:table-cell table:style-name="ce95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95" table:number-columns-repeated="2"/>
          <table:table-cell table:style-name="ce67"/>
          <table:table-cell table:style-name="ce186"/>
          <table:table-cell table:style-name="ce95" table:number-columns-repeated="5"/>
          <table:table-cell table:style-name="ce67"/>
          <table:table-cell/>
          <table:table-cell table:style-name="ce194"/>
          <table:table-cell table:number-columns-repeated="998"/>
        </table:table-row>
        <table:table-row table:style-name="ro1" table:number-rows-repeated="75">
          <table:table-cell/>
          <table:table-cell table:style-name="ce58"/>
          <table:table-cell table:style-name="ce67"/>
          <table:table-cell table:style-name="ce32" table:number-columns-repeated="2"/>
          <table:table-cell table:style-name="ce51"/>
          <table:table-cell table:style-name="ce58" table:number-columns-repeated="2"/>
          <table:table-cell table:style-name="ce95" table:number-columns-repeated="2"/>
          <table:table-cell table:style-name="ce58"/>
          <table:table-cell table:style-name="ce32"/>
          <table:table-cell table:style-name="ce67"/>
          <table:table-cell table:style-name="ce58"/>
          <table:table-cell table:style-name="ce95" table:number-columns-repeated="2"/>
          <table:table-cell table:style-name="ce67"/>
          <table:table-cell table:style-name="ce186"/>
          <table:table-cell table:style-name="ce95" table:number-columns-repeated="5"/>
          <table:table-cell table:style-name="ce67"/>
          <table:table-cell/>
          <table:table-cell table:style-name="ce194"/>
          <table:table-cell table:number-columns-repeated="998"/>
        </table:table-row>
        <table:table-row table:style-name="ro1" table:number-rows-repeated="417">
          <table:table-cell table:number-columns-repeated="1024"/>
        </table:table-row>
        <table:table-row table:style-name="ro3" table:number-rows-repeated="104761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moved" table:style-name="ta2">
        <table:table-column table:style-name="co30" table:number-columns-repeated="12" table:default-cell-style-name="ce205"/>
        <table:table-column table:style-name="co31" table:number-columns-repeated="3" table:default-cell-style-name="ce205"/>
        <table:table-column table:style-name="co30" table:default-cell-style-name="ce205"/>
        <table:table-column table:style-name="co32" table:number-columns-repeated="7" table:default-cell-style-name="ce205"/>
        <table:table-column table:style-name="co30" table:number-columns-repeated="234" table:default-cell-style-name="ce205"/>
        <table:table-row table:style-name="ro5">
          <table:table-cell table:style-name="ce95" office:value-type="string" calcext:value-type="string">
            <text:p>PANNONIAN</text:p>
          </table:table-cell>
          <table:table-cell table:style-name="ce206" office:value-type="string" calcext:value-type="string">
            <text:p>BDVA</text:p>
          </table:table-cell>
          <table:table-cell table:style-name="ce34" office:value-type="float" office:value="45.5376" calcext:value-type="float">
            <text:p>45.5376</text:p>
          </table:table-cell>
          <table:table-cell table:style-name="ce34" office:value-type="float" office:value="20.4744" calcext:value-type="float">
            <text:p>20.4744</text:p>
          </table:table-cell>
          <table:table-cell table:style-name="ce34" office:value-type="float" office:value="73" calcext:value-type="float">
            <text:p>73</text:p>
          </table:table-cell>
          <table:table-cell table:style-name="ce55" office:value-type="string" calcext:value-type="string">
            <text:p>Banatski Dvor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5" office:value-type="string" calcext:value-type="string">
            <text:p>BORS</text:p>
          </table:table-cell>
          <table:table-cell table:style-name="ce34" office:value-type="float" office:value="44.09043" calcext:value-type="float">
            <text:p>44.09043</text:p>
          </table:table-cell>
          <table:table-cell table:style-name="ce34" office:value-type="float" office:value="22.01765" calcext:value-type="float">
            <text:p>22.01765</text:p>
          </table:table-cell>
          <table:table-cell table:style-name="ce34" office:value-type="float" office:value="440" calcext:value-type="float">
            <text:p>440</text:p>
          </table:table-cell>
          <table:table-cell table:style-name="ce55" office:value-type="string" calcext:value-type="string">
            <text:p>Bor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5" office:value-type="string" calcext:value-type="string">
            <text:p>BOSS</text:p>
          </table:table-cell>
          <table:table-cell table:style-name="ce34" office:value-type="float" office:value="42.49825" calcext:value-type="float">
            <text:p>42.49825</text:p>
          </table:table-cell>
          <table:table-cell table:style-name="ce34" office:value-type="float" office:value="22.46101" calcext:value-type="float">
            <text:p>22.46101</text:p>
          </table:table-cell>
          <table:table-cell table:style-name="ce34" office:value-type="float" office:value="750" calcext:value-type="float">
            <text:p>750</text:p>
          </table:table-cell>
          <table:table-cell table:style-name="ce55" office:value-type="string" calcext:value-type="string">
            <text:p>Bosilegrad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5" office:value-type="string" calcext:value-type="string">
            <text:p>DJES</text:p>
          </table:table-cell>
          <table:table-cell table:style-name="ce34" office:value-type="float" office:value="44.667165" calcext:value-type="float">
            <text:p>44.667165</text:p>
          </table:table-cell>
          <table:table-cell table:style-name="ce34" office:value-type="float" office:value="22.519669" calcext:value-type="float">
            <text:p>22.519669</text:p>
          </table:table-cell>
          <table:table-cell table:style-name="ce175" office:value-type="float" office:value="116" calcext:value-type="float">
            <text:p>116</text:p>
          </table:table-cell>
          <table:table-cell table:style-name="ce175" office:value-type="string" calcext:value-type="string">
            <text:p>Ðerdap-Kladovo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5" office:value-type="string" calcext:value-type="string">
            <text:p>PAZA</text:p>
          </table:table-cell>
          <table:table-cell table:style-name="ce34" office:value-type="float" office:value="43.1576" calcext:value-type="float">
            <text:p>43.1576</text:p>
          </table:table-cell>
          <table:table-cell table:style-name="ce34" office:value-type="float" office:value="20.5451" calcext:value-type="float">
            <text:p>20.5451</text:p>
          </table:table-cell>
          <table:table-cell table:style-name="ce34" office:value-type="float" office:value="542" calcext:value-type="float">
            <text:p>542</text:p>
          </table:table-cell>
          <table:table-cell table:style-name="ce55" office:value-type="string" calcext:value-type="string">
            <text:p>Novi Pazar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2</text:p>
          </table:table-cell>
          <table:table-cell table:style-name="ce32" office:value-type="float" office:value="44.854807" calcext:value-type="float">
            <text:p>44.854807</text:p>
          </table:table-cell>
          <table:table-cell table:style-name="ce32" office:value-type="float" office:value="20.72273" calcext:value-type="float">
            <text:p>20.72273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3</text:p>
          </table:table-cell>
          <table:table-cell table:style-name="ce32" office:value-type="float" office:value="44.634887" calcext:value-type="float">
            <text:p>44.634887</text:p>
          </table:table-cell>
          <table:table-cell table:style-name="ce32" office:value-type="float" office:value="19.931255" calcext:value-type="float">
            <text:p>19.931255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4</text:p>
          </table:table-cell>
          <table:table-cell table:style-name="ce32" office:value-type="float" office:value="44.256214" calcext:value-type="float">
            <text:p>44.256214</text:p>
          </table:table-cell>
          <table:table-cell table:style-name="ce32" office:value-type="float" office:value="19.562989" calcext:value-type="float">
            <text:p>19.562989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5</text:p>
          </table:table-cell>
          <table:table-cell table:style-name="ce32" office:value-type="float" office:value="43.691743" calcext:value-type="float">
            <text:p>43.691743</text:p>
          </table:table-cell>
          <table:table-cell table:style-name="ce32" office:value-type="float" office:value="19.927948" calcext:value-type="float">
            <text:p>19.92794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6</text:p>
          </table:table-cell>
          <table:table-cell table:style-name="ce32" office:value-type="float" office:value="43.481957" calcext:value-type="float">
            <text:p>43.481957</text:p>
          </table:table-cell>
          <table:table-cell table:style-name="ce32" office:value-type="float" office:value="20.513226" calcext:value-type="float">
            <text:p>20.513226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7</text:p>
          </table:table-cell>
          <table:table-cell table:style-name="ce32" office:value-type="float" office:value="43.287866" calcext:value-type="float">
            <text:p>43.287866</text:p>
          </table:table-cell>
          <table:table-cell table:style-name="ce32" office:value-type="float" office:value="21.428698" calcext:value-type="float">
            <text:p>21.42869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SR08</text:p>
          </table:table-cell>
          <table:table-cell table:style-name="ce32" office:value-type="float" office:value="43.210653" calcext:value-type="float">
            <text:p>43.210653</text:p>
          </table:table-cell>
          <table:table-cell table:style-name="ce32" office:value-type="float" office:value="22.368951" calcext:value-type="float">
            <text:p>22.368951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5" office:value-type="string" calcext:value-type="string">
            <text:p>SVIS</text:p>
          </table:table-cell>
          <table:table-cell table:style-name="ce34" office:value-type="float" office:value="44.265486" calcext:value-type="float">
            <text:p>44.265486</text:p>
          </table:table-cell>
          <table:table-cell table:style-name="ce34" office:value-type="float" office:value="21.215175" calcext:value-type="float">
            <text:p>21.215175</text:p>
          </table:table-cell>
          <table:table-cell table:style-name="ce34" office:value-type="float" office:value="123" calcext:value-type="float">
            <text:p>123</text:p>
          </table:table-cell>
          <table:table-cell table:style-name="ce55" office:value-type="string" calcext:value-type="string">
            <text:p>Svilajnac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5" office:value-type="string" calcext:value-type="string">
            <text:p>TRUS</text:p>
          </table:table-cell>
          <table:table-cell table:style-name="ce34" office:value-type="float" office:value="44.223525" calcext:value-type="float">
            <text:p>44.223525</text:p>
          </table:table-cell>
          <table:table-cell table:style-name="ce34" office:value-type="float" office:value="20.406266" calcext:value-type="float">
            <text:p>20.406266</text:p>
          </table:table-cell>
          <table:table-cell table:style-name="ce34" office:value-type="float" office:value="340" calcext:value-type="float">
            <text:p>340</text:p>
          </table:table-cell>
          <table:table-cell table:style-name="ce55" office:value-type="string" calcext:value-type="string">
            <text:p>Trudelj</text:p>
          </table:table-cell>
          <table:table-cell table:style-name="ce67" office:value-type="string" calcext:value-type="string">
            <text:p>Serbia</text:p>
          </table:table-cell>
          <table:table-cell table:style-name="ce95" table:number-columns-repeated="4"/>
          <table:table-cell table:style-name="ce95" office:value-type="string" calcext:value-type="string">
            <text:p>SP</text:p>
          </table:table-cell>
          <table:table-cell table:style-name="ce95" table:number-columns-repeated="10"/>
          <table:table-cell table:number-columns-repeated="235"/>
        </table:table-row>
        <table:table-row table:style-name="ro5" table:number-rows-repeated="4">
          <table:table-cell table:number-columns-repeated="257"/>
        </table:table-row>
        <table:table-row table:style-name="ro5">
          <table:table-cell table:style-name="ce95" office:value-type="string" calcext:value-type="string">
            <text:p>SOUTHEAST</text:p>
          </table:table-cell>
          <table:table-cell table:style-name="ce58" office:value-type="string" calcext:value-type="string">
            <text:p>GR19</text:p>
          </table:table-cell>
          <table:table-cell table:style-name="ce32" office:value-type="float" office:value="39.172328" calcext:value-type="float">
            <text:p>39.172328</text:p>
          </table:table-cell>
          <table:table-cell table:style-name="ce32" office:value-type="float" office:value="20.694636" calcext:value-type="float">
            <text:p>20.694636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Bochum</text:p>
          </table:table-cell>
          <table:table-cell table:style-name="ce95" table:number-columns-repeated="7"/>
          <table:table-cell table:style-name="ce67" office:value-type="string" calcext:value-type="string">
            <text:p>replaced by permanent KSTR</text:p>
          </table:table-cell>
          <table:table-cell table:style-name="ce95"/>
          <table:table-cell table:number-columns-repeated="232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A358A</text:p>
          </table:table-cell>
          <table:table-cell table:style-name="ce32" office:value-type="float" office:value="48.869682" calcext:value-type="float">
            <text:p>48.869682</text:p>
          </table:table-cell>
          <table:table-cell table:style-name="ce32" office:value-type="float" office:value="13.194386" calcext:value-type="float">
            <text:p>13.194386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95" table:number-columns-repeated="4"/>
          <table:table-cell table:style-name="ce95" office:value-type="string" calcext:value-type="string">
            <text:p>PACASE</text:p>
          </table:table-cell>
          <table:table-cell table:style-name="ce95" table:number-columns-repeated="3"/>
          <table:table-cell table:style-name="ce67" office:value-type="string" calcext:value-type="string">
            <text:p>Kiel</text:p>
          </table:table-cell>
          <table:table-cell table:style-name="ce95" table:number-columns-repeated="7"/>
          <table:table-cell table:style-name="ce67" office:value-type="string" calcext:value-type="string">
            <text:p>removed physically</text:p>
          </table:table-cell>
          <table:table-cell table:style-name="ce95" table:number-columns-repeated="2"/>
          <table:table-cell table:style-name="ce175"/>
          <table:table-cell table:number-columns-repeated="230"/>
        </table:table-row>
        <table:table-row table:style-name="ro5">
          <table:table-cell table:style-name="ce95" office:value-type="string" calcext:value-type="string">
            <text:p>PANNONIAN</text:p>
          </table:table-cell>
          <table:table-cell table:style-name="ce58" office:value-type="string" calcext:value-type="string">
            <text:p>A107D</text:p>
          </table:table-cell>
          <table:table-cell table:style-name="ce32" office:value-type="float" office:value="48.017526" calcext:value-type="float">
            <text:p>48.017526</text:p>
          </table:table-cell>
          <table:table-cell table:style-name="ce32" office:value-type="float" office:value="10.194555" calcext:value-type="float">
            <text:p>10.194555</text:p>
          </table:table-cell>
          <table:table-cell table:style-name="ce32"/>
          <table:table-cell table:style-name="ce58"/>
          <table:table-cell table:style-name="ce67" office:value-type="string" calcext:value-type="string">
            <text:p>Germany</text:p>
          </table:table-cell>
          <table:table-cell table:style-name="ce95" table:number-columns-repeated="4"/>
          <table:table-cell table:style-name="ce95" office:value-type="string" calcext:value-type="string">
            <text:p>PACASE</text:p>
          </table:table-cell>
          <table:table-cell table:style-name="ce95" table:number-columns-repeated="3"/>
          <table:table-cell table:style-name="ce67" office:value-type="string" calcext:value-type="string">
            <text:p>Kiel</text:p>
          </table:table-cell>
          <table:table-cell table:style-name="ce95" table:number-columns-repeated="7"/>
          <table:table-cell table:style-name="ce67" office:value-type="string" calcext:value-type="string">
            <text:p>removed physically</text:p>
          </table:table-cell>
          <table:table-cell table:style-name="ce95"/>
          <table:table-cell table:number-columns-repeated="232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08</text:p>
          </table:table-cell>
          <table:table-cell table:style-name="ce32" office:value-type="float" office:value="40.880261" calcext:value-type="float">
            <text:p>40.880261</text:p>
          </table:table-cell>
          <table:table-cell table:style-name="ce32" office:value-type="float" office:value="22.772497" calcext:value-type="float">
            <text:p>22.77249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Bochum</text:p>
          </table:table-cell>
          <table:table-cell table:number-columns-repeated="24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GR25</text:p>
          </table:table-cell>
          <table:table-cell table:style-name="ce32" office:value-type="float" office:value="38.334243" calcext:value-type="float">
            <text:p>38.334243</text:p>
          </table:table-cell>
          <table:table-cell table:style-name="ce32" office:value-type="float" office:value="22.946087" calcext:value-type="float">
            <text:p>22.946087</text:p>
          </table:table-cell>
          <table:table-cell table:style-name="ce32"/>
          <table:table-cell table:style-name="ce58"/>
          <table:table-cell table:style-name="ce67" office:value-type="string" calcext:value-type="string">
            <text:p>Greece</text:p>
          </table:table-cell>
          <table:table-cell table:style-name="ce95" table:number-columns-repeated="4"/>
          <table:table-cell table:style-name="ce95" office:value-type="string" calcext:value-type="string">
            <text:p>new</text:p>
          </table:table-cell>
          <table:table-cell table:style-name="ce95" table:number-columns-repeated="3"/>
          <table:table-cell table:style-name="ce67" office:value-type="string" calcext:value-type="string">
            <text:p>Bochum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SOUTHEAST</text:p>
          </table:table-cell>
          <table:table-cell table:style-name="ce95"/>
          <table:table-cell table:style-name="ce175" table:number-columns-repeated="6"/>
          <table:table-cell table:number-columns-repeated="224"/>
        </table:table-row>
        <table:table-row table:style-name="ro5" table:number-rows-repeated="6">
          <table:table-cell table:number-columns-repeated="257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1</text:p>
          </table:table-cell>
          <table:table-cell table:style-name="ce32" office:value-type="float" office:value="45.828475" calcext:value-type="float">
            <text:p>45.828475</text:p>
          </table:table-cell>
          <table:table-cell table:style-name="ce32" office:value-type="float" office:value="19.659262" calcext:value-type="float">
            <text:p>19.659262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95" table:number-columns-repeated="3"/>
          <table:table-cell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2</text:p>
          </table:table-cell>
          <table:table-cell table:style-name="ce32" office:value-type="float" office:value="45.087449" calcext:value-type="float">
            <text:p>45.087449</text:p>
          </table:table-cell>
          <table:table-cell table:style-name="ce32" office:value-type="float" office:value="20.706224" calcext:value-type="float">
            <text:p>20.70622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95" table:number-columns-repeated="3"/>
          <table:table-cell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>
          <table:table-cell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SR03</text:p>
          </table:table-cell>
          <table:table-cell table:style-name="ce32" office:value-type="float" office:value="44.58121" calcext:value-type="float">
            <text:p>44.58121</text:p>
          </table:table-cell>
          <table:table-cell table:style-name="ce32" office:value-type="float" office:value="20.117254" calcext:value-type="float">
            <text:p>20.117254</text:p>
          </table:table-cell>
          <table:table-cell table:style-name="ce58"/>
          <table:table-cell/>
          <table:table-cell table:style-name="ce67" office:value-type="string" calcext:value-type="string">
            <text:p>Serbia</text:p>
          </table:table-cell>
          <table:table-cell table:style-name="ce95" table:number-columns-repeated="3"/>
          <table:table-cell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95"/>
          <table:table-cell table:style-name="ce58" office:value-type="string" calcext:value-type="string">
            <text:p>SR04</text:p>
          </table:table-cell>
          <table:table-cell table:style-name="ce32" office:value-type="float" office:value="44.29206" calcext:value-type="float">
            <text:p>44.29206</text:p>
          </table:table-cell>
          <table:table-cell table:style-name="ce32" office:value-type="float" office:value="21.067994" calcext:value-type="float">
            <text:p>21.067994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95"/>
          <table:table-cell table:style-name="ce58" office:value-type="string" calcext:value-type="string">
            <text:p>SR05</text:p>
          </table:table-cell>
          <table:table-cell table:style-name="ce32" office:value-type="float" office:value="44.170484" calcext:value-type="float">
            <text:p>44.170484</text:p>
          </table:table-cell>
          <table:table-cell table:style-name="ce32" office:value-type="float" office:value="22.047362" calcext:value-type="float">
            <text:p>22.04736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95"/>
          <table:table-cell table:style-name="ce58" office:value-type="string" calcext:value-type="string">
            <text:p>SR06</text:p>
          </table:table-cell>
          <table:table-cell table:style-name="ce32" office:value-type="float" office:value="43.393154" calcext:value-type="float">
            <text:p>43.393154</text:p>
          </table:table-cell>
          <table:table-cell table:style-name="ce32" office:value-type="float" office:value="20.85268" calcext:value-type="float">
            <text:p>20.85268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95"/>
          <table:table-cell table:style-name="ce58" office:value-type="string" calcext:value-type="string">
            <text:p>SR07</text:p>
          </table:table-cell>
          <table:table-cell table:style-name="ce32" office:value-type="float" office:value="43.249432" calcext:value-type="float">
            <text:p>43.249432</text:p>
          </table:table-cell>
          <table:table-cell table:style-name="ce32" office:value-type="float" office:value="22.154422" calcext:value-type="float">
            <text:p>22.154422</text:p>
          </table:table-cell>
          <table:table-cell table:style-name="ce32"/>
          <table:table-cell table:style-name="ce58"/>
          <table:table-cell table:style-name="ce67" office:value-type="string" calcext:value-type="string">
            <text:p>Serb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95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PANNONIAN</text:p>
          </table:table-cell>
          <table:table-cell table:style-name="ce95"/>
          <table:table-cell table:number-columns-repeated="230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office:value-type="string" calcext:value-type="string">
            <text:p>original N. Macedonia: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1A</text:p>
          </table:table-cell>
          <table:table-cell table:style-name="ce32" office:value-type="float" office:value="42.309174" calcext:value-type="float">
            <text:p>42.309174</text:p>
          </table:table-cell>
          <table:table-cell table:style-name="ce32" office:value-type="float" office:value="21.962748" calcext:value-type="float">
            <text:p>21.96274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SOUTHEAST</text:p>
          </table:table-cell>
          <table:table-cell table:style-name="ce95"/>
          <table:table-cell table:style-name="ce59"/>
          <table:table-cell table:style-name="ce175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2A</text:p>
          </table:table-cell>
          <table:table-cell table:style-name="ce32" office:value-type="float" office:value="41.743617" calcext:value-type="float">
            <text:p>41.743617</text:p>
          </table:table-cell>
          <table:table-cell table:style-name="ce32" office:value-type="float" office:value="20.962518" calcext:value-type="float">
            <text:p>20.96251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SOUTHEAST</text:p>
          </table:table-cell>
          <table:table-cell table:style-name="ce95"/>
          <table:table-cell table:style-name="ce59"/>
          <table:table-cell table:style-name="ce175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3A</text:p>
          </table:table-cell>
          <table:table-cell table:style-name="ce32" office:value-type="float" office:value="41.471173" calcext:value-type="float">
            <text:p>41.471173</text:p>
          </table:table-cell>
          <table:table-cell table:style-name="ce32" office:value-type="float" office:value="21.927028" calcext:value-type="float">
            <text:p>21.927028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SOUTHEAST</text:p>
          </table:table-cell>
          <table:table-cell table:style-name="ce95"/>
          <table:table-cell table:style-name="ce59"/>
          <table:table-cell table:style-name="ce175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1Y</text:p>
          </table:table-cell>
          <table:table-cell table:style-name="ce58" office:value-type="string" calcext:value-type="string">
            <text:p>MK04A</text:p>
          </table:table-cell>
          <table:table-cell table:style-name="ce32" office:value-type="float" office:value="41.18519" calcext:value-type="float">
            <text:p>41.18519</text:p>
          </table:table-cell>
          <table:table-cell table:style-name="ce32" office:value-type="float" office:value="21.903942" calcext:value-type="float">
            <text:p>21.903942</text:p>
          </table:table-cell>
          <table:table-cell table:style-name="ce32"/>
          <table:table-cell table:style-name="ce58"/>
          <table:table-cell table:style-name="ce67" office:value-type="string" calcext:value-type="string">
            <text:p>N.Macedon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ochum</text:p>
          </table:table-cell>
          <table:table-cell table:style-name="ce95" table:number-columns-repeated="7"/>
          <table:table-cell table:style-name="ce67"/>
          <table:table-cell table:style-name="ce95" office:value-type="string" calcext:value-type="string">
            <text:p>SOUTHEAST</text:p>
          </table:table-cell>
          <table:table-cell table:style-name="ce95"/>
          <table:table-cell table:style-name="ce59"/>
          <table:table-cell table:style-name="ce175"/>
          <table:table-cell table:number-columns-repeated="228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Z6</text:p>
          </table:table-cell>
          <table:table-cell table:style-name="ce155" office:value-type="string" calcext:value-type="string">
            <text:p>AL09</text:p>
          </table:table-cell>
          <table:table-cell table:style-name="ce86" office:value-type="float" office:value="40.3272" calcext:value-type="float">
            <text:p>40.3272</text:p>
          </table:table-cell>
          <table:table-cell table:style-name="ce86" office:value-type="float" office:value="19.4197" calcext:value-type="float">
            <text:p>19.4197</text:p>
          </table:table-cell>
          <table:table-cell table:style-name="ce86"/>
          <table:table-cell table:style-name="ce155"/>
          <table:table-cell table:style-name="ce58" office:value-type="string" calcext:value-type="string">
            <text:p>Albania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KIT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GNSS</text:p>
          </table:table-cell>
          <table:table-cell table:style-name="ce95" office:value-type="string" calcext:value-type="string">
            <text:p>SOUTH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7</text:p>
          </table:table-cell>
          <table:table-cell table:style-name="ce32" office:value-type="float" office:value="45.643237" calcext:value-type="float">
            <text:p>45.643237</text:p>
          </table:table-cell>
          <table:table-cell table:style-name="ce32" office:value-type="float" office:value="28.98848" calcext:value-type="float">
            <text:p>28.98848</text:p>
          </table:table-cell>
          <table:table-cell table:style-name="ce51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8" office:value-type="string" calcext:value-type="string">
            <text:p>UA08</text:p>
          </table:table-cell>
          <table:table-cell table:style-name="ce32" office:value-type="float" office:value="45.873601" calcext:value-type="float">
            <text:p>45.873601</text:p>
          </table:table-cell>
          <table:table-cell table:style-name="ce32" office:value-type="float" office:value="29.611851" calcext:value-type="float">
            <text:p>29.611851</text:p>
          </table:table-cell>
          <table:table-cell table:style-name="ce51"/>
          <table:table-cell table:style-name="ce58"/>
          <table:table-cell table:style-name="ce58" office:value-type="string" calcext:value-type="string">
            <text:p>UkraineCoast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11"/>
          <table:table-cell table:number-columns-repeated="219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UA01</text:p>
          </table:table-cell>
          <table:table-cell table:style-name="ce89" office:value-type="float" office:value="49.333676" calcext:value-type="float">
            <text:p>49.333676</text:p>
          </table:table-cell>
          <table:table-cell table:style-name="ce89" office:value-type="float" office:value="22.991861" calcext:value-type="float">
            <text:p>22.991861</text:p>
          </table:table-cell>
          <table:table-cell table:style-name="ce48"/>
          <table:table-cell table:style-name="ce179" office:value-type="string" calcext:value-type="string">
            <text:p>Strilky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place found</text:p>
          </table:table-cell>
          <table:table-cell table:style-name="ce95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UA02</text:p>
          </table:table-cell>
          <table:table-cell table:style-name="ce89" office:value-type="float" office:value="49.457821" calcext:value-type="float">
            <text:p>49.457821</text:p>
          </table:table-cell>
          <table:table-cell table:style-name="ce89" office:value-type="float" office:value="24.951424" calcext:value-type="float">
            <text:p>24.951424</text:p>
          </table:table-cell>
          <table:table-cell table:style-name="ce48"/>
          <table:table-cell table:style-name="ce179" office:value-type="string" calcext:value-type="string">
            <text:p>Berezany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place found</text:p>
          </table:table-cell>
          <table:table-cell table:style-name="ce95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UA03</text:p>
          </table:table-cell>
          <table:table-cell table:style-name="ce89" office:value-type="float" office:value="48.741017" calcext:value-type="float">
            <text:p>48.741017</text:p>
          </table:table-cell>
          <table:table-cell table:style-name="ce89" office:value-type="float" office:value="25.933706" calcext:value-type="float">
            <text:p>25.933706</text:p>
          </table:table-cell>
          <table:table-cell table:style-name="ce48"/>
          <table:table-cell table:style-name="ce179" office:value-type="string" calcext:value-type="string">
            <text:p>Yurjampil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place found</text:p>
          </table:table-cell>
          <table:table-cell table:style-name="ce95" office:value-type="string" calcext:value-type="string">
            <text:p>EAST</text:p>
          </table:table-cell>
          <table:table-cell table:number-columns-repeated="232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UA04</text:p>
          </table:table-cell>
          <table:table-cell table:style-name="ce89" office:value-type="float" office:value="48.296078" calcext:value-type="float">
            <text:p>48.296078</text:p>
          </table:table-cell>
          <table:table-cell table:style-name="ce89" office:value-type="float" office:value="25.923356" calcext:value-type="float">
            <text:p>25.923356</text:p>
          </table:table-cell>
          <table:table-cell table:style-name="ce48"/>
          <table:table-cell table:style-name="ce179" office:value-type="string" calcext:value-type="string">
            <text:p>Chernivtsi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place found</text:p>
          </table:table-cell>
          <table:table-cell table:style-name="ce95" office:value-type="string" calcext:value-type="string">
            <text:p>EAST</text:p>
          </table:table-cell>
          <table:table-cell table:number-columns-repeated="232"/>
        </table:table-row>
        <table:table-row table:style-name="ro5" table:number-rows-repeated="2">
          <table:table-cell table:number-columns-repeated="257"/>
        </table:table-row>
        <table:table-row table:style-name="ro5">
          <table:table-cell office:value-type="string" calcext:value-type="string">
            <text:p>Ukraine</text:p>
          </table:table-cell>
          <table:table-cell table:number-columns-repeated="256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HORU</text:p>
          </table:table-cell>
          <table:table-cell table:style-name="ce34" office:value-type="float" office:value="49.2138" calcext:value-type="float">
            <text:p>49.2138</text:p>
          </table:table-cell>
          <table:table-cell table:style-name="ce34" office:value-type="float" office:value="26.4263" calcext:value-type="float">
            <text:p>26.4263</text:p>
          </table:table-cell>
          <table:table-cell table:style-name="ce48" office:value-type="float" office:value="340" calcext:value-type="float">
            <text:p>340</text:p>
          </table:table-cell>
          <table:table-cell table:style-name="ce123" office:value-type="string" calcext:value-type="string">
            <text:p>Gorodok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2"/>
          <table:table-cell table:number-columns-repeated="228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KMPU</text:p>
          </table:table-cell>
          <table:table-cell table:style-name="ce34" office:value-type="float" office:value="48.563" calcext:value-type="float">
            <text:p>48.563</text:p>
          </table:table-cell>
          <table:table-cell table:style-name="ce34" office:value-type="float" office:value="26.46" calcext:value-type="float">
            <text:p>26.46</text:p>
          </table:table-cell>
          <table:table-cell table:style-name="ce48" office:value-type="float" office:value="121" calcext:value-type="float">
            <text:p>121</text:p>
          </table:table-cell>
          <table:table-cell table:style-name="ce123" office:value-type="string" calcext:value-type="string">
            <text:p>Kamyanec-Podilsk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KORU</text:p>
          </table:table-cell>
          <table:table-cell table:style-name="ce34" office:value-type="float" office:value="48.1573" calcext:value-type="float">
            <text:p>48.1573</text:p>
          </table:table-cell>
          <table:table-cell table:style-name="ce34" office:value-type="float" office:value="23.1339" calcext:value-type="float">
            <text:p>23.1339</text:p>
          </table:table-cell>
          <table:table-cell table:style-name="ce48" office:value-type="float" office:value="160" calcext:value-type="float">
            <text:p>160</text:p>
          </table:table-cell>
          <table:table-cell table:style-name="ce123" office:value-type="string" calcext:value-type="string">
            <text:p>Korolevo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KSV</text:p>
          </table:table-cell>
          <table:table-cell table:style-name="ce34" office:value-type="float" office:value="48.3137" calcext:value-type="float">
            <text:p>48.3137</text:p>
          </table:table-cell>
          <table:table-cell table:style-name="ce34" office:value-type="float" office:value="25.0648" calcext:value-type="float">
            <text:p>25.0648</text:p>
          </table:table-cell>
          <table:table-cell table:style-name="ce48" office:value-type="float" office:value="450" calcext:value-type="float">
            <text:p>450</text:p>
          </table:table-cell>
          <table:table-cell table:style-name="ce123" office:value-type="string" calcext:value-type="string">
            <text:p>Kosiv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2"/>
          <table:table-cell table:number-columns-repeated="228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MORS</text:p>
          </table:table-cell>
          <table:table-cell table:style-name="ce34" office:value-type="float" office:value="49.124" calcext:value-type="float">
            <text:p>49.124</text:p>
          </table:table-cell>
          <table:table-cell table:style-name="ce34" office:value-type="float" office:value="23.876" calcext:value-type="float">
            <text:p>23.876</text:p>
          </table:table-cell>
          <table:table-cell table:style-name="ce48" office:value-type="float" office:value="260" calcext:value-type="float">
            <text:p>260</text:p>
          </table:table-cell>
          <table:table-cell table:style-name="ce123" office:value-type="string" calcext:value-type="string">
            <text:p>Morshyn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MUKU</text:p>
          </table:table-cell>
          <table:table-cell table:style-name="ce34" office:value-type="float" office:value="48.4536" calcext:value-type="float">
            <text:p>48.4536</text:p>
          </table:table-cell>
          <table:table-cell table:style-name="ce34" office:value-type="float" office:value="22.6874" calcext:value-type="float">
            <text:p>22.6874</text:p>
          </table:table-cell>
          <table:table-cell table:style-name="ce48" office:value-type="float" office:value="125" calcext:value-type="float">
            <text:p>125</text:p>
          </table:table-cell>
          <table:table-cell table:style-name="ce123" office:value-type="string" calcext:value-type="string">
            <text:p>Mukachevo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3"/>
          <table:table-cell table:number-columns-repeated="227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NDNU</text:p>
          </table:table-cell>
          <table:table-cell table:style-name="ce34" office:value-type="float" office:value="48.5947" calcext:value-type="float">
            <text:p>48.5947</text:p>
          </table:table-cell>
          <table:table-cell table:style-name="ce34" office:value-type="float" office:value="27.3664" calcext:value-type="float">
            <text:p>27.3664</text:p>
          </table:table-cell>
          <table:table-cell table:style-name="ce48" office:value-type="float" office:value="242" calcext:value-type="float">
            <text:p>242</text:p>
          </table:table-cell>
          <table:table-cell table:style-name="ce123" office:value-type="string" calcext:value-type="string">
            <text:p>Novodnistrovsk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3"/>
          <table:table-cell table:number-columns-repeated="22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Y8</text:p>
          </table:table-cell>
          <table:table-cell table:style-name="ce55" office:value-type="string" calcext:value-type="string">
            <text:p>STAU</text:p>
          </table:table-cell>
          <table:table-cell table:style-name="ce34" office:value-type="float" office:value="48.7106" calcext:value-type="float">
            <text:p>48.7106</text:p>
          </table:table-cell>
          <table:table-cell table:style-name="ce34" office:value-type="float" office:value="24.5014" calcext:value-type="float">
            <text:p>24.5014</text:p>
          </table:table-cell>
          <table:table-cell table:style-name="ce48" office:value-type="float" office:value="391" calcext:value-type="float">
            <text:p>391</text:p>
          </table:table-cell>
          <table:table-cell table:style-name="ce123" office:value-type="string" calcext:value-type="string">
            <text:p>Starunya </text:p>
          </table:table-cell>
          <table:table-cell table:style-name="ce58" office:value-type="string" calcext:value-type="string">
            <text:p>UkraineCarp</text:p>
          </table:table-cell>
          <table:table-cell table:style-name="ce95" table:number-columns-repeated="2"/>
          <table:table-cell table:style-name="ce58"/>
          <table:table-cell table:style-name="ce95"/>
          <table:table-cell table:style-name="ce67" office:value-type="string" calcext:value-type="string">
            <text:p>SP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N-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EAST</text:p>
          </table:table-cell>
          <table:table-cell table:style-name="ce194"/>
          <table:table-cell table:style-name="ce197"/>
          <table:table-cell table:style-name="ce175" table:number-columns-repeated="7"/>
          <table:table-cell table:number-columns-repeated="223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06A</text:p>
          </table:table-cell>
          <table:table-cell table:style-name="ce89" office:value-type="float" office:value="48.740379" calcext:value-type="float">
            <text:p>48.740379</text:p>
          </table:table-cell>
          <table:table-cell table:style-name="ce89" office:value-type="float" office:value="16.020298" calcext:value-type="float">
            <text:p>16.020298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removed because tunnel was collapsing. Looking for new housing</text:p>
          </table:table-cell>
          <table:table-cell table:style-name="ce95" office:value-type="string" calcext:value-type="string">
            <text:p>NORTH</text:p>
          </table:table-cell>
          <table:table-cell table:style-name="ce194" table:number-columns-repeated="2"/>
          <table:table-cell table:style-name="ce175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7B</text:p>
          </table:table-cell>
          <table:table-cell table:style-name="ce58" office:value-type="string" calcext:value-type="string">
            <text:p>A010A</text:p>
          </table:table-cell>
          <table:table-cell table:style-name="ce89" office:value-type="float" office:value="47.073329" calcext:value-type="float">
            <text:p>47.073329</text:p>
          </table:table-cell>
          <table:table-cell table:style-name="ce89" office:value-type="float" office:value="16.079254" calcext:value-type="float">
            <text:p>16.079254</text:p>
          </table:table-cell>
          <table:table-cell table:style-name="ce51"/>
          <table:table-cell table:style-name="ce58"/>
          <table:table-cell table:style-name="ce58" office:value-type="string" calcext:value-type="string">
            <text:p>Austr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PACASE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UniWien</text:p>
          </table:table-cell>
          <table:table-cell table:style-name="ce186"/>
          <table:table-cell table:style-name="ce95" table:number-columns-repeated="5"/>
          <table:table-cell table:style-name="ce67" office:value-type="string" calcext:value-type="string">
            <text:p>removed</text:p>
          </table:table-cell>
          <table:table-cell table:style-name="ce95" office:value-type="string" calcext:value-type="string">
            <text:p>NORTH</text:p>
          </table:table-cell>
          <table:table-cell table:style-name="ce194" table:number-columns-repeated="2"/>
          <table:table-cell table:style-name="ce175" table:number-columns-repeated="9"/>
          <table:table-cell table:number-columns-repeated="221"/>
        </table:table-row>
        <table:table-row table:style-name="ro5" table:number-rows-repeated="3">
          <table:table-cell table:number-columns-repeated="257"/>
        </table:table-row>
        <table:table-row table:style-name="ro5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MN</text:p>
          </table:table-cell>
          <table:table-cell table:style-name="Default" office:value-type="string" calcext:value-type="string">
            <text:p>DIVS</text:p>
          </table:table-cell>
          <table:table-cell table:style-name="Default" office:value-type="float" office:value="44.0981" calcext:value-type="float">
            <text:p>44.0981</text:p>
          </table:table-cell>
          <table:table-cell table:style-name="Default" office:value-type="float" office:value="19.9917" calcext:value-type="float">
            <text:p>19.9917</text:p>
          </table:table-cell>
          <table:table-cell table:style-name="ce34" office:value-type="float" office:value="1000" calcext:value-type="float">
            <text:p>1000</text:p>
          </table:table-cell>
          <table:table-cell table:style-name="ce123" office:value-type="string" calcext:value-type="string">
            <text:p>Divčibare </text:p>
          </table:table-cell>
          <table:table-cell table:style-name="ce55" office:value-type="string" calcext:value-type="string">
            <text:p>SRB</text:p>
          </table:table-cell>
          <table:table-cell table:style-name="ce175" table:number-columns-repeated="2"/>
          <table:table-cell table:style-name="ce59" office:value-type="string" calcext:value-type="string">
            <text:p>STS 1</text:p>
          </table:table-cell>
          <table:table-cell table:style-name="ce34" office:value-type="float" office:value="360" calcext:value-type="float">
            <text:p>360</text:p>
          </table:table-cell>
          <table:table-cell table:style-name="ce55"/>
          <table:table-cell table:style-name="ce175" office:value-type="string" calcext:value-type="string">
            <text:p>Q330</text:p>
          </table:table-cell>
          <table:table-cell table:style-name="ce175" table:number-columns-repeated="2"/>
          <table:table-cell table:style-name="ce175" office:value-type="string" calcext:value-type="string">
            <text:p>SerbianPool</text:p>
          </table:table-cell>
          <table:table-cell table:style-name="ce175"/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style-name="ce95" office:value-type="string" calcext:value-type="string">
            <text:p>NORTH</text:p>
          </table:table-cell>
          <table:table-cell table:style-name="ce95"/>
          <table:table-cell table:style-name="ce175" table:number-columns-repeated="11"/>
          <table:table-cell table:number-columns-repeated="220"/>
        </table:table-row>
        <table:table-row table:style-name="ro5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BARS</text:p>
          </table:table-cell>
          <table:table-cell table:style-name="ce34" office:value-type="float" office:value="42.816477" calcext:value-type="float">
            <text:p>42.816477</text:p>
          </table:table-cell>
          <table:table-cell table:style-name="ce34" office:value-type="float" office:value="21.81534" calcext:value-type="float">
            <text:p>21.81534</text:p>
          </table:table-cell>
          <table:table-cell table:style-name="ce34" office:value-type="float" office:value="392" calcext:value-type="float">
            <text:p>392</text:p>
          </table:table-cell>
          <table:table-cell table:style-name="ce55" office:value-type="string" calcext:value-type="string">
            <text:p>Barje-Leskovac</text:p>
          </table:table-cell>
          <table:table-cell table:style-name="ce55" office:value-type="string" calcext:value-type="string">
            <text:p>SRB</text:p>
          </table:table-cell>
          <table:table-cell table:style-name="ce175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5"/>
          <table:table-cell table:style-name="ce175" office:value-type="string" calcext:value-type="string">
            <text:p>Q330</text:p>
          </table:table-cell>
          <table:table-cell table:style-name="ce175" table:number-columns-repeated="2"/>
          <table:table-cell table:style-name="ce175" office:value-type="string" calcext:value-type="string">
            <text:p>SerbianPool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95" office:value-type="string" calcext:value-type="string">
            <text:p>NORTH</text:p>
          </table:table-cell>
          <table:table-cell table:style-name="ce194"/>
          <table:table-cell table:style-name="ce197"/>
          <table:table-cell table:style-name="ce175" table:number-columns-repeated="10"/>
          <table:table-cell table:number-columns-repeated="220"/>
        </table:table-row>
        <table:table-row table:style-name="ro6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BBLS</text:p>
          </table:table-cell>
          <table:table-cell table:style-name="Default" office:value-type="float" office:value="43.865157" calcext:value-type="float">
            <text:p>43.865157</text:p>
          </table:table-cell>
          <table:table-cell table:style-name="Default" office:value-type="float" office:value="19.406053" calcext:value-type="float">
            <text:p>19.406053</text:p>
          </table:table-cell>
          <table:table-cell table:style-name="ce34" office:value-type="float" office:value="871" calcext:value-type="float">
            <text:p>871</text:p>
          </table:table-cell>
          <table:table-cell table:style-name="ce123" office:value-type="string" calcext:value-type="string">
            <text:p>Bajina Bašta-Lazići </text:p>
          </table:table-cell>
          <table:table-cell table:style-name="ce55" office:value-type="string" calcext:value-type="string">
            <text:p>SRB</text:p>
          </table:table-cell>
          <table:table-cell table:style-name="ce175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5"/>
          <table:table-cell table:style-name="ce175" office:value-type="string" calcext:value-type="string">
            <text:p>Q330HR</text:p>
          </table:table-cell>
          <table:table-cell table:style-name="ce175" table:number-columns-repeated="2"/>
          <table:table-cell table:style-name="ce175" office:value-type="string" calcext:value-type="string">
            <text:p>SerbianPool</text:p>
          </table:table-cell>
          <table:table-cell table:style-name="ce175"/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GFZ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style-name="ce95" office:value-type="string" calcext:value-type="string">
            <text:p>NORTH</text:p>
          </table:table-cell>
          <table:table-cell table:style-name="ce194"/>
          <table:table-cell table:style-name="ce197"/>
          <table:table-cell table:style-name="ce175" table:number-columns-repeated="10"/>
          <table:table-cell table:number-columns-repeated="220"/>
        </table:table-row>
        <table:table-row table:style-name="ro5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Default" office:value-type="string" calcext:value-type="string">
            <text:p>GRUS</text:p>
          </table:table-cell>
          <table:table-cell table:style-name="Default" office:value-type="float" office:value="43.888764" calcext:value-type="float">
            <text:p>43.888764</text:p>
          </table:table-cell>
          <table:table-cell table:style-name="Default" office:value-type="float" office:value="20.715084" calcext:value-type="float">
            <text:p>20.715084</text:p>
          </table:table-cell>
          <table:table-cell table:style-name="ce34" office:value-type="float" office:value="282" calcext:value-type="float">
            <text:p>282</text:p>
          </table:table-cell>
          <table:table-cell table:style-name="ce55" office:value-type="string" calcext:value-type="string">
            <text:p>Gruža</text:p>
          </table:table-cell>
          <table:table-cell table:style-name="ce55" office:value-type="string" calcext:value-type="string">
            <text:p>SRB</text:p>
          </table:table-cell>
          <table:table-cell table:style-name="ce175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5"/>
          <table:table-cell table:style-name="ce175" office:value-type="string" calcext:value-type="string">
            <text:p>Q330HR</text:p>
          </table:table-cell>
          <table:table-cell table:style-name="ce175" table:number-columns-repeated="2"/>
          <table:table-cell table:style-name="ce175" office:value-type="string" calcext:value-type="string">
            <text:p>SerbianPool</text:p>
          </table:table-cell>
          <table:table-cell table:style-name="ce175"/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GFZ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style-name="ce95" office:value-type="string" calcext:value-type="string">
            <text:p>NORTH</text:p>
          </table:table-cell>
          <table:table-cell table:style-name="ce175" table:number-columns-repeated="12"/>
          <table:table-cell table:number-columns-repeated="220"/>
        </table:table-row>
        <table:table-row table:style-name="ro5"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SJ</text:p>
          </table:table-cell>
          <table:table-cell table:style-name="ce59" office:value-type="string" calcext:value-type="string">
            <text:p>SJES</text:p>
          </table:table-cell>
          <table:table-cell table:style-name="ce34" office:value-type="float" office:value="43.261405" calcext:value-type="float">
            <text:p>43.261405</text:p>
          </table:table-cell>
          <table:table-cell table:style-name="ce34" office:value-type="float" office:value="19.973146" calcext:value-type="float">
            <text:p>19.973146</text:p>
          </table:table-cell>
          <table:table-cell table:style-name="ce34" office:value-type="float" office:value="1240" calcext:value-type="float">
            <text:p>1240</text:p>
          </table:table-cell>
          <table:table-cell table:style-name="ce55" office:value-type="string" calcext:value-type="string">
            <text:p>Sjenica</text:p>
          </table:table-cell>
          <table:table-cell table:style-name="ce55" office:value-type="string" calcext:value-type="string">
            <text:p>SRB</text:p>
          </table:table-cell>
          <table:table-cell table:style-name="ce175" table:number-columns-repeated="2"/>
          <table:table-cell table:style-name="ce59" office:value-type="string" calcext:value-type="string">
            <text:p>STS 2</text:p>
          </table:table-cell>
          <table:table-cell table:style-name="ce34" office:value-type="float" office:value="120" calcext:value-type="float">
            <text:p>120</text:p>
          </table:table-cell>
          <table:table-cell table:style-name="ce55"/>
          <table:table-cell table:style-name="ce175" office:value-type="string" calcext:value-type="string">
            <text:p>Q330HR</text:p>
          </table:table-cell>
          <table:table-cell table:style-name="ce175" table:number-columns-repeated="2"/>
          <table:table-cell table:style-name="ce175" office:value-type="string" calcext:value-type="string">
            <text:p>SerbianPool</text:p>
          </table:table-cell>
          <table:table-cell table:style-name="ce175"/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GFZ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style-name="ce95" office:value-type="string" calcext:value-type="string">
            <text:p>NORTH</text:p>
          </table:table-cell>
          <table:table-cell table:style-name="ce175" table:number-columns-repeated="8"/>
          <table:table-cell table:number-columns-repeated="224"/>
        </table:table-row>
        <table:table-row table:style-name="ro5">
          <table:table-cell table:number-columns-repeated="257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1</text:p>
          </table:table-cell>
          <table:table-cell table:style-name="ce32" office:value-type="float" office:value="40.34035" calcext:value-type="float">
            <text:p>40.34035</text:p>
          </table:table-cell>
          <table:table-cell table:style-name="ce32" office:value-type="float" office:value="16.795743" calcext:value-type="float">
            <text:p>16.795743</text:p>
          </table:table-cell>
          <table:table-cell table:style-name="ce51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arcelon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WEST</text:p>
          </table:table-cell>
          <table:table-cell table:style-name="ce194"/>
          <table:table-cell table:style-name="ce197"/>
          <table:table-cell table:style-name="ce175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2</text:p>
          </table:table-cell>
          <table:table-cell table:style-name="ce32" office:value-type="float" office:value="40.288668" calcext:value-type="float">
            <text:p>40.288668</text:p>
          </table:table-cell>
          <table:table-cell table:style-name="ce32" office:value-type="float" office:value="17.82957" calcext:value-type="float">
            <text:p>17.82957</text:p>
          </table:table-cell>
          <table:table-cell table:style-name="ce51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arcelon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WEST</text:p>
          </table:table-cell>
          <table:table-cell table:style-name="ce194"/>
          <table:table-cell table:style-name="ce197"/>
          <table:table-cell table:style-name="ce175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67" office:value-type="string" calcext:value-type="string">
            <text:p>APU03</text:p>
          </table:table-cell>
          <table:table-cell table:style-name="ce32" office:value-type="float" office:value="40.400216" calcext:value-type="float">
            <text:p>40.400216</text:p>
          </table:table-cell>
          <table:table-cell table:style-name="ce32" office:value-type="float" office:value="18.265048" calcext:value-type="float">
            <text:p>18.265048</text:p>
          </table:table-cell>
          <table:table-cell table:style-name="ce51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arcelon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95" office:value-type="string" calcext:value-type="string">
            <text:p>WEST</text:p>
          </table:table-cell>
          <table:table-cell table:style-name="ce194"/>
          <table:table-cell table:style-name="ce197"/>
          <table:table-cell table:style-name="ce175" table:number-columns-repeated="9"/>
          <table:table-cell table:number-columns-repeated="221"/>
        </table:table-row>
        <table:table-row table:style-name="ro5">
          <table:table-cell table:style-name="ce32" office:value-type="float" office:value="0" calcext:value-type="float">
            <text:p>0</text:p>
          </table:table-cell>
          <table:table-cell table:style-name="ce58" office:value-type="string" calcext:value-type="string">
            <text:p>4P</text:p>
          </table:table-cell>
          <table:table-cell table:style-name="ce59" office:value-type="string" calcext:value-type="string">
            <text:p>APU04</text:p>
          </table:table-cell>
          <table:table-cell table:style-name="ce34" office:value-type="float" office:value="39.880758" calcext:value-type="float">
            <text:p>39.880758</text:p>
          </table:table-cell>
          <table:table-cell table:style-name="ce34" office:value-type="float" office:value="18.159089" calcext:value-type="float">
            <text:p>18.159089</text:p>
          </table:table-cell>
          <table:table-cell table:style-name="ce48"/>
          <table:table-cell table:style-name="ce58"/>
          <table:table-cell table:style-name="ce58" office:value-type="string" calcext:value-type="string">
            <text:p>Apulia</text:p>
          </table:table-cell>
          <table:table-cell table:style-name="ce95" table:number-columns-repeated="2"/>
          <table:table-cell table:style-name="ce58"/>
          <table:table-cell table:style-name="ce32"/>
          <table:table-cell table:style-name="ce67" office:value-type="string" calcext:value-type="string">
            <text:p>new</text:p>
          </table:table-cell>
          <table:table-cell table:style-name="ce58"/>
          <table:table-cell table:style-name="ce95" table:number-columns-repeated="2"/>
          <table:table-cell table:style-name="ce67" office:value-type="string" calcext:value-type="string">
            <text:p>Barcelona</text:p>
          </table:table-cell>
          <table:table-cell table:style-name="ce186"/>
          <table:table-cell table:style-name="ce95" table:number-columns-repeated="5"/>
          <table:table-cell table:style-name="ce67"/>
          <table:table-cell table:style-name="ce175" office:value-type="string" calcext:value-type="string">
            <text:p>WEST</text:p>
          </table:table-cell>
          <table:table-cell table:style-name="ce194"/>
          <table:table-cell table:style-name="ce197"/>
          <table:table-cell table:style-name="ce175" table:number-columns-repeated="9"/>
          <table:table-cell table:number-columns-repeated="221"/>
        </table:table-row>
        <table:table-row table:style-name="ro5" table:number-rows-repeated="1048492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  <table:database-ranges>
        <table:database-range table:name="__Anonymous_Sheet_DB__0" table:target-range-address="Stations.A4:Stations.AE4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family-generic="roman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T Serif" svg:font-family="'PT Serif'" style:font-family-generic="roman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time-style style:name="N10136" number:language="en" number:country="US">
      <number:hours/>
      <number:text>:</number:text>
      <number:minutes number:style="long"/>
    </number:tim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date-style style:name="N10134" number:language="en" number:country="US">
      <number:day/>
      <number:text>-</number:text>
      <number:month number:textual="true"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Explanatory_20_Text_20_1" style:display-name="Excel_BuiltIn_Explanatory Text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100" style:font-size-asian="12pt" style:font-style-asian="normal" style:font-weight-asian="100" style:font-name-complex="Times New Roman1" style:font-size-complex="12pt" style:font-style-complex="normal" style:font-weight-complex="100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Stations" style:display-name="PageStyle_Station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removed" style:display-name="PageStyle_removed" style:page-layout-name="Mpm2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>
        <text:p><text:span text:style-name="MT2"><text:sheet-name>???</text:sheet-name></text:span></text:p>
      </style:header-first>
      <style:footer>
        <text:p><text:span text:style-name="MT2">Stránka </text:span><text:span text:style-name="MT2"><text:page-number>1</text:page-number></text:span></text:p>
      </style:footer>
      <style:footer-left style:display="false">
        <text:p><text:span text:style-name="MT2">Stránka </text:span><text:span text:style-name="MT2"><text:page-number>1</text:page-number></text:span></text:p>
      </style:footer-left>
      <style:footer-first style:display="false">
        <text:p><text:span text:style-name="MT2">Stránka </text:span><text:span text:style-name="MT2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6:56:46.902537906</dc:date>
    <meta:editing-cycles>929</meta:editing-cycles>
    <meta:editing-duration>P27DT19H42M41S</meta:editing-duration>
    <meta:generator>LibreOffice/7.3.7.2$Linux_X86_64 LibreOffice_project/30$Build-2</meta:generator>
    <meta:document-statistic meta:table-count="2" meta:cell-count="8187" meta:object-count="1"/>
  </office:meta>
</office:document-meta>
</file>